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8575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1.2862in"/>
    </style:style>
    <style:style style:name="co24" style:family="table-column">
      <style:table-column-properties fo:break-before="auto" style:column-width="0.911in"/>
    </style:style>
    <style:style style:name="co25" style:family="table-column">
      <style:table-column-properties fo:break-before="auto" style:column-width="1.4902in"/>
    </style:style>
    <style:style style:name="co26" style:family="table-column">
      <style:table-column-properties fo:break-before="auto" style:column-width="1.0752in"/>
    </style:style>
    <style:style style:name="co27" style:family="table-column">
      <style:table-column-properties fo:break-before="auto" style:column-width="0.9783in"/>
    </style:style>
    <style:style style:name="co28" style:family="table-column">
      <style:table-column-properties fo:break-before="auto" style:column-width="1.0929in"/>
    </style:style>
    <style:style style:name="co29" style:family="table-column">
      <style:table-column-properties fo:break-before="auto" style:column-width="1.0862in"/>
    </style:style>
    <style:style style:name="co30" style:family="table-column">
      <style:table-column-properties fo:break-before="auto" style:column-width="0.8181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1.2681in"/>
    </style:style>
    <style:style style:name="co33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">
      <style:text-properties fo:font-weight="normal" style:font-weight-asian="normal" style:font-weight-complex="normal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3"/>
    <style:style style:name="ce21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1" office:value-type="string" calcext:value-type="string">
            <text:p>level</text:p>
          </table:table-cell>
          <table:table-cell table:style-name="ce12" office:value-type="string" calcext:value-type="string">
            <text:p>experience til next</text:p>
          </table:table-cell>
          <table:table-cell table:style-name="ce14" office:value-type="string" calcext:value-type="string">
            <text:p>experience</text:p>
          </table:table-cell>
          <table:table-cell table:style-name="ce15" office:value-type="string" calcext:value-type="string">
            <text:p>skill points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mana</text:p>
          </table:table-cell>
          <table:table-cell table:style-name="ce15" office:value-type="string" calcext:value-type="string">
            <text:p>rebirth_tier</text:p>
          </table:table-cell>
          <table:table-cell/>
          <table:table-cell table:style-name="ce15" office:value-type="string" calcext:value-type="string">
            <text:p>Experience Base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upgrade multiplier</text:p>
          </table:table-cell>
          <table:table-cell table:style-name="ce15" office:value-type="string" calcext:value-type="string">
            <text:p>original cost multplier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total upgrade cost</text:p>
          </table:table-cell>
          <table:table-cell table:style-name="ce15" office:value-type="string" calcext:value-type="string">
            <text:p>total cost + original</text:p>
          </table:table-cell>
          <table:table-cell table:style-name="ce15" office:value-type="string" calcext:value-type="string">
            <text:p>total upgrade cost / item cost</text:p>
          </table:table-cell>
          <table:table-cell/>
          <table:table-cell table:style-name="ce15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5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5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5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13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max level</text:p>
          </table:table-cell>
          <table:table-cell table:style-name="ce15" office:value-type="string" calcext:value-type="string">
            <text:p>upgrades</text:p>
          </table:table-cell>
          <table:table-cell table:style-name="ce14" office:value-type="string" calcext:value-type="string">
            <text:p>cost</text:p>
          </table:table-cell>
          <table:table-cell/>
          <table:table-cell table:style-name="ce15" office:value-type="string" calcext:value-type="string">
            <text:p>Bas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1"/>
          <table:table-cell table:style-name="ce12"/>
          <table:table-cell/>
          <table:table-cell table:style-name="ce15"/>
          <table:table-cell table:style-name="ce11"/>
        </table:table-row>
      </table:table>
      <table:table table:name="armor" table:style-name="ta1">
        <table:table-column table:style-name="co4" table:default-cell-style-name="Default"/>
        <table:table-column table:style-name="co1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Armor</text:p>
          </table:table-cell>
          <table:table-cell table:style-name="ce17" office:value-type="string" calcext:value-type="string">
            <text:p>Physical Resist</text:p>
          </table:table-cell>
          <table:table-cell/>
          <table:table-cell table:style-name="ce15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na_shield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5" calcext:value-type="float">
            <text:p>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" calcext:value-type="float">
            <text:p>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9" calcext:value-type="float">
            <text:p>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1" calcext:value-type="float">
            <text:p>11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13" calcext:value-type="float">
            <text:p>13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17" calcext:value-type="float">
            <text:p>1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20" calcext:value-type="float">
            <text:p>2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22" calcext:value-type="float">
            <text:p>2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33" calcext:value-type="float">
            <text:p>3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29" calcext:value-type="float">
            <text:p>29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5" calcext:value-type="float">
            <text:p>75.00</text:p>
          </table:table-cell>
          <table:table-cell table:number-columns-repeated="3"/>
        </table:table-row>
      </table:table>
      <table:table table:name="scaling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75" calcext:value-type="float">
            <text:p>7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100" calcext:value-type="float">
            <text:p>100.00</text:p>
          </table:table-cell>
          <table:table-cell table:number-columns-repeated="3"/>
        </table:table-row>
      </table:table>
      <table:table table:name="heal" table:style-name="ta1"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 table:number-columns-repeated="2"/>
          <table:table-cell table:style-name="ce15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5" office:value-type="string" calcext:value-type="string">
            <text:p>drop rate</text:p>
          </table:table-cell>
          <table:table-cell table:style-name="ce15" office:value-type="string" calcext:value-type="string">
            <text:p>item chance</text:p>
          </table:table-cell>
          <table:table-cell table:style-name="ce15" office:value-type="string" calcext:value-type="string">
            <text:p>change</text:p>
          </table:table-cell>
          <table:table-cell table:style-name="ce15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300000000007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899999999996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orig</text:p>
          </table:table-cell>
          <table:table-cell table:style-name="ce15" office:value-type="string" calcext:value-type="string">
            <text:p>scaled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POWER([.$A2]; [.$F$4])*[.$F$3])" office:value-type="float" office:value="30" calcext:value-type="float">
            <text:p>30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50" calcext:value-type="float">
            <text:p>50</text:p>
          </table:table-cell>
          <table:table-cell table:formula="of:=FLOOR([.$F$1]+([.$A3]-1)*[.$F$2]+POWER([.$A3]; [.$F$4])*[.$F$3])" office:value-type="float" office:value="50" calcext:value-type="float">
            <text:p>5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70" calcext:value-type="float">
            <text:p>70</text:p>
          </table:table-cell>
          <table:table-cell table:formula="of:=FLOOR([.$F$1]+([.$A4]-1)*[.$F$2]+POWER([.$A4]; [.$F$4])*[.$F$3])" office:value-type="float" office:value="70" calcext:value-type="float">
            <text:p>70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90" calcext:value-type="float">
            <text:p>90</text:p>
          </table:table-cell>
          <table:table-cell table:formula="of:=FLOOR([.$F$1]+([.$A5]-1)*[.$F$2]+POWER([.$A5]; [.$F$4])*[.$F$3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110" calcext:value-type="float">
            <text:p>110</text:p>
          </table:table-cell>
          <table:table-cell table:formula="of:=FLOOR([.$F$1]+([.$A6]-1)*[.$F$2]+POWER([.$A6]; [.$F$4])*[.$F$3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130" calcext:value-type="float">
            <text:p>130</text:p>
          </table:table-cell>
          <table:table-cell table:formula="of:=FLOOR([.$F$1]+([.$A7]-1)*[.$F$2]+POWER([.$A7]; [.$F$4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150" calcext:value-type="float">
            <text:p>150</text:p>
          </table:table-cell>
          <table:table-cell table:formula="of:=FLOOR([.$F$1]+([.$A8]-1)*[.$F$2]+POWER([.$A8]; [.$F$4])*[.$F$3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70" calcext:value-type="float">
            <text:p>170</text:p>
          </table:table-cell>
          <table:table-cell table:formula="of:=FLOOR([.$F$1]+([.$A9]-1)*[.$F$2]+POWER([.$A9]; [.$F$4])*[.$F$3]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90" calcext:value-type="float">
            <text:p>190</text:p>
          </table:table-cell>
          <table:table-cell table:formula="of:=FLOOR([.$F$1]+([.$A10]-1)*[.$F$2]+POWER([.$A10]; [.$F$4])*[.$F$3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210" calcext:value-type="float">
            <text:p>210</text:p>
          </table:table-cell>
          <table:table-cell table:formula="of:=FLOOR([.$F$1]+([.$A11]-1)*[.$F$2]+POWER([.$A11]; [.$F$4])*[.$F$3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230" calcext:value-type="float">
            <text:p>230</text:p>
          </table:table-cell>
          <table:table-cell table:formula="of:=FLOOR([.$F$1]+([.$A12]-1)*[.$F$2]+POWER([.$A12]; [.$F$4])*[.$F$3])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250" calcext:value-type="float">
            <text:p>250</text:p>
          </table:table-cell>
          <table:table-cell table:formula="of:=FLOOR([.$F$1]+([.$A13]-1)*[.$F$2]+POWER([.$A13]; [.$F$4])*[.$F$3]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270" calcext:value-type="float">
            <text:p>270</text:p>
          </table:table-cell>
          <table:table-cell table:formula="of:=FLOOR([.$F$1]+([.$A14]-1)*[.$F$2]+POWER([.$A14]; [.$F$4])*[.$F$3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290" calcext:value-type="float">
            <text:p>290</text:p>
          </table:table-cell>
          <table:table-cell table:formula="of:=FLOOR([.$F$1]+([.$A15]-1)*[.$F$2]+POWER([.$A15]; [.$F$4])*[.$F$3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310" calcext:value-type="float">
            <text:p>310</text:p>
          </table:table-cell>
          <table:table-cell table:formula="of:=FLOOR([.$F$1]+([.$A16]-1)*[.$F$2]+POWER([.$A16]; [.$F$4])*[.$F$3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330" calcext:value-type="float">
            <text:p>330</text:p>
          </table:table-cell>
          <table:table-cell table:formula="of:=FLOOR([.$F$1]+([.$A17]-1)*[.$F$2]+POWER([.$A17]; [.$F$4])*[.$F$3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350" calcext:value-type="float">
            <text:p>350</text:p>
          </table:table-cell>
          <table:table-cell table:formula="of:=FLOOR([.$F$1]+([.$A18]-1)*[.$F$2]+POWER([.$A18]; [.$F$4])*[.$F$3]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370" calcext:value-type="float">
            <text:p>370</text:p>
          </table:table-cell>
          <table:table-cell table:formula="of:=FLOOR([.$F$1]+([.$A19]-1)*[.$F$2]+POWER([.$A19]; [.$F$4])*[.$F$3]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390" calcext:value-type="float">
            <text:p>390</text:p>
          </table:table-cell>
          <table:table-cell table:formula="of:=FLOOR([.$F$1]+([.$A20]-1)*[.$F$2]+POWER([.$A20]; [.$F$4])*[.$F$3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410" calcext:value-type="float">
            <text:p>410</text:p>
          </table:table-cell>
          <table:table-cell table:formula="of:=FLOOR([.$F$1]+([.$A21]-1)*[.$F$2]+POWER([.$A21]; [.$F$4])*[.$F$3]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430" calcext:value-type="float">
            <text:p>430</text:p>
          </table:table-cell>
          <table:table-cell table:formula="of:=FLOOR([.$F$1]+([.$A22]-1)*[.$F$2]+POWER([.$A22]; [.$F$4])*[.$F$3])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450" calcext:value-type="float">
            <text:p>450</text:p>
          </table:table-cell>
          <table:table-cell table:formula="of:=FLOOR([.$F$1]+([.$A23]-1)*[.$F$2]+POWER([.$A23]; [.$F$4])*[.$F$3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470" calcext:value-type="float">
            <text:p>470</text:p>
          </table:table-cell>
          <table:table-cell table:formula="of:=FLOOR([.$F$1]+([.$A24]-1)*[.$F$2]+POWER([.$A24]; [.$F$4])*[.$F$3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490" calcext:value-type="float">
            <text:p>490</text:p>
          </table:table-cell>
          <table:table-cell table:formula="of:=FLOOR([.$F$1]+([.$A25]-1)*[.$F$2]+POWER([.$A25]; [.$F$4])*[.$F$3]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510" calcext:value-type="float">
            <text:p>510</text:p>
          </table:table-cell>
          <table:table-cell table:formula="of:=FLOOR([.$F$1]+([.$A26]-1)*[.$F$2]+POWER([.$A26]; [.$F$4])*[.$F$3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530" calcext:value-type="float">
            <text:p>530</text:p>
          </table:table-cell>
          <table:table-cell table:formula="of:=FLOOR([.$F$1]+([.$A27]-1)*[.$F$2]+POWER([.$A27]; [.$F$4])*[.$F$3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550" calcext:value-type="float">
            <text:p>550</text:p>
          </table:table-cell>
          <table:table-cell table:formula="of:=FLOOR([.$F$1]+([.$A28]-1)*[.$F$2]+POWER([.$A28]; [.$F$4])*[.$F$3])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570" calcext:value-type="float">
            <text:p>570</text:p>
          </table:table-cell>
          <table:table-cell table:formula="of:=FLOOR([.$F$1]+([.$A29]-1)*[.$F$2]+POWER([.$A29]; [.$F$4])*[.$F$3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590" calcext:value-type="float">
            <text:p>590</text:p>
          </table:table-cell>
          <table:table-cell table:formula="of:=FLOOR([.$F$1]+([.$A30]-1)*[.$F$2]+POWER([.$A30]; [.$F$4])*[.$F$3])"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610" calcext:value-type="float">
            <text:p>610</text:p>
          </table:table-cell>
          <table:table-cell table:formula="of:=FLOOR([.$F$1]+([.$A31]-1)*[.$F$2]+POWER([.$A31]; [.$F$4])*[.$F$3])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630" calcext:value-type="float">
            <text:p>630</text:p>
          </table:table-cell>
          <table:table-cell table:formula="of:=FLOOR([.$F$1]+([.$A32]-1)*[.$F$2]+POWER([.$A32]; [.$F$4])*[.$F$3])"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650" calcext:value-type="float">
            <text:p>650</text:p>
          </table:table-cell>
          <table:table-cell table:formula="of:=FLOOR([.$F$1]+([.$A33]-1)*[.$F$2]+POWER([.$A33]; [.$F$4])*[.$F$3])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670" calcext:value-type="float">
            <text:p>670</text:p>
          </table:table-cell>
          <table:table-cell table:formula="of:=FLOOR([.$F$1]+([.$A34]-1)*[.$F$2]+POWER([.$A34]; [.$F$4])*[.$F$3])"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690" calcext:value-type="float">
            <text:p>690</text:p>
          </table:table-cell>
          <table:table-cell table:formula="of:=FLOOR([.$F$1]+([.$A35]-1)*[.$F$2]+POWER([.$A35]; [.$F$4])*[.$F$3])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710" calcext:value-type="float">
            <text:p>710</text:p>
          </table:table-cell>
          <table:table-cell table:formula="of:=FLOOR([.$F$1]+([.$A36]-1)*[.$F$2]+POWER([.$A36]; [.$F$4])*[.$F$3])"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730" calcext:value-type="float">
            <text:p>730</text:p>
          </table:table-cell>
          <table:table-cell table:formula="of:=FLOOR([.$F$1]+([.$A37]-1)*[.$F$2]+POWER([.$A37]; [.$F$4])*[.$F$3])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750" calcext:value-type="float">
            <text:p>750</text:p>
          </table:table-cell>
          <table:table-cell table:formula="of:=FLOOR([.$F$1]+([.$A38]-1)*[.$F$2]+POWER([.$A38]; [.$F$4])*[.$F$3]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770" calcext:value-type="float">
            <text:p>770</text:p>
          </table:table-cell>
          <table:table-cell table:formula="of:=FLOOR([.$F$1]+([.$A39]-1)*[.$F$2]+POWER([.$A39]; [.$F$4])*[.$F$3])"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790" calcext:value-type="float">
            <text:p>790</text:p>
          </table:table-cell>
          <table:table-cell table:formula="of:=FLOOR([.$F$1]+([.$A40]-1)*[.$F$2]+POWER([.$A40]; [.$F$4])*[.$F$3]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810" calcext:value-type="float">
            <text:p>810</text:p>
          </table:table-cell>
          <table:table-cell table:formula="of:=FLOOR([.$F$1]+([.$A41]-1)*[.$F$2]+POWER([.$A41]; [.$F$4])*[.$F$3])"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830" calcext:value-type="float">
            <text:p>830</text:p>
          </table:table-cell>
          <table:table-cell table:formula="of:=FLOOR([.$F$1]+([.$A42]-1)*[.$F$2]+POWER([.$A42]; [.$F$4])*[.$F$3])"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850" calcext:value-type="float">
            <text:p>850</text:p>
          </table:table-cell>
          <table:table-cell table:formula="of:=FLOOR([.$F$1]+([.$A43]-1)*[.$F$2]+POWER([.$A43]; [.$F$4])*[.$F$3])"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870" calcext:value-type="float">
            <text:p>870</text:p>
          </table:table-cell>
          <table:table-cell table:formula="of:=FLOOR([.$F$1]+([.$A44]-1)*[.$F$2]+POWER([.$A44]; [.$F$4])*[.$F$3]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890" calcext:value-type="float">
            <text:p>890</text:p>
          </table:table-cell>
          <table:table-cell table:formula="of:=FLOOR([.$F$1]+([.$A45]-1)*[.$F$2]+POWER([.$A45]; [.$F$4])*[.$F$3])"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910" calcext:value-type="float">
            <text:p>910</text:p>
          </table:table-cell>
          <table:table-cell table:formula="of:=FLOOR([.$F$1]+([.$A46]-1)*[.$F$2]+POWER([.$A46]; [.$F$4])*[.$F$3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930" calcext:value-type="float">
            <text:p>930</text:p>
          </table:table-cell>
          <table:table-cell table:formula="of:=FLOOR([.$F$1]+([.$A47]-1)*[.$F$2]+POWER([.$A47]; [.$F$4])*[.$F$3]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950" calcext:value-type="float">
            <text:p>950</text:p>
          </table:table-cell>
          <table:table-cell table:formula="of:=FLOOR([.$F$1]+([.$A48]-1)*[.$F$2]+POWER([.$A48]; [.$F$4])*[.$F$3])"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970" calcext:value-type="float">
            <text:p>970</text:p>
          </table:table-cell>
          <table:table-cell table:formula="of:=FLOOR([.$F$1]+([.$A49]-1)*[.$F$2]+POWER([.$A49]; [.$F$4])*[.$F$3])"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990" calcext:value-type="float">
            <text:p>990</text:p>
          </table:table-cell>
          <table:table-cell table:formula="of:=FLOOR([.$F$1]+([.$A50]-1)*[.$F$2]+POWER([.$A50]; [.$F$4])*[.$F$3])"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1010" calcext:value-type="float">
            <text:p>1010</text:p>
          </table:table-cell>
          <table:table-cell table:formula="of:=FLOOR([.$F$1]+([.$A51]-1)*[.$F$2]+POWER([.$A51]; [.$F$4])*[.$F$3])" office:value-type="float" office:value="4135" calcext:value-type="float">
            <text:p>4135</text:p>
          </table:table-cell>
          <table:table-cell table:number-columns-repeated="3"/>
        </table:table-row>
      </table:table>
      <table:table table:name="flay" table:style-name="ta1">
        <table:table-column table:style-name="co4" table:number-columns-repeated="5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2]/([.$E$1] + ABS([.A2]))*[.$E$3] + [.$E$2])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3]/([.$E$1] + ABS([.A3]))*[.$E$3] + [.$E$2])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4]/([.$E$1] + ABS([.A4]))*[.$E$3] + [.$E$2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5]/([.$E$1] + ABS([.A5]))*[.$E$3] + [.$E$2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6]/([.$E$1] + ABS([.A6]))*[.$E$3] + [.$E$2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7]/([.$E$1] + ABS([.A7]))*[.$E$3] + [.$E$2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8]/([.$E$1] + ABS([.A8]))*[.$E$3] + [.$E$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9]/([.$E$1] + ABS([.A9]))*[.$E$3] + [.$E$2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0]/([.$E$1] + ABS([.A10]))*[.$E$3] + [.$E$2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1]/([.$E$1] + ABS([.A11]))*[.$E$3] + [.$E$2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2]/([.$E$1] + ABS([.A12]))*[.$E$3] + [.$E$2]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3]/([.$E$1] + ABS([.A13]))*[.$E$3] + [.$E$2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4]/([.$E$1] + ABS([.A14]))*[.$E$3] + [.$E$2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5]/([.$E$1] + ABS([.A15]))*[.$E$3] + [.$E$2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6]/([.$E$1] + ABS([.A16]))*[.$E$3] + [.$E$2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7]/([.$E$1] + ABS([.A17]))*[.$E$3] + [.$E$2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8]/([.$E$1] + ABS([.A18]))*[.$E$3] + [.$E$2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19]/([.$E$1] + ABS([.A19]))*[.$E$3] + [.$E$2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0]/([.$E$1] + ABS([.A20]))*[.$E$3] + [.$E$2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1]/([.$E$1] + ABS([.A21]))*[.$E$3] + [.$E$2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2]/([.$E$1] + ABS([.A22]))*[.$E$3] + [.$E$2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3]/([.$E$1] + ABS([.A23]))*[.$E$3] + [.$E$2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4]/([.$E$1] + ABS([.A24]))*[.$E$3] + [.$E$2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5]/([.$E$1] + ABS([.A25]))*[.$E$3] + [.$E$2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6]/([.$E$1] + ABS([.A26]))*[.$E$3] + [.$E$2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7]/([.$E$1] + ABS([.A27]))*[.$E$3] + [.$E$2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8]/([.$E$1] + ABS([.A28]))*[.$E$3] + [.$E$2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29]/([.$E$1] + ABS([.A29]))*[.$E$3] + [.$E$2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0]/([.$E$1] + ABS([.A30]))*[.$E$3] + [.$E$2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1]/([.$E$1] + ABS([.A31]))*[.$E$3] + [.$E$2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2]/([.$E$1] + ABS([.A32]))*[.$E$3] + [.$E$2]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3]/([.$E$1] + ABS([.A33]))*[.$E$3] + [.$E$2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4]/([.$E$1] + ABS([.A34]))*[.$E$3] + [.$E$2]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5]/([.$E$1] + ABS([.A35]))*[.$E$3] + [.$E$2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6]/([.$E$1] + ABS([.A36]))*[.$E$3] + [.$E$2]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7]/([.$E$1] + ABS([.A37]))*[.$E$3] + [.$E$2]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8]/([.$E$1] + ABS([.A38]))*[.$E$3] + [.$E$2]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39]/([.$E$1] + ABS([.A39]))*[.$E$3] + [.$E$2]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0]/([.$E$1] + ABS([.A40]))*[.$E$3] + [.$E$2]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1]/([.$E$1] + ABS([.A41]))*[.$E$3] + [.$E$2]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2]/([.$E$1] + ABS([.A42]))*[.$E$3] + [.$E$2]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3]/([.$E$1] + ABS([.A43]))*[.$E$3] + [.$E$2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4]/([.$E$1] + ABS([.A44]))*[.$E$3] + [.$E$2]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5]/([.$E$1] + ABS([.A45]))*[.$E$3] + [.$E$2]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6]/([.$E$1] + ABS([.A46]))*[.$E$3] + [.$E$2]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7]/([.$E$1] + ABS([.A47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8]/([.$E$1] + ABS([.A48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49]/([.$E$1] + ABS([.A49]))*[.$E$3] + [.$E$2]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0]/([.$E$1] + ABS([.A50]))*[.$E$3] + [.$E$2]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1]/([.$E$1] + ABS([.A51]))*[.$E$3] + [.$E$2])" office:value-type="float" office:value="80" calcext:value-type="float">
            <text:p>80</text:p>
          </table:table-cell>
          <table:table-cell table:number-columns-repeated="3"/>
        </table:table-row>
      </table:table>
      <table:table table:name="fracture" table:style-name="ta1">
        <table:table-column table:style-name="co4" table:default-cell-style-name="Default"/>
        <table:table-column table:style-name="co2" table:default-cell-style-name="Default"/>
        <table:table-column table:style-name="co21" table:default-cell-style-name="ce19"/>
        <table:table-column table:style-name="co22" table:default-cell-style-name="Default"/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Armor Reduction</text:p>
          </table:table-cell>
          <table:table-cell table:style-name="ce15" office:value-type="string" calcext:value-type="string">
            <text:p>Physical Resist Reduction</text:p>
          </table:table-cell>
          <table:table-cell table:style-name="ce15" office:value-type="string" calcext:value-type="string">
            <text:p>Flay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G$1]+([.$A2]-1)*[.$G$2]+POWER([.$A2]; [.$G$4])*[.$G$3])" office:value-type="float" office:value="5" calcext:value-type="float">
            <text:p>5</text:p>
          </table:table-cell>
          <table:table-cell table:formula="of:=VLOOKUP([.$B2]; [$armor.A2:.B1002]; 2)" office:value-type="float" office:value="14.2857142857143" calcext:value-type="float">
            <text:p>14.29</text:p>
          </table:table-cell>
          <table:table-cell table:formula="of:=[$flay.B2]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G$1]+([.$A3]-1)*[.$G$2]+POWER([.$A3]; [.$G$4])*[.$G$3])" office:value-type="float" office:value="6" calcext:value-type="float">
            <text:p>6</text:p>
          </table:table-cell>
          <table:table-cell table:formula="of:=VLOOKUP([.$B3]; [$armor.A3:.B1003]; 2)" office:value-type="float" office:value="16.6666666666667" calcext:value-type="float">
            <text:p>16.67</text:p>
          </table:table-cell>
          <table:table-cell table:formula="of:=[$flay.B3]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G$1]+([.$A4]-1)*[.$G$2]+POWER([.$A4]; [.$G$4])*[.$G$3])" office:value-type="float" office:value="7" calcext:value-type="float">
            <text:p>7</text:p>
          </table:table-cell>
          <table:table-cell table:formula="of:=VLOOKUP([.$B4]; [$armor.A4:.B1004]; 2)" office:value-type="float" office:value="18.9189189189189" calcext:value-type="float">
            <text:p>18.92</text:p>
          </table:table-cell>
          <table:table-cell table:formula="of:=[$flay.B4]" office:value-type="float" office:value="19" calcext:value-type="float">
            <text:p>19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G$1]+([.$A5]-1)*[.$G$2]+POWER([.$A5]; [.$G$4])*[.$G$3])" office:value-type="float" office:value="9" calcext:value-type="float">
            <text:p>9</text:p>
          </table:table-cell>
          <table:table-cell table:formula="of:=VLOOKUP([.$B5]; [$armor.A5:.B1005]; 2)" office:value-type="float" office:value="23.0769230769231" calcext:value-type="float">
            <text:p>23.08</text:p>
          </table:table-cell>
          <table:table-cell table:formula="of:=[$flay.B5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G$1]+([.$A6]-1)*[.$G$2]+POWER([.$A6]; [.$G$4])*[.$G$3])" office:value-type="float" office:value="10" calcext:value-type="float">
            <text:p>10</text:p>
          </table:table-cell>
          <table:table-cell table:formula="of:=VLOOKUP([.$B6]; [$armor.A6:.B1006]; 2)" office:value-type="float" office:value="25" calcext:value-type="float">
            <text:p>25.00</text:p>
          </table:table-cell>
          <table:table-cell table:formula="of:=[$flay.B6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G$1]+([.$A7]-1)*[.$G$2]+POWER([.$A7]; [.$G$4])*[.$G$3])" office:value-type="float" office:value="12" calcext:value-type="float">
            <text:p>12</text:p>
          </table:table-cell>
          <table:table-cell table:formula="of:=VLOOKUP([.$B7]; [$armor.A7:.B1007]; 2)" office:value-type="float" office:value="28.5714285714286" calcext:value-type="float">
            <text:p>28.57</text:p>
          </table:table-cell>
          <table:table-cell table:formula="of:=[$flay.B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G$1]+([.$A8]-1)*[.$G$2]+POWER([.$A8]; [.$G$4])*[.$G$3])" office:value-type="float" office:value="14" calcext:value-type="float">
            <text:p>14</text:p>
          </table:table-cell>
          <table:table-cell table:formula="of:=VLOOKUP([.$B8]; [$armor.A8:.B1008]; 2)" office:value-type="float" office:value="31.8181818181818" calcext:value-type="float">
            <text:p>31.82</text:p>
          </table:table-cell>
          <table:table-cell table:formula="of:=[$flay.B8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G$1]+([.$A9]-1)*[.$G$2]+POWER([.$A9]; [.$G$4])*[.$G$3])" office:value-type="float" office:value="16" calcext:value-type="float">
            <text:p>16</text:p>
          </table:table-cell>
          <table:table-cell table:formula="of:=VLOOKUP([.$B9]; [$armor.A9:.B1009]; 2)" office:value-type="float" office:value="34.7826086956522" calcext:value-type="float">
            <text:p>34.78</text:p>
          </table:table-cell>
          <table:table-cell table:formula="of:=[$flay.B9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G$1]+([.$A10]-1)*[.$G$2]+POWER([.$A10]; [.$G$4])*[.$G$3])" office:value-type="float" office:value="17" calcext:value-type="float">
            <text:p>17</text:p>
          </table:table-cell>
          <table:table-cell table:formula="of:=VLOOKUP([.$B10]; [$armor.A10:.B1010]; 2)" office:value-type="float" office:value="36.1702127659575" calcext:value-type="float">
            <text:p>36.17</text:p>
          </table:table-cell>
          <table:table-cell table:formula="of:=[$flay.B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G$1]+([.$A11]-1)*[.$G$2]+POWER([.$A11]; [.$G$4])*[.$G$3])" office:value-type="float" office:value="19" calcext:value-type="float">
            <text:p>19</text:p>
          </table:table-cell>
          <table:table-cell table:formula="of:=VLOOKUP([.$B11]; [$armor.A11:.B1011]; 2)" office:value-type="float" office:value="38.7755102040816" calcext:value-type="float">
            <text:p>38.78</text:p>
          </table:table-cell>
          <table:table-cell table:formula="of:=[$flay.B1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G$1]+([.$A12]-1)*[.$G$2]+POWER([.$A12]; [.$G$4])*[.$G$3])" office:value-type="float" office:value="21" calcext:value-type="float">
            <text:p>21</text:p>
          </table:table-cell>
          <table:table-cell table:formula="of:=VLOOKUP([.$B12]; [$armor.A12:.B1012]; 2)" office:value-type="float" office:value="41.1764705882353" calcext:value-type="float">
            <text:p>41.18</text:p>
          </table:table-cell>
          <table:table-cell table:formula="of:=[$flay.B12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G$1]+([.$A13]-1)*[.$G$2]+POWER([.$A13]; [.$G$4])*[.$G$3])" office:value-type="float" office:value="23" calcext:value-type="float">
            <text:p>23</text:p>
          </table:table-cell>
          <table:table-cell table:formula="of:=VLOOKUP([.$B13]; [$armor.A13:.B1013]; 2)" office:value-type="float" office:value="43.3962264150943" calcext:value-type="float">
            <text:p>43.40</text:p>
          </table:table-cell>
          <table:table-cell table:formula="of:=[$flay.B13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G$1]+([.$A14]-1)*[.$G$2]+POWER([.$A14]; [.$G$4])*[.$G$3])" office:value-type="float" office:value="25" calcext:value-type="float">
            <text:p>25</text:p>
          </table:table-cell>
          <table:table-cell table:formula="of:=VLOOKUP([.$B14]; [$armor.A14:.B1014]; 2)" office:value-type="float" office:value="45.4545454545455" calcext:value-type="float">
            <text:p>45.45</text:p>
          </table:table-cell>
          <table:table-cell table:formula="of:=[$flay.B14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G$1]+([.$A15]-1)*[.$G$2]+POWER([.$A15]; [.$G$4])*[.$G$3])" office:value-type="float" office:value="27" calcext:value-type="float">
            <text:p>27</text:p>
          </table:table-cell>
          <table:table-cell table:formula="of:=VLOOKUP([.$B15]; [$armor.A15:.B1015]; 2)" office:value-type="float" office:value="47.3684210526316" calcext:value-type="float">
            <text:p>47.37</text:p>
          </table:table-cell>
          <table:table-cell table:formula="of:=[$flay.B15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G$1]+([.$A16]-1)*[.$G$2]+POWER([.$A16]; [.$G$4])*[.$G$3])" office:value-type="float" office:value="29" calcext:value-type="float">
            <text:p>29</text:p>
          </table:table-cell>
          <table:table-cell table:formula="of:=VLOOKUP([.$B16]; [$armor.A16:.B1016]; 2)" office:value-type="float" office:value="49.1525423728814" calcext:value-type="float">
            <text:p>49.15</text:p>
          </table:table-cell>
          <table:table-cell table:formula="of:=[$flay.B16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G$1]+([.$A17]-1)*[.$G$2]+POWER([.$A17]; [.$G$4])*[.$G$3])" office:value-type="float" office:value="31" calcext:value-type="float">
            <text:p>31</text:p>
          </table:table-cell>
          <table:table-cell table:formula="of:=VLOOKUP([.$B17]; [$armor.A17:.B1017]; 2)" office:value-type="float" office:value="50.8196721311475" calcext:value-type="float">
            <text:p>50.82</text:p>
          </table:table-cell>
          <table:table-cell table:formula="of:=[$flay.B17]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G$1]+([.$A18]-1)*[.$G$2]+POWER([.$A18]; [.$G$4])*[.$G$3])" office:value-type="float" office:value="33" calcext:value-type="float">
            <text:p>33</text:p>
          </table:table-cell>
          <table:table-cell table:formula="of:=VLOOKUP([.$B18]; [$armor.A18:.B1018]; 2)" office:value-type="float" office:value="52.3809523809524" calcext:value-type="float">
            <text:p>52.38</text:p>
          </table:table-cell>
          <table:table-cell table:formula="of:=[$flay.B18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G$1]+([.$A19]-1)*[.$G$2]+POWER([.$A19]; [.$G$4])*[.$G$3])" office:value-type="float" office:value="36" calcext:value-type="float">
            <text:p>36</text:p>
          </table:table-cell>
          <table:table-cell table:formula="of:=VLOOKUP([.$B19]; [$armor.A19:.B1019]; 2)" office:value-type="float" office:value="54.5454545454545" calcext:value-type="float">
            <text:p>54.55</text:p>
          </table:table-cell>
          <table:table-cell table:formula="of:=[$flay.B19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G$1]+([.$A20]-1)*[.$G$2]+POWER([.$A20]; [.$G$4])*[.$G$3])" office:value-type="float" office:value="38" calcext:value-type="float">
            <text:p>38</text:p>
          </table:table-cell>
          <table:table-cell table:formula="of:=VLOOKUP([.$B20]; [$armor.A20:.B1020]; 2)" office:value-type="float" office:value="55.8823529411765" calcext:value-type="float">
            <text:p>55.88</text:p>
          </table:table-cell>
          <table:table-cell table:formula="of:=[$flay.B20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G$1]+([.$A21]-1)*[.$G$2]+POWER([.$A21]; [.$G$4])*[.$G$3])" office:value-type="float" office:value="40" calcext:value-type="float">
            <text:p>40</text:p>
          </table:table-cell>
          <table:table-cell table:formula="of:=VLOOKUP([.$B21]; [$armor.A21:.B1021]; 2)" office:value-type="float" office:value="57.1428571428571" calcext:value-type="float">
            <text:p>57.14</text:p>
          </table:table-cell>
          <table:table-cell table:formula="of:=[$flay.B21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G$1]+([.$A22]-1)*[.$G$2]+POWER([.$A22]; [.$G$4])*[.$G$3])" office:value-type="float" office:value="42" calcext:value-type="float">
            <text:p>42</text:p>
          </table:table-cell>
          <table:table-cell table:formula="of:=VLOOKUP([.$B22]; [$armor.A22:.B1022]; 2)" office:value-type="float" office:value="58.3333333333333" calcext:value-type="float">
            <text:p>58.33</text:p>
          </table:table-cell>
          <table:table-cell table:formula="of:=[$flay.B22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G$1]+([.$A23]-1)*[.$G$2]+POWER([.$A23]; [.$G$4])*[.$G$3])" office:value-type="float" office:value="44" calcext:value-type="float">
            <text:p>44</text:p>
          </table:table-cell>
          <table:table-cell table:formula="of:=VLOOKUP([.$B23]; [$armor.A23:.B1023]; 2)" office:value-type="float" office:value="59.4594594594595" calcext:value-type="float">
            <text:p>59.46</text:p>
          </table:table-cell>
          <table:table-cell table:formula="of:=[$flay.B23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G$1]+([.$A24]-1)*[.$G$2]+POWER([.$A24]; [.$G$4])*[.$G$3])" office:value-type="float" office:value="47" calcext:value-type="float">
            <text:p>47</text:p>
          </table:table-cell>
          <table:table-cell table:formula="of:=VLOOKUP([.$B24]; [$armor.A24:.B1024]; 2)" office:value-type="float" office:value="61.038961038961" calcext:value-type="float">
            <text:p>61.04</text:p>
          </table:table-cell>
          <table:table-cell table:formula="of:=[$flay.B24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G$1]+([.$A25]-1)*[.$G$2]+POWER([.$A25]; [.$G$4])*[.$G$3])" office:value-type="float" office:value="49" calcext:value-type="float">
            <text:p>49</text:p>
          </table:table-cell>
          <table:table-cell table:formula="of:=VLOOKUP([.$B25]; [$armor.A25:.B1025]; 2)" office:value-type="float" office:value="62.0253164556962" calcext:value-type="float">
            <text:p>62.03</text:p>
          </table:table-cell>
          <table:table-cell table:formula="of:=[$flay.B25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G$1]+([.$A26]-1)*[.$G$2]+POWER([.$A26]; [.$G$4])*[.$G$3])" office:value-type="float" office:value="51" calcext:value-type="float">
            <text:p>51</text:p>
          </table:table-cell>
          <table:table-cell table:formula="of:=VLOOKUP([.$B26]; [$armor.A26:.B1026]; 2)" office:value-type="float" office:value="62.962962962963" calcext:value-type="float">
            <text:p>62.96</text:p>
          </table:table-cell>
          <table:table-cell table:formula="of:=[$flay.B26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G$1]+([.$A27]-1)*[.$G$2]+POWER([.$A27]; [.$G$4])*[.$G$3])" office:value-type="float" office:value="53" calcext:value-type="float">
            <text:p>53</text:p>
          </table:table-cell>
          <table:table-cell table:formula="of:=VLOOKUP([.$B27]; [$armor.A27:.B1027]; 2)" office:value-type="float" office:value="63.855421686747" calcext:value-type="float">
            <text:p>63.86</text:p>
          </table:table-cell>
          <table:table-cell table:formula="of:=[$flay.B27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G$1]+([.$A28]-1)*[.$G$2]+POWER([.$A28]; [.$G$4])*[.$G$3])" office:value-type="float" office:value="56" calcext:value-type="float">
            <text:p>56</text:p>
          </table:table-cell>
          <table:table-cell table:formula="of:=VLOOKUP([.$B28]; [$armor.A28:.B1028]; 2)" office:value-type="float" office:value="65.1162790697674" calcext:value-type="float">
            <text:p>65.12</text:p>
          </table:table-cell>
          <table:table-cell table:formula="of:=[$flay.B28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G$1]+([.$A29]-1)*[.$G$2]+POWER([.$A29]; [.$G$4])*[.$G$3])" office:value-type="float" office:value="58" calcext:value-type="float">
            <text:p>58</text:p>
          </table:table-cell>
          <table:table-cell table:formula="of:=VLOOKUP([.$B29]; [$armor.A29:.B1029]; 2)" office:value-type="float" office:value="65.9090909090909" calcext:value-type="float">
            <text:p>65.91</text:p>
          </table:table-cell>
          <table:table-cell table:formula="of:=[$flay.B29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G$1]+([.$A30]-1)*[.$G$2]+POWER([.$A30]; [.$G$4])*[.$G$3])" office:value-type="float" office:value="60" calcext:value-type="float">
            <text:p>60</text:p>
          </table:table-cell>
          <table:table-cell table:formula="of:=VLOOKUP([.$B30]; [$armor.A30:.B1030]; 2)" office:value-type="float" office:value="66.6666666666667" calcext:value-type="float">
            <text:p>66.67</text:p>
          </table:table-cell>
          <table:table-cell table:formula="of:=[$flay.B30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G$1]+([.$A31]-1)*[.$G$2]+POWER([.$A31]; [.$G$4])*[.$G$3])" office:value-type="float" office:value="63" calcext:value-type="float">
            <text:p>63</text:p>
          </table:table-cell>
          <table:table-cell table:formula="of:=VLOOKUP([.$B31]; [$armor.A31:.B1031]; 2)" office:value-type="float" office:value="67.741935483871" calcext:value-type="float">
            <text:p>67.74</text:p>
          </table:table-cell>
          <table:table-cell table:formula="of:=[$flay.B3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G$1]+([.$A32]-1)*[.$G$2]+POWER([.$A32]; [.$G$4])*[.$G$3])" office:value-type="float" office:value="65" calcext:value-type="float">
            <text:p>65</text:p>
          </table:table-cell>
          <table:table-cell table:formula="of:=VLOOKUP([.$B32]; [$armor.A32:.B1032]; 2)" office:value-type="float" office:value="68.421052631579" calcext:value-type="float">
            <text:p>68.42</text:p>
          </table:table-cell>
          <table:table-cell table:formula="of:=[$flay.B32]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G$1]+([.$A33]-1)*[.$G$2]+POWER([.$A33]; [.$G$4])*[.$G$3])" office:value-type="float" office:value="68" calcext:value-type="float">
            <text:p>68</text:p>
          </table:table-cell>
          <table:table-cell table:formula="of:=VLOOKUP([.$B33]; [$armor.A33:.B1033]; 2)" office:value-type="float" office:value="69.3877551020408" calcext:value-type="float">
            <text:p>69.39</text:p>
          </table:table-cell>
          <table:table-cell table:formula="of:=[$flay.B33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G$1]+([.$A34]-1)*[.$G$2]+POWER([.$A34]; [.$G$4])*[.$G$3])" office:value-type="float" office:value="70" calcext:value-type="float">
            <text:p>70</text:p>
          </table:table-cell>
          <table:table-cell table:formula="of:=VLOOKUP([.$B34]; [$armor.A34:.B1034]; 2)" office:value-type="float" office:value="70" calcext:value-type="float">
            <text:p>70.00</text:p>
          </table:table-cell>
          <table:table-cell table:formula="of:=[$flay.B34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G$1]+([.$A35]-1)*[.$G$2]+POWER([.$A35]; [.$G$4])*[.$G$3])" office:value-type="float" office:value="72" calcext:value-type="float">
            <text:p>72</text:p>
          </table:table-cell>
          <table:table-cell table:formula="of:=VLOOKUP([.$B35]; [$armor.A35:.B1035]; 2)" office:value-type="float" office:value="70.5882352941177" calcext:value-type="float">
            <text:p>70.59</text:p>
          </table:table-cell>
          <table:table-cell table:formula="of:=[$flay.B35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G$1]+([.$A36]-1)*[.$G$2]+POWER([.$A36]; [.$G$4])*[.$G$3])" office:value-type="float" office:value="75" calcext:value-type="float">
            <text:p>75</text:p>
          </table:table-cell>
          <table:table-cell table:formula="of:=VLOOKUP([.$B36]; [$armor.A36:.B1036]; 2)" office:value-type="float" office:value="71.4285714285714" calcext:value-type="float">
            <text:p>71.43</text:p>
          </table:table-cell>
          <table:table-cell table:formula="of:=[$flay.B36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G$1]+([.$A37]-1)*[.$G$2]+POWER([.$A37]; [.$G$4])*[.$G$3])" office:value-type="float" office:value="77" calcext:value-type="float">
            <text:p>77</text:p>
          </table:table-cell>
          <table:table-cell table:formula="of:=VLOOKUP([.$B37]; [$armor.A37:.B1037]; 2)" office:value-type="float" office:value="71.9626168224299" calcext:value-type="float">
            <text:p>71.96</text:p>
          </table:table-cell>
          <table:table-cell table:formula="of:=[$flay.B37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G$1]+([.$A38]-1)*[.$G$2]+POWER([.$A38]; [.$G$4])*[.$G$3])" office:value-type="float" office:value="80" calcext:value-type="float">
            <text:p>80</text:p>
          </table:table-cell>
          <table:table-cell table:formula="of:=VLOOKUP([.$B38]; [$armor.A38:.B1038]; 2)" office:value-type="float" office:value="72.7272727272727" calcext:value-type="float">
            <text:p>72.73</text:p>
          </table:table-cell>
          <table:table-cell table:formula="of:=[$flay.B38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G$1]+([.$A39]-1)*[.$G$2]+POWER([.$A39]; [.$G$4])*[.$G$3])" office:value-type="float" office:value="82" calcext:value-type="float">
            <text:p>82</text:p>
          </table:table-cell>
          <table:table-cell table:formula="of:=VLOOKUP([.$B39]; [$armor.A39:.B1039]; 2)" office:value-type="float" office:value="73.2142857142857" calcext:value-type="float">
            <text:p>73.21</text:p>
          </table:table-cell>
          <table:table-cell table:formula="of:=[$flay.B39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G$1]+([.$A40]-1)*[.$G$2]+POWER([.$A40]; [.$G$4])*[.$G$3])" office:value-type="float" office:value="85" calcext:value-type="float">
            <text:p>85</text:p>
          </table:table-cell>
          <table:table-cell table:formula="of:=VLOOKUP([.$B40]; [$armor.A40:.B1040]; 2)" office:value-type="float" office:value="73.9130434782609" calcext:value-type="float">
            <text:p>73.91</text:p>
          </table:table-cell>
          <table:table-cell table:formula="of:=[$flay.B40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G$1]+([.$A41]-1)*[.$G$2]+POWER([.$A41]; [.$G$4])*[.$G$3])" office:value-type="float" office:value="87" calcext:value-type="float">
            <text:p>87</text:p>
          </table:table-cell>
          <table:table-cell table:formula="of:=VLOOKUP([.$B41]; [$armor.A41:.B1041]; 2)" office:value-type="float" office:value="74.3589743589744" calcext:value-type="float">
            <text:p>74.36</text:p>
          </table:table-cell>
          <table:table-cell table:formula="of:=[$flay.B4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G$1]+([.$A42]-1)*[.$G$2]+POWER([.$A42]; [.$G$4])*[.$G$3])" office:value-type="float" office:value="90" calcext:value-type="float">
            <text:p>90</text:p>
          </table:table-cell>
          <table:table-cell table:formula="of:=VLOOKUP([.$B42]; [$armor.A42:.B1042]; 2)" office:value-type="float" office:value="75" calcext:value-type="float">
            <text:p>75.00</text:p>
          </table:table-cell>
          <table:table-cell table:formula="of:=[$flay.B4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G$1]+([.$A43]-1)*[.$G$2]+POWER([.$A43]; [.$G$4])*[.$G$3])" office:value-type="float" office:value="92" calcext:value-type="float">
            <text:p>92</text:p>
          </table:table-cell>
          <table:table-cell table:formula="of:=VLOOKUP([.$B43]; [$armor.A43:.B1043]; 2)" office:value-type="float" office:value="75.4098360655738" calcext:value-type="float">
            <text:p>75.41</text:p>
          </table:table-cell>
          <table:table-cell table:formula="of:=[$flay.B43]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G$1]+([.$A44]-1)*[.$G$2]+POWER([.$A44]; [.$G$4])*[.$G$3])" office:value-type="float" office:value="95" calcext:value-type="float">
            <text:p>95</text:p>
          </table:table-cell>
          <table:table-cell table:formula="of:=VLOOKUP([.$B44]; [$armor.A44:.B1044]; 2)" office:value-type="float" office:value="76" calcext:value-type="float">
            <text:p>76.00</text:p>
          </table:table-cell>
          <table:table-cell table:formula="of:=[$flay.B44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G$1]+([.$A45]-1)*[.$G$2]+POWER([.$A45]; [.$G$4])*[.$G$3])" office:value-type="float" office:value="97" calcext:value-type="float">
            <text:p>97</text:p>
          </table:table-cell>
          <table:table-cell table:formula="of:=VLOOKUP([.$B45]; [$armor.A45:.B1045]; 2)" office:value-type="float" office:value="76.3779527559055" calcext:value-type="float">
            <text:p>76.38</text:p>
          </table:table-cell>
          <table:table-cell table:formula="of:=[$flay.B45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G$1]+([.$A46]-1)*[.$G$2]+POWER([.$A46]; [.$G$4])*[.$G$3])" office:value-type="float" office:value="100" calcext:value-type="float">
            <text:p>100</text:p>
          </table:table-cell>
          <table:table-cell table:formula="of:=VLOOKUP([.$B46]; [$armor.A46:.B1046]; 2)" office:value-type="float" office:value="76.9230769230769" calcext:value-type="float">
            <text:p>76.92</text:p>
          </table:table-cell>
          <table:table-cell table:formula="of:=[$flay.B4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G$1]+([.$A47]-1)*[.$G$2]+POWER([.$A47]; [.$G$4])*[.$G$3])" office:value-type="float" office:value="102" calcext:value-type="float">
            <text:p>102</text:p>
          </table:table-cell>
          <table:table-cell table:formula="of:=VLOOKUP([.$B47]; [$armor.A47:.B1047]; 2)" office:value-type="float" office:value="77.2727272727273" calcext:value-type="float">
            <text:p>77.27</text:p>
          </table:table-cell>
          <table:table-cell table:formula="of:=[$flay.B47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G$1]+([.$A48]-1)*[.$G$2]+POWER([.$A48]; [.$G$4])*[.$G$3])" office:value-type="float" office:value="105" calcext:value-type="float">
            <text:p>105</text:p>
          </table:table-cell>
          <table:table-cell table:formula="of:=VLOOKUP([.$B48]; [$armor.A48:.B1048]; 2)" office:value-type="float" office:value="77.7777777777778" calcext:value-type="float">
            <text:p>77.78</text:p>
          </table:table-cell>
          <table:table-cell table:formula="of:=[$flay.B48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G$1]+([.$A49]-1)*[.$G$2]+POWER([.$A49]; [.$G$4])*[.$G$3])" office:value-type="float" office:value="108" calcext:value-type="float">
            <text:p>108</text:p>
          </table:table-cell>
          <table:table-cell table:formula="of:=VLOOKUP([.$B49]; [$armor.A49:.B1049]; 2)" office:value-type="float" office:value="78.2608695652174" calcext:value-type="float">
            <text:p>78.26</text:p>
          </table:table-cell>
          <table:table-cell table:formula="of:=[$flay.B49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G$1]+([.$A50]-1)*[.$G$2]+POWER([.$A50]; [.$G$4])*[.$G$3])" office:value-type="float" office:value="110" calcext:value-type="float">
            <text:p>110</text:p>
          </table:table-cell>
          <table:table-cell table:formula="of:=VLOOKUP([.$B50]; [$armor.A50:.B1050]; 2)" office:value-type="float" office:value="78.5714285714286" calcext:value-type="float">
            <text:p>78.57</text:p>
          </table:table-cell>
          <table:table-cell table:formula="of:=[$flay.B50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G$1]+([.$A51]-1)*[.$G$2]+POWER([.$A51]; [.$G$4])*[.$G$3])" office:value-type="float" office:value="113" calcext:value-type="float">
            <text:p>113</text:p>
          </table:table-cell>
          <table:table-cell table:formula="of:=VLOOKUP([.$B51]; [$armor.A51:.B1051]; 2)" office:value-type="float" office:value="79.020979020979" calcext:value-type="float">
            <text:p>79.02</text:p>
          </table:table-cell>
          <table:table-cell table:formula="of:=[$flay.B51]" office:value-type="float" office:value="80" calcext:value-type="float">
            <text:p>80</text:p>
          </table:table-cell>
          <table:table-cell table:number-columns-repeated="6"/>
        </table:table-row>
      </table:table>
      <table:table table:name="rites" table:style-name="ta1">
        <office:forms form:automatic-focus="false" form:apply-design-mode="false"/>
        <table:table-column table:style-name="co4" table:default-cell-style-name="Default"/>
        <table:table-column table:style-name="co23" table:default-cell-style-name="ce20"/>
        <table:table-column table:style-name="co24" table:default-cell-style-name="ce21"/>
        <table:table-column table:style-name="co25" table:default-cell-style-name="ce20"/>
        <table:table-column table:style-name="co4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row table:style-name="ro1">
          <table:table-cell table:style-name="ce15" office:value-type="string" calcext:value-type="string">
            <text:p>times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multiplier</text:p>
          </table:table-cell>
          <table:table-cell table:style-name="ce15" office:value-type="string" calcext:value-type="string">
            <text:p>running total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15" office:value-type="string" calcext:value-type="string">
            <text:p>NEW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([.$G$2] * ([.A2]-1)^2 + ([.A2]-1) * [.$G$3]) * [.$G$1]) + [.$G$1]" office:value-type="float" office:value="100000" calcext:value-type="float">
            <text:p>100,000</text:p>
          </table:table-cell>
          <table:table-cell/>
          <table:table-cell table:formula="of:=[.B2]" office:value-type="float" office:value="100000" calcext:value-type="float">
            <text:p>100,000</text:p>
          </table:table-cell>
          <table:table-cell/>
          <table:table-cell table:style-name="ce15" office:value-type="string" calcext:value-type="string">
            <text:p>expon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  <table:table-cell/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([.$G$2] * ([.A3]-1)^2 + ([.A3]-1) * [.$G$3]) * [.$G$1]) + [.$G$1]" office:value-type="float" office:value="300000" calcext:value-type="float">
            <text:p>300,000</text:p>
          </table:table-cell>
          <table:table-cell table:formula="of:=[.B3]/[.B2]" office:value-type="float" office:value="3" calcext:value-type="float">
            <text:p>3.0000</text:p>
          </table:table-cell>
          <table:table-cell table:formula="of:=[.B3]+[.D2]" office:value-type="float" office:value="400000" calcext:value-type="float">
            <text:p>400,00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([.$G$2] * ([.A4]-1)^2 + ([.A4]-1) * [.$G$3]) * [.$G$1]) + [.$G$1]" office:value-type="float" office:value="700000" calcext:value-type="float">
            <text:p>700,000</text:p>
          </table:table-cell>
          <table:table-cell table:formula="of:=[.B4]/[.B3]" office:value-type="float" office:value="2.33333333333333" calcext:value-type="float">
            <text:p>2.3333</text:p>
          </table:table-cell>
          <table:table-cell table:formula="of:=[.B4]+[.D3]" office:value-type="float" office:value="1100000" calcext:value-type="float">
            <text:p>1,100,000</text:p>
          </table:table-cell>
          <table:table-cell/>
          <table:table-cell table:style-name="ce15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([.$G$2] * ([.A5]-1)^2 + ([.A5]-1) * [.$G$3]) * [.$G$1]) + [.$G$1]" office:value-type="float" office:value="1300000" calcext:value-type="float">
            <text:p>1,300,000</text:p>
          </table:table-cell>
          <table:table-cell table:formula="of:=[.B5]/[.B4]" office:value-type="float" office:value="1.85714285714286" calcext:value-type="float">
            <text:p>1.8571</text:p>
          </table:table-cell>
          <table:table-cell table:formula="of:=[.B5]+[.D4]" office:value-type="float" office:value="2400000" calcext:value-type="float">
            <text:p>2,400,000</text:p>
          </table:table-cell>
          <table:table-cell table:number-columns-repeated="4"/>
          <table:table-cell table:style-name="ce1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([.$G$2] * ([.A6]-1)^2 + ([.A6]-1) * [.$G$3]) * [.$G$1]) + [.$G$1]" office:value-type="float" office:value="2100000" calcext:value-type="float">
            <text:p>2,100,000</text:p>
          </table:table-cell>
          <table:table-cell table:formula="of:=[.B6]/[.B5]" office:value-type="float" office:value="1.61538461538462" calcext:value-type="float">
            <text:p>1.6154</text:p>
          </table:table-cell>
          <table:table-cell table:formula="of:=[.B6]+[.D5]" office:value-type="float" office:value="4500000" calcext:value-type="float">
            <text:p>4,500,000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/>
          <table:table-cell table:style-name="ce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([.$G$2] * ([.A7]-1)^2 + ([.A7]-1) * [.$G$3]) * [.$G$1]) + [.$G$1]" office:value-type="float" office:value="3100000" calcext:value-type="float">
            <text:p>3,100,000</text:p>
          </table:table-cell>
          <table:table-cell table:formula="of:=[.B7]/[.B6]" office:value-type="float" office:value="1.47619047619048" calcext:value-type="float">
            <text:p>1.4762</text:p>
          </table:table-cell>
          <table:table-cell table:formula="of:=[.B7]+[.D6]" office:value-type="float" office:value="7600000" calcext:value-type="float">
            <text:p>7,6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([.$G$2] * ([.A8]-1)^2 + ([.A8]-1) * [.$G$3]) * [.$G$1]) + [.$G$1]" office:value-type="float" office:value="4300000" calcext:value-type="float">
            <text:p>4,300,000</text:p>
          </table:table-cell>
          <table:table-cell table:formula="of:=[.B8]/[.B7]" office:value-type="float" office:value="1.38709677419355" calcext:value-type="float">
            <text:p>1.3871</text:p>
          </table:table-cell>
          <table:table-cell table:formula="of:=[.B8]+[.D7]" office:value-type="float" office:value="11900000" calcext:value-type="float">
            <text:p>11,900,000</text:p>
          </table:table-cell>
          <table:table-cell table:number-columns-repeated="4"/>
          <table:table-cell table:style-name="ce1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([.$G$2] * ([.A9]-1)^2 + ([.A9]-1) * [.$G$3]) * [.$G$1]) + [.$G$1]" office:value-type="float" office:value="5700000" calcext:value-type="float">
            <text:p>5,700,000</text:p>
          </table:table-cell>
          <table:table-cell table:formula="of:=[.B9]/[.B8]" office:value-type="float" office:value="1.32558139534884" calcext:value-type="float">
            <text:p>1.3256</text:p>
          </table:table-cell>
          <table:table-cell table:formula="of:=[.B9]+[.D8]" office:value-type="float" office:value="17600000" calcext:value-type="float">
            <text:p>17,6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([.$G$2] * ([.A10]-1)^2 + ([.A10]-1) * [.$G$3]) * [.$G$1]) + [.$G$1]" office:value-type="float" office:value="7300000" calcext:value-type="float">
            <text:p>7,300,000</text:p>
          </table:table-cell>
          <table:table-cell table:formula="of:=[.B10]/[.B9]" office:value-type="float" office:value="1.28070175438597" calcext:value-type="float">
            <text:p>1.2807</text:p>
          </table:table-cell>
          <table:table-cell table:formula="of:=[.B10]+[.D9]" office:value-type="float" office:value="24900000" calcext:value-type="float">
            <text:p>24,9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$G$2] * ([.A11]-1)^2 + ([.A11]-1) * [.$G$3]) * [.$G$1]) + [.$G$1]" office:value-type="float" office:value="9100000" calcext:value-type="float">
            <text:p>9,100,000</text:p>
          </table:table-cell>
          <table:table-cell table:formula="of:=[.B11]/[.B10]" office:value-type="float" office:value="1.24657534246575" calcext:value-type="float">
            <text:p>1.2466</text:p>
          </table:table-cell>
          <table:table-cell table:formula="of:=[.B11]+[.D10]" office:value-type="float" office:value="34000000" calcext:value-type="float">
            <text:p>34,000,000</text:p>
          </table:table-cell>
          <table:table-cell table:number-columns-repeated="4"/>
          <table:table-cell table:style-name="ce1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([.$G$2] * ([.A12]-1)^2 + ([.A12]-1) * [.$G$3]) * [.$G$1]) + [.$G$1]" office:value-type="float" office:value="11100000" calcext:value-type="float">
            <text:p>11,100,000</text:p>
          </table:table-cell>
          <table:table-cell table:formula="of:=[.B12]/[.B11]" office:value-type="float" office:value="1.21978021978022" calcext:value-type="float">
            <text:p>1.2198</text:p>
          </table:table-cell>
          <table:table-cell table:formula="of:=[.B12]+[.D11]" office:value-type="float" office:value="45100000" calcext:value-type="float">
            <text:p>45,100,000</text:p>
          </table:table-cell>
          <table:table-cell table:number-columns-repeated="4"/>
          <table:table-cell table:style-name="ce1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([.$G$2] * ([.A13]-1)^2 + ([.A13]-1) * [.$G$3]) * [.$G$1]) + [.$G$1]" office:value-type="float" office:value="13300000" calcext:value-type="float">
            <text:p>13,300,000</text:p>
          </table:table-cell>
          <table:table-cell table:formula="of:=[.B13]/[.B12]" office:value-type="float" office:value="1.1981981981982" calcext:value-type="float">
            <text:p>1.1982</text:p>
          </table:table-cell>
          <table:table-cell table:formula="of:=[.B13]+[.D12]" office:value-type="float" office:value="58400000" calcext:value-type="float">
            <text:p>58,4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([.$G$2] * ([.A14]-1)^2 + ([.A14]-1) * [.$G$3]) * [.$G$1]) + [.$G$1]" office:value-type="float" office:value="15700000" calcext:value-type="float">
            <text:p>15,700,000</text:p>
          </table:table-cell>
          <table:table-cell table:formula="of:=[.B14]/[.B13]" office:value-type="float" office:value="1.18045112781955" calcext:value-type="float">
            <text:p>1.1805</text:p>
          </table:table-cell>
          <table:table-cell table:formula="of:=[.B14]+[.D13]" office:value-type="float" office:value="74100000" calcext:value-type="float">
            <text:p>74,100,000</text:p>
          </table:table-cell>
          <table:table-cell table:number-columns-repeated="4"/>
          <table:table-cell table:style-name="ce1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  <table:table-cell/>
          <table:table-cell table:style-name="ce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([.$G$2] * ([.A15]-1)^2 + ([.A15]-1) * [.$G$3]) * [.$G$1]) + [.$G$1]" office:value-type="float" office:value="18300000" calcext:value-type="float">
            <text:p>18,300,000</text:p>
          </table:table-cell>
          <table:table-cell table:formula="of:=[.B15]/[.B14]" office:value-type="float" office:value="1.1656050955414" calcext:value-type="float">
            <text:p>1.1656</text:p>
          </table:table-cell>
          <table:table-cell table:formula="of:=[.B15]+[.D14]" office:value-type="float" office:value="92400000" calcext:value-type="float">
            <text:p>92,400,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$G$2] * ([.A16]-1)^2 + ([.A16]-1) * [.$G$3]) * [.$G$1]) + [.$G$1]" office:value-type="float" office:value="21100000" calcext:value-type="float">
            <text:p>21,100,000</text:p>
          </table:table-cell>
          <table:table-cell table:formula="of:=[.B16]/[.B15]" office:value-type="float" office:value="1.15300546448087" calcext:value-type="float">
            <text:p>1.1530</text:p>
          </table:table-cell>
          <table:table-cell table:formula="of:=[.B16]+[.D15]" office:value-type="float" office:value="113500000" calcext:value-type="float">
            <text:p>113,5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([.$G$2] * ([.A17]-1)^2 + ([.A17]-1) * [.$G$3]) * [.$G$1]) + [.$G$1]" office:value-type="float" office:value="24100000" calcext:value-type="float">
            <text:p>24,100,000</text:p>
          </table:table-cell>
          <table:table-cell table:formula="of:=[.B17]/[.B16]" office:value-type="float" office:value="1.14218009478673" calcext:value-type="float">
            <text:p>1.1422</text:p>
          </table:table-cell>
          <table:table-cell table:formula="of:=[.B17]+[.D16]" office:value-type="float" office:value="137600000" calcext:value-type="float">
            <text:p>137,600,000</text:p>
          </table:table-cell>
          <table:table-cell table:number-columns-repeated="4"/>
          <table:table-cell table:style-name="ce1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([.$G$2] * ([.A18]-1)^2 + ([.A18]-1) * [.$G$3]) * [.$G$1]) + [.$G$1]" office:value-type="float" office:value="27300000" calcext:value-type="float">
            <text:p>27,300,000</text:p>
          </table:table-cell>
          <table:table-cell table:formula="of:=[.B18]/[.B17]" office:value-type="float" office:value="1.13278008298755" calcext:value-type="float">
            <text:p>1.1328</text:p>
          </table:table-cell>
          <table:table-cell table:formula="of:=[.B18]+[.D17]" office:value-type="float" office:value="164900000" calcext:value-type="float">
            <text:p>164,9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([.$G$2] * ([.A19]-1)^2 + ([.A19]-1) * [.$G$3]) * [.$G$1]) + [.$G$1]" office:value-type="float" office:value="30700000" calcext:value-type="float">
            <text:p>30,700,000</text:p>
          </table:table-cell>
          <table:table-cell table:formula="of:=[.B19]/[.B18]" office:value-type="float" office:value="1.12454212454212" calcext:value-type="float">
            <text:p>1.1245</text:p>
          </table:table-cell>
          <table:table-cell table:formula="of:=[.B19]+[.D18]" office:value-type="float" office:value="195600000" calcext:value-type="float">
            <text:p>195,6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([.$G$2] * ([.A20]-1)^2 + ([.A20]-1) * [.$G$3]) * [.$G$1]) + [.$G$1]" office:value-type="float" office:value="34300000" calcext:value-type="float">
            <text:p>34,300,000</text:p>
          </table:table-cell>
          <table:table-cell table:formula="of:=[.B20]/[.B19]" office:value-type="float" office:value="1.11726384364821" calcext:value-type="float">
            <text:p>1.1173</text:p>
          </table:table-cell>
          <table:table-cell table:formula="of:=[.B20]+[.D19]" office:value-type="float" office:value="229900000" calcext:value-type="float">
            <text:p>229,900,000</text:p>
          </table:table-cell>
          <table:table-cell table:number-columns-repeated="4"/>
          <table:table-cell table:style-name="ce1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  <table:table-cell/>
          <table:table-cell table:style-name="ce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$G$2] * ([.A21]-1)^2 + ([.A21]-1) * [.$G$3]) * [.$G$1]) + [.$G$1]" office:value-type="float" office:value="38100000" calcext:value-type="float">
            <text:p>38,100,000</text:p>
          </table:table-cell>
          <table:table-cell table:formula="of:=[.B21]/[.B20]" office:value-type="float" office:value="1.11078717201166" calcext:value-type="float">
            <text:p>1.1108</text:p>
          </table:table-cell>
          <table:table-cell table:formula="of:=[.B21]+[.D20]" office:value-type="float" office:value="268000000" calcext:value-type="float">
            <text:p>268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([.$G$2] * ([.A22]-1)^2 + ([.A22]-1) * [.$G$3]) * [.$G$1]) + [.$G$1]" office:value-type="float" office:value="42100000" calcext:value-type="float">
            <text:p>42,100,000</text:p>
          </table:table-cell>
          <table:table-cell table:formula="of:=[.B22]/[.B21]" office:value-type="float" office:value="1.10498687664042" calcext:value-type="float">
            <text:p>1.1050</text:p>
          </table:table-cell>
          <table:table-cell table:formula="of:=[.B22]+[.D21]" office:value-type="float" office:value="310100000" calcext:value-type="float">
            <text:p>310,1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([.$G$2] * ([.A23]-1)^2 + ([.A23]-1) * [.$G$3]) * [.$G$1]) + [.$G$1]" office:value-type="float" office:value="46300000" calcext:value-type="float">
            <text:p>46,300,000</text:p>
          </table:table-cell>
          <table:table-cell table:formula="of:=[.B23]/[.B22]" office:value-type="float" office:value="1.09976247030879" calcext:value-type="float">
            <text:p>1.0998</text:p>
          </table:table-cell>
          <table:table-cell table:formula="of:=[.B23]+[.D22]" office:value-type="float" office:value="356400000" calcext:value-type="float">
            <text:p>356,400,000</text:p>
          </table:table-cell>
          <table:table-cell table:number-columns-repeated="4"/>
          <table:table-cell table:style-name="ce1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([.$G$2] * ([.A24]-1)^2 + ([.A24]-1) * [.$G$3]) * [.$G$1]) + [.$G$1]" office:value-type="float" office:value="50700000" calcext:value-type="float">
            <text:p>50,700,000</text:p>
          </table:table-cell>
          <table:table-cell table:formula="of:=[.B24]/[.B23]" office:value-type="float" office:value="1.09503239740821" calcext:value-type="float">
            <text:p>1.0950</text:p>
          </table:table-cell>
          <table:table-cell table:formula="of:=[.B24]+[.D23]" office:value-type="float" office:value="407100000" calcext:value-type="float">
            <text:p>407,1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([.$G$2] * ([.A25]-1)^2 + ([.A25]-1) * [.$G$3]) * [.$G$1]) + [.$G$1]" office:value-type="float" office:value="55300000" calcext:value-type="float">
            <text:p>55,300,000</text:p>
          </table:table-cell>
          <table:table-cell table:formula="of:=[.B25]/[.B24]" office:value-type="float" office:value="1.09072978303748" calcext:value-type="float">
            <text:p>1.0907</text:p>
          </table:table-cell>
          <table:table-cell table:formula="of:=[.B25]+[.D24]" office:value-type="float" office:value="462400000" calcext:value-type="float">
            <text:p>462,4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$G$2] * ([.A26]-1)^2 + ([.A26]-1) * [.$G$3]) * [.$G$1]) + [.$G$1]" office:value-type="float" office:value="60100000" calcext:value-type="float">
            <text:p>60,100,000</text:p>
          </table:table-cell>
          <table:table-cell table:formula="of:=[.B26]/[.B25]" office:value-type="float" office:value="1.08679927667269" calcext:value-type="float">
            <text:p>1.0868</text:p>
          </table:table-cell>
          <table:table-cell table:formula="of:=[.B26]+[.D25]" office:value-type="float" office:value="522500000" calcext:value-type="float">
            <text:p>522,500,000</text:p>
          </table:table-cell>
          <table:table-cell table:number-columns-repeated="4"/>
          <table:table-cell table:style-name="ce15" office:value-type="string" calcext:value-type="string">
            <text:p>privilege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$G$2] * ([.A27]-1)^2 + ([.A27]-1) * [.$G$3]) * [.$G$1]) + [.$G$1]" office:value-type="float" office:value="65100000" calcext:value-type="float">
            <text:p>65,100,000</text:p>
          </table:table-cell>
          <table:table-cell table:formula="of:=[.B27]/[.B26]" office:value-type="float" office:value="1.08319467554077" calcext:value-type="float">
            <text:p>1.0832</text:p>
          </table:table-cell>
          <table:table-cell table:formula="of:=[.B27]+[.D26]" office:value-type="float" office:value="587600000" calcext:value-type="float">
            <text:p>587,6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$G$2] * ([.A28]-1)^2 + ([.A28]-1) * [.$G$3]) * [.$G$1]) + [.$G$1]" office:value-type="float" office:value="70300000" calcext:value-type="float">
            <text:p>70,300,000</text:p>
          </table:table-cell>
          <table:table-cell table:formula="of:=[.B28]/[.B27]" office:value-type="float" office:value="1.07987711213518" calcext:value-type="float">
            <text:p>1.0799</text:p>
          </table:table-cell>
          <table:table-cell table:formula="of:=[.B28]+[.D27]" office:value-type="float" office:value="657900000" calcext:value-type="float">
            <text:p>657,9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$G$2] * ([.A29]-1)^2 + ([.A29]-1) * [.$G$3]) * [.$G$1]) + [.$G$1]" office:value-type="float" office:value="75700000" calcext:value-type="float">
            <text:p>75,700,000</text:p>
          </table:table-cell>
          <table:table-cell table:formula="of:=[.B29]/[.B28]" office:value-type="float" office:value="1.07681365576102" calcext:value-type="float">
            <text:p>1.0768</text:p>
          </table:table-cell>
          <table:table-cell table:formula="of:=[.B29]+[.D28]" office:value-type="float" office:value="733600000" calcext:value-type="float">
            <text:p>733,600,000</text:p>
          </table:table-cell>
          <table:table-cell table:number-columns-repeated="4"/>
          <table:table-cell table:style-name="ce15" office:value-type="string" calcext:value-type="string">
            <text:p>sou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([.$G$2] * ([.A30]-1)^2 + ([.A30]-1) * [.$G$3]) * [.$G$1]) + [.$G$1]" office:value-type="float" office:value="81300000" calcext:value-type="float">
            <text:p>81,300,000</text:p>
          </table:table-cell>
          <table:table-cell table:formula="of:=[.B30]/[.B29]" office:value-type="float" office:value="1.07397622192867" calcext:value-type="float">
            <text:p>1.0740</text:p>
          </table:table-cell>
          <table:table-cell table:formula="of:=[.B30]+[.D29]" office:value-type="float" office:value="814900000" calcext:value-type="float">
            <text:p>814,9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$G$2] * ([.A31]-1)^2 + ([.A31]-1) * [.$G$3]) * [.$G$1]) + [.$G$1]" office:value-type="float" office:value="87100000" calcext:value-type="float">
            <text:p>87,100,000</text:p>
          </table:table-cell>
          <table:table-cell table:formula="of:=[.B31]/[.B30]" office:value-type="float" office:value="1.07134071340713" calcext:value-type="float">
            <text:p>1.0713</text:p>
          </table:table-cell>
          <table:table-cell table:formula="of:=[.B31]+[.D30]" office:value-type="float" office:value="902000000" calcext:value-type="float">
            <text:p>902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$G$2] * ([.A32]-1)^2 + ([.A32]-1) * [.$G$3]) * [.$G$1]) + [.$G$1]" office:value-type="float" office:value="93100000" calcext:value-type="float">
            <text:p>93,100,000</text:p>
          </table:table-cell>
          <table:table-cell table:formula="of:=[.B32]/[.B31]" office:value-type="float" office:value="1.06888633754305" calcext:value-type="float">
            <text:p>1.0689</text:p>
          </table:table-cell>
          <table:table-cell table:formula="of:=[.B32]+[.D31]" office:value-type="float" office:value="995100000" calcext:value-type="float">
            <text:p>995,100,00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$G$2] * ([.A33]-1)^2 + ([.A33]-1) * [.$G$3]) * [.$G$1]) + [.$G$1]" office:value-type="float" office:value="99300000" calcext:value-type="float">
            <text:p>99,300,000</text:p>
          </table:table-cell>
          <table:table-cell table:formula="of:=[.B33]/[.B32]" office:value-type="float" office:value="1.06659505907626" calcext:value-type="float">
            <text:p>1.0666</text:p>
          </table:table-cell>
          <table:table-cell table:formula="of:=[.B33]+[.D32]" office:value-type="float" office:value="1094400000" calcext:value-type="float">
            <text:p>1,094,400,00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$G$2] * ([.A34]-1)^2 + ([.A34]-1) * [.$G$3]) * [.$G$1]) + [.$G$1]" office:value-type="float" office:value="105700000" calcext:value-type="float">
            <text:p>105,700,000</text:p>
          </table:table-cell>
          <table:table-cell table:formula="of:=[.B34]/[.B33]" office:value-type="float" office:value="1.06445115810675" calcext:value-type="float">
            <text:p>1.0645</text:p>
          </table:table-cell>
          <table:table-cell table:formula="of:=[.B34]+[.D33]" office:value-type="float" office:value="1200100000" calcext:value-type="float">
            <text:p>1,200,100,0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$G$2] * ([.A35]-1)^2 + ([.A35]-1) * [.$G$3]) * [.$G$1]) + [.$G$1]" office:value-type="float" office:value="112300000" calcext:value-type="float">
            <text:p>112,300,000</text:p>
          </table:table-cell>
          <table:table-cell table:formula="of:=[.B35]/[.B34]" office:value-type="float" office:value="1.06244087038789" calcext:value-type="float">
            <text:p>1.0624</text:p>
          </table:table-cell>
          <table:table-cell table:formula="of:=[.B35]+[.D34]" office:value-type="float" office:value="1312400000" calcext:value-type="float">
            <text:p>1,312,400,00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$G$2] * ([.A36]-1)^2 + ([.A36]-1) * [.$G$3]) * [.$G$1]) + [.$G$1]" office:value-type="float" office:value="119100000" calcext:value-type="float">
            <text:p>119,100,000</text:p>
          </table:table-cell>
          <table:table-cell table:formula="of:=[.B36]/[.B35]" office:value-type="float" office:value="1.06055209260908" calcext:value-type="float">
            <text:p>1.0606</text:p>
          </table:table-cell>
          <table:table-cell table:formula="of:=[.B36]+[.D35]" office:value-type="float" office:value="1431500000" calcext:value-type="float">
            <text:p>1,431,500,00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$G$2] * ([.A37]-1)^2 + ([.A37]-1) * [.$G$3]) * [.$G$1]) + [.$G$1]" office:value-type="float" office:value="126100000" calcext:value-type="float">
            <text:p>126,100,000</text:p>
          </table:table-cell>
          <table:table-cell table:formula="of:=[.B37]/[.B36]" office:value-type="float" office:value="1.05877413937867" calcext:value-type="float">
            <text:p>1.0588</text:p>
          </table:table-cell>
          <table:table-cell table:formula="of:=[.B37]+[.D36]" office:value-type="float" office:value="1557600000" calcext:value-type="float">
            <text:p>1,557,600,00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$G$2] * ([.A38]-1)^2 + ([.A38]-1) * [.$G$3]) * [.$G$1]) + [.$G$1]" office:value-type="float" office:value="133300000" calcext:value-type="float">
            <text:p>133,300,000</text:p>
          </table:table-cell>
          <table:table-cell table:formula="of:=[.B38]/[.B37]" office:value-type="float" office:value="1.05709754163362" calcext:value-type="float">
            <text:p>1.0571</text:p>
          </table:table-cell>
          <table:table-cell table:formula="of:=[.B38]+[.D37]" office:value-type="float" office:value="1690900000" calcext:value-type="float">
            <text:p>1,690,900,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$G$2] * ([.A39]-1)^2 + ([.A39]-1) * [.$G$3]) * [.$G$1]) + [.$G$1]" office:value-type="float" office:value="140700000" calcext:value-type="float">
            <text:p>140,700,000</text:p>
          </table:table-cell>
          <table:table-cell table:formula="of:=[.B39]/[.B38]" office:value-type="float" office:value="1.05551387846962" calcext:value-type="float">
            <text:p>1.0555</text:p>
          </table:table-cell>
          <table:table-cell table:formula="of:=[.B39]+[.D38]" office:value-type="float" office:value="1831600000" calcext:value-type="float">
            <text:p>1,831,600,0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$G$2] * ([.A40]-1)^2 + ([.A40]-1) * [.$G$3]) * [.$G$1]) + [.$G$1]" office:value-type="float" office:value="148300000" calcext:value-type="float">
            <text:p>148,300,000</text:p>
          </table:table-cell>
          <table:table-cell table:formula="of:=[.B40]/[.B39]" office:value-type="float" office:value="1.05401563610519" calcext:value-type="float">
            <text:p>1.0540</text:p>
          </table:table-cell>
          <table:table-cell table:formula="of:=[.B40]+[.D39]" office:value-type="float" office:value="1979900000" calcext:value-type="float">
            <text:p>1,979,900,00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$G$2] * ([.A41]-1)^2 + ([.A41]-1) * [.$G$3]) * [.$G$1]) + [.$G$1]" office:value-type="float" office:value="156100000" calcext:value-type="float">
            <text:p>156,100,000</text:p>
          </table:table-cell>
          <table:table-cell table:formula="of:=[.B41]/[.B40]" office:value-type="float" office:value="1.05259608900877" calcext:value-type="float">
            <text:p>1.0526</text:p>
          </table:table-cell>
          <table:table-cell table:formula="of:=[.B41]+[.D40]" office:value-type="float" office:value="2136000000" calcext:value-type="float">
            <text:p>2,136,000,0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$G$2] * ([.A42]-1)^2 + ([.A42]-1) * [.$G$3]) * [.$G$1]) + [.$G$1]" office:value-type="float" office:value="164100000" calcext:value-type="float">
            <text:p>164,100,000</text:p>
          </table:table-cell>
          <table:table-cell table:formula="of:=[.B42]/[.B41]" office:value-type="float" office:value="1.05124919923126" calcext:value-type="float">
            <text:p>1.0512</text:p>
          </table:table-cell>
          <table:table-cell table:formula="of:=[.B42]+[.D41]" office:value-type="float" office:value="2300100000" calcext:value-type="float">
            <text:p>2,300,100,00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$G$2] * ([.A43]-1)^2 + ([.A43]-1) * [.$G$3]) * [.$G$1]) + [.$G$1]" office:value-type="float" office:value="172300000" calcext:value-type="float">
            <text:p>172,300,000</text:p>
          </table:table-cell>
          <table:table-cell table:formula="of:=[.B43]/[.B42]" office:value-type="float" office:value="1.04996953077392" calcext:value-type="float">
            <text:p>1.0500</text:p>
          </table:table-cell>
          <table:table-cell table:formula="of:=[.B43]+[.D42]" office:value-type="float" office:value="2472400000" calcext:value-type="float">
            <text:p>2,472,400,00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$G$2] * ([.A44]-1)^2 + ([.A44]-1) * [.$G$3]) * [.$G$1]) + [.$G$1]" office:value-type="float" office:value="180700000" calcext:value-type="float">
            <text:p>180,700,000</text:p>
          </table:table-cell>
          <table:table-cell table:formula="of:=[.B44]/[.B43]" office:value-type="float" office:value="1.04875217643645" calcext:value-type="float">
            <text:p>1.0488</text:p>
          </table:table-cell>
          <table:table-cell table:formula="of:=[.B44]+[.D43]" office:value-type="float" office:value="2653100000" calcext:value-type="float">
            <text:p>2,653,100,0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$G$2] * ([.A45]-1)^2 + ([.A45]-1) * [.$G$3]) * [.$G$1]) + [.$G$1]" office:value-type="float" office:value="189300000" calcext:value-type="float">
            <text:p>189,300,000</text:p>
          </table:table-cell>
          <table:table-cell table:formula="of:=[.B45]/[.B44]" office:value-type="float" office:value="1.04759269507471" calcext:value-type="float">
            <text:p>1.0476</text:p>
          </table:table-cell>
          <table:table-cell table:formula="of:=[.B45]+[.D44]" office:value-type="float" office:value="2842400000" calcext:value-type="float">
            <text:p>2,842,400,00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$G$2] * ([.A46]-1)^2 + ([.A46]-1) * [.$G$3]) * [.$G$1]) + [.$G$1]" office:value-type="float" office:value="198100000" calcext:value-type="float">
            <text:p>198,100,000</text:p>
          </table:table-cell>
          <table:table-cell table:formula="of:=[.B46]/[.B45]" office:value-type="float" office:value="1.04648705758056" calcext:value-type="float">
            <text:p>1.0465</text:p>
          </table:table-cell>
          <table:table-cell table:formula="of:=[.B46]+[.D45]" office:value-type="float" office:value="3040500000" calcext:value-type="float">
            <text:p>3,040,500,00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$G$2] * ([.A47]-1)^2 + ([.A47]-1) * [.$G$3]) * [.$G$1]) + [.$G$1]" office:value-type="float" office:value="207100000" calcext:value-type="float">
            <text:p>207,100,000</text:p>
          </table:table-cell>
          <table:table-cell table:formula="of:=[.B47]/[.B46]" office:value-type="float" office:value="1.04543160020192" calcext:value-type="float">
            <text:p>1.0454</text:p>
          </table:table-cell>
          <table:table-cell table:formula="of:=[.B47]+[.D46]" office:value-type="float" office:value="3247600000" calcext:value-type="float">
            <text:p>3,247,600,00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([.$G$2] * ([.A48]-1)^2 + ([.A48]-1) * [.$G$3]) * [.$G$1]) + [.$G$1]" office:value-type="float" office:value="216300000" calcext:value-type="float">
            <text:p>216,300,000</text:p>
          </table:table-cell>
          <table:table-cell table:formula="of:=[.B48]/[.B47]" office:value-type="float" office:value="1.04442298406567" calcext:value-type="float">
            <text:p>1.0444</text:p>
          </table:table-cell>
          <table:table-cell table:formula="of:=[.B48]+[.D47]" office:value-type="float" office:value="3463900000" calcext:value-type="float">
            <text:p>3,463,900,00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([.$G$2] * ([.A49]-1)^2 + ([.A49]-1) * [.$G$3]) * [.$G$1]) + [.$G$1]" office:value-type="float" office:value="225700000" calcext:value-type="float">
            <text:p>225,700,000</text:p>
          </table:table-cell>
          <table:table-cell table:formula="of:=[.B49]/[.B48]" office:value-type="float" office:value="1.04345815996301" calcext:value-type="float">
            <text:p>1.0435</text:p>
          </table:table-cell>
          <table:table-cell table:formula="of:=[.B49]+[.D48]" office:value-type="float" office:value="3689600000" calcext:value-type="float">
            <text:p>3,689,600,00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([.$G$2] * ([.A50]-1)^2 + ([.A50]-1) * [.$G$3]) * [.$G$1]) + [.$G$1]" office:value-type="float" office:value="235300000" calcext:value-type="float">
            <text:p>235,300,000</text:p>
          </table:table-cell>
          <table:table-cell table:formula="of:=[.B50]/[.B49]" office:value-type="float" office:value="1.0425343376163" calcext:value-type="float">
            <text:p>1.0425</text:p>
          </table:table-cell>
          <table:table-cell table:formula="of:=[.B50]+[.D49]" office:value-type="float" office:value="3924900000" calcext:value-type="float">
            <text:p>3,924,900,0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$G$2] * ([.A51]-1)^2 + ([.A51]-1) * [.$G$3]) * [.$G$1]) + [.$G$1]" office:value-type="float" office:value="245100000" calcext:value-type="float">
            <text:p>245,100,000</text:p>
          </table:table-cell>
          <table:table-cell table:formula="of:=[.B51]/[.B50]" office:value-type="float" office:value="1.04164895877603" calcext:value-type="float">
            <text:p>1.0416</text:p>
          </table:table-cell>
          <table:table-cell table:formula="of:=[.B51]+[.D50]" office:value-type="float" office:value="4170000000" calcext:value-type="float">
            <text:p>4,170,000,00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([.$G$2] * ([.A52]-1)^2 + ([.A52]-1) * [.$G$3]) * [.$G$1]) + [.$G$1]" office:value-type="float" office:value="255100000" calcext:value-type="float">
            <text:p>255,100,000</text:p>
          </table:table-cell>
          <table:table-cell table:formula="of:=[.B52]/[.B51]" office:value-type="float" office:value="1.04079967360261" calcext:value-type="float">
            <text:p>1.0408</text:p>
          </table:table-cell>
          <table:table-cell table:formula="of:=[.B52]+[.D51]" office:value-type="float" office:value="4425100000" calcext:value-type="float">
            <text:p>4,425,100,00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([.$G$2] * ([.A53]-1)^2 + ([.A53]-1) * [.$G$3]) * [.$G$1]) + [.$G$1]" office:value-type="float" office:value="265300000" calcext:value-type="float">
            <text:p>265,300,000</text:p>
          </table:table-cell>
          <table:table-cell table:formula="of:=[.B53]/[.B52]" office:value-type="float" office:value="1.03998431987456" calcext:value-type="float">
            <text:p>1.0400</text:p>
          </table:table-cell>
          <table:table-cell table:formula="of:=[.B53]+[.D52]" office:value-type="float" office:value="4690400000" calcext:value-type="float">
            <text:p>4,690,400,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([.$G$2] * ([.A54]-1)^2 + ([.A54]-1) * [.$G$3]) * [.$G$1]) + [.$G$1]" office:value-type="float" office:value="275700000" calcext:value-type="float">
            <text:p>275,700,000</text:p>
          </table:table-cell>
          <table:table-cell table:formula="of:=[.B54]/[.B53]" office:value-type="float" office:value="1.03920090463626" calcext:value-type="float">
            <text:p>1.0392</text:p>
          </table:table-cell>
          <table:table-cell table:formula="of:=[.B54]+[.D53]" office:value-type="float" office:value="4966100000" calcext:value-type="float">
            <text:p>4,966,100,0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([.$G$2] * ([.A55]-1)^2 + ([.A55]-1) * [.$G$3]) * [.$G$1]) + [.$G$1]" office:value-type="float" office:value="286300000" calcext:value-type="float">
            <text:p>286,300,000</text:p>
          </table:table-cell>
          <table:table-cell table:formula="of:=[.B55]/[.B54]" office:value-type="float" office:value="1.03844758795793" calcext:value-type="float">
            <text:p>1.0384</text:p>
          </table:table-cell>
          <table:table-cell table:formula="of:=[.B55]+[.D54]" office:value-type="float" office:value="5252400000" calcext:value-type="float">
            <text:p>5,252,400,00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([.$G$2] * ([.A56]-1)^2 + ([.A56]-1) * [.$G$3]) * [.$G$1]) + [.$G$1]" office:value-type="float" office:value="297100000" calcext:value-type="float">
            <text:p>297,100,000</text:p>
          </table:table-cell>
          <table:table-cell table:formula="of:=[.B56]/[.B55]" office:value-type="float" office:value="1.03772266852951" calcext:value-type="float">
            <text:p>1.0377</text:p>
          </table:table-cell>
          <table:table-cell table:formula="of:=[.B56]+[.D55]" office:value-type="float" office:value="5549500000" calcext:value-type="float">
            <text:p>5,549,500,00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([.$G$2] * ([.A57]-1)^2 + ([.A57]-1) * [.$G$3]) * [.$G$1]) + [.$G$1]" office:value-type="float" office:value="308100000" calcext:value-type="float">
            <text:p>308,100,000</text:p>
          </table:table-cell>
          <table:table-cell table:formula="of:=[.B57]/[.B56]" office:value-type="float" office:value="1.03702457085157" calcext:value-type="float">
            <text:p>1.0370</text:p>
          </table:table-cell>
          <table:table-cell table:formula="of:=[.B57]+[.D56]" office:value-type="float" office:value="5857600000" calcext:value-type="float">
            <text:p>5,857,600,000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([.$G$2] * ([.A58]-1)^2 + ([.A58]-1) * [.$G$3]) * [.$G$1]) + [.$G$1]" office:value-type="float" office:value="319300000" calcext:value-type="float">
            <text:p>319,300,000</text:p>
          </table:table-cell>
          <table:table-cell table:formula="of:=[.B58]/[.B57]" office:value-type="float" office:value="1.03635183382019" calcext:value-type="float">
            <text:p>1.0364</text:p>
          </table:table-cell>
          <table:table-cell table:formula="of:=[.B58]+[.D57]" office:value-type="float" office:value="6176900000" calcext:value-type="float">
            <text:p>6,176,900,000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([.$G$2] * ([.A59]-1)^2 + ([.A59]-1) * [.$G$3]) * [.$G$1]) + [.$G$1]" office:value-type="float" office:value="330700000" calcext:value-type="float">
            <text:p>330,700,000</text:p>
          </table:table-cell>
          <table:table-cell table:formula="of:=[.B59]/[.B58]" office:value-type="float" office:value="1.03570310053241" calcext:value-type="float">
            <text:p>1.0357</text:p>
          </table:table-cell>
          <table:table-cell table:formula="of:=[.B59]+[.D58]" office:value-type="float" office:value="6507600000" calcext:value-type="float">
            <text:p>6,507,600,00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([.$G$2] * ([.A60]-1)^2 + ([.A60]-1) * [.$G$3]) * [.$G$1]) + [.$G$1]" office:value-type="float" office:value="342300000" calcext:value-type="float">
            <text:p>342,300,000</text:p>
          </table:table-cell>
          <table:table-cell table:formula="of:=[.B60]/[.B59]" office:value-type="float" office:value="1.03507710916238" calcext:value-type="float">
            <text:p>1.0351</text:p>
          </table:table-cell>
          <table:table-cell table:formula="of:=[.B60]+[.D59]" office:value-type="float" office:value="6849900000" calcext:value-type="float">
            <text:p>6,849,900,00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$G$2] * ([.A61]-1)^2 + ([.A61]-1) * [.$G$3]) * [.$G$1]) + [.$G$1]" office:value-type="float" office:value="354100000" calcext:value-type="float">
            <text:p>354,100,000</text:p>
          </table:table-cell>
          <table:table-cell table:formula="of:=[.B61]/[.B60]" office:value-type="float" office:value="1.03447268477943" calcext:value-type="float">
            <text:p>1.0345</text:p>
          </table:table-cell>
          <table:table-cell table:formula="of:=[.B61]+[.D60]" office:value-type="float" office:value="7204000000" calcext:value-type="float">
            <text:p>7,204,000,00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([.$G$2] * ([.A62]-1)^2 + ([.A62]-1) * [.$G$3]) * [.$G$1]) + [.$G$1]" office:value-type="float" office:value="366100000" calcext:value-type="float">
            <text:p>366,100,000</text:p>
          </table:table-cell>
          <table:table-cell table:formula="of:=[.B62]/[.B61]" office:value-type="float" office:value="1.03388873199661" calcext:value-type="float">
            <text:p>1.0339</text:p>
          </table:table-cell>
          <table:table-cell table:formula="of:=[.B62]+[.D61]" office:value-type="float" office:value="7570100000" calcext:value-type="float">
            <text:p>7,570,100,000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([.$G$2] * ([.A63]-1)^2 + ([.A63]-1) * [.$G$3]) * [.$G$1]) + [.$G$1]" office:value-type="float" office:value="378300000" calcext:value-type="float">
            <text:p>378,300,000</text:p>
          </table:table-cell>
          <table:table-cell table:formula="of:=[.B63]/[.B62]" office:value-type="float" office:value="1.03332422835291" calcext:value-type="float">
            <text:p>1.0333</text:p>
          </table:table-cell>
          <table:table-cell table:formula="of:=[.B63]+[.D62]" office:value-type="float" office:value="7948400000" calcext:value-type="float">
            <text:p>7,948,400,00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([.$G$2] * ([.A64]-1)^2 + ([.A64]-1) * [.$G$3]) * [.$G$1]) + [.$G$1]" office:value-type="float" office:value="390700000" calcext:value-type="float">
            <text:p>390,700,000</text:p>
          </table:table-cell>
          <table:table-cell table:formula="of:=[.B64]/[.B63]" office:value-type="float" office:value="1.03277821834523" calcext:value-type="float">
            <text:p>1.0328</text:p>
          </table:table-cell>
          <table:table-cell table:formula="of:=[.B64]+[.D63]" office:value-type="float" office:value="8339100000" calcext:value-type="float">
            <text:p>8,339,100,00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([.$G$2] * ([.A65]-1)^2 + ([.A65]-1) * [.$G$3]) * [.$G$1]) + [.$G$1]" office:value-type="float" office:value="403300000" calcext:value-type="float">
            <text:p>403,300,000</text:p>
          </table:table-cell>
          <table:table-cell table:formula="of:=[.B65]/[.B64]" office:value-type="float" office:value="1.03224980803686" calcext:value-type="float">
            <text:p>1.0322</text:p>
          </table:table-cell>
          <table:table-cell table:formula="of:=[.B65]+[.D64]" office:value-type="float" office:value="8742400000" calcext:value-type="float">
            <text:p>8,742,400,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([.$G$2] * ([.A66]-1)^2 + ([.A66]-1) * [.$G$3]) * [.$G$1]) + [.$G$1]" office:value-type="float" office:value="416100000" calcext:value-type="float">
            <text:p>416,100,000</text:p>
          </table:table-cell>
          <table:table-cell table:formula="of:=[.B66]/[.B65]" office:value-type="float" office:value="1.03173816017853" calcext:value-type="float">
            <text:p>1.0317</text:p>
          </table:table-cell>
          <table:table-cell table:formula="of:=[.B66]+[.D65]" office:value-type="float" office:value="9158500000" calcext:value-type="float">
            <text:p>9,158,500,000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([.$G$2] * ([.A67]-1)^2 + ([.A67]-1) * [.$G$3]) * [.$G$1]) + [.$G$1]" office:value-type="float" office:value="429100000" calcext:value-type="float">
            <text:p>429,100,000</text:p>
          </table:table-cell>
          <table:table-cell table:formula="of:=[.B67]/[.B66]" office:value-type="float" office:value="1.03124248978611" calcext:value-type="float">
            <text:p>1.0312</text:p>
          </table:table-cell>
          <table:table-cell table:formula="of:=[.B67]+[.D66]" office:value-type="float" office:value="9587600000" calcext:value-type="float">
            <text:p>9,587,600,00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([.$G$2] * ([.A68]-1)^2 + ([.A68]-1) * [.$G$3]) * [.$G$1]) + [.$G$1]" office:value-type="float" office:value="442300000" calcext:value-type="float">
            <text:p>442,300,000</text:p>
          </table:table-cell>
          <table:table-cell table:formula="of:=[.B68]/[.B67]" office:value-type="float" office:value="1.03076206012584" calcext:value-type="float">
            <text:p>1.0308</text:p>
          </table:table-cell>
          <table:table-cell table:formula="of:=[.B68]+[.D67]" office:value-type="float" office:value="10029900000" calcext:value-type="float">
            <text:p>10,029,900,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([.$G$2] * ([.A69]-1)^2 + ([.A69]-1) * [.$G$3]) * [.$G$1]) + [.$G$1]" office:value-type="float" office:value="455700000" calcext:value-type="float">
            <text:p>455,700,000</text:p>
          </table:table-cell>
          <table:table-cell table:formula="of:=[.B69]/[.B68]" office:value-type="float" office:value="1.03029617906398" calcext:value-type="float">
            <text:p>1.0303</text:p>
          </table:table-cell>
          <table:table-cell table:formula="of:=[.B69]+[.D68]" office:value-type="float" office:value="10485600000" calcext:value-type="float">
            <text:p>10,485,600,000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([.$G$2] * ([.A70]-1)^2 + ([.A70]-1) * [.$G$3]) * [.$G$1]) + [.$G$1]" office:value-type="float" office:value="469300000" calcext:value-type="float">
            <text:p>469,300,000</text:p>
          </table:table-cell>
          <table:table-cell table:formula="of:=[.B70]/[.B69]" office:value-type="float" office:value="1.02984419574281" calcext:value-type="float">
            <text:p>1.0298</text:p>
          </table:table-cell>
          <table:table-cell table:formula="of:=[.B70]+[.D69]" office:value-type="float" office:value="10954900000" calcext:value-type="float">
            <text:p>10,954,900,00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$G$2] * ([.A71]-1)^2 + ([.A71]-1) * [.$G$3]) * [.$G$1]) + [.$G$1]" office:value-type="float" office:value="483100000" calcext:value-type="float">
            <text:p>483,100,000</text:p>
          </table:table-cell>
          <table:table-cell table:formula="of:=[.B71]/[.B70]" office:value-type="float" office:value="1.02940549754954" calcext:value-type="float">
            <text:p>1.0294</text:p>
          </table:table-cell>
          <table:table-cell table:formula="of:=[.B71]+[.D70]" office:value-type="float" office:value="11438000000" calcext:value-type="float">
            <text:p>11,438,000,00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([.$G$2] * ([.A72]-1)^2 + ([.A72]-1) * [.$G$3]) * [.$G$1]) + [.$G$1]" office:value-type="float" office:value="497100000" calcext:value-type="float">
            <text:p>497,100,000</text:p>
          </table:table-cell>
          <table:table-cell table:formula="of:=[.B72]/[.B71]" office:value-type="float" office:value="1.02897950734838" calcext:value-type="float">
            <text:p>1.0290</text:p>
          </table:table-cell>
          <table:table-cell table:formula="of:=[.B72]+[.D71]" office:value-type="float" office:value="11935100000" calcext:value-type="float">
            <text:p>11,935,100,00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([.$G$2] * ([.A73]-1)^2 + ([.A73]-1) * [.$G$3]) * [.$G$1]) + [.$G$1]" office:value-type="float" office:value="511300000" calcext:value-type="float">
            <text:p>511,300,000</text:p>
          </table:table-cell>
          <table:table-cell table:formula="of:=[.B73]/[.B72]" office:value-type="float" office:value="1.02856568094951" calcext:value-type="float">
            <text:p>1.0286</text:p>
          </table:table-cell>
          <table:table-cell table:formula="of:=[.B73]+[.D72]" office:value-type="float" office:value="12446400000" calcext:value-type="float">
            <text:p>12,446,400,000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([.$G$2] * ([.A74]-1)^2 + ([.A74]-1) * [.$G$3]) * [.$G$1]) + [.$G$1]" office:value-type="float" office:value="525700000" calcext:value-type="float">
            <text:p>525,700,000</text:p>
          </table:table-cell>
          <table:table-cell table:formula="of:=[.B74]/[.B73]" office:value-type="float" office:value="1.02816350479171" calcext:value-type="float">
            <text:p>1.0282</text:p>
          </table:table-cell>
          <table:table-cell table:formula="of:=[.B74]+[.D73]" office:value-type="float" office:value="12972100000" calcext:value-type="float">
            <text:p>12,972,100,0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([.$G$2] * ([.A75]-1)^2 + ([.A75]-1) * [.$G$3]) * [.$G$1]) + [.$G$1]" office:value-type="float" office:value="540300000" calcext:value-type="float">
            <text:p>540,300,000</text:p>
          </table:table-cell>
          <table:table-cell table:formula="of:=[.B75]/[.B74]" office:value-type="float" office:value="1.02777249381777" calcext:value-type="float">
            <text:p>1.0278</text:p>
          </table:table-cell>
          <table:table-cell table:formula="of:=[.B75]+[.D74]" office:value-type="float" office:value="13512400000" calcext:value-type="float">
            <text:p>13,512,400,00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([.$G$2] * ([.A76]-1)^2 + ([.A76]-1) * [.$G$3]) * [.$G$1]) + [.$G$1]" office:value-type="float" office:value="555100000" calcext:value-type="float">
            <text:p>555,100,000</text:p>
          </table:table-cell>
          <table:table-cell table:formula="of:=[.B76]/[.B75]" office:value-type="float" office:value="1.02739218952434" calcext:value-type="float">
            <text:p>1.0274</text:p>
          </table:table-cell>
          <table:table-cell table:formula="of:=[.B76]+[.D75]" office:value-type="float" office:value="14067500000" calcext:value-type="float">
            <text:p>14,067,500,00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([.$G$2] * ([.A77]-1)^2 + ([.A77]-1) * [.$G$3]) * [.$G$1]) + [.$G$1]" office:value-type="float" office:value="570100000" calcext:value-type="float">
            <text:p>570,100,000</text:p>
          </table:table-cell>
          <table:table-cell table:formula="of:=[.B77]/[.B76]" office:value-type="float" office:value="1.0270221581697" calcext:value-type="float">
            <text:p>1.0270</text:p>
          </table:table-cell>
          <table:table-cell table:formula="of:=[.B77]+[.D76]" office:value-type="float" office:value="14637600000" calcext:value-type="float">
            <text:p>14,637,600,00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([.$G$2] * ([.A78]-1)^2 + ([.A78]-1) * [.$G$3]) * [.$G$1]) + [.$G$1]" office:value-type="float" office:value="585300000" calcext:value-type="float">
            <text:p>585,300,000</text:p>
          </table:table-cell>
          <table:table-cell table:formula="of:=[.B78]/[.B77]" office:value-type="float" office:value="1.02666198912472" calcext:value-type="float">
            <text:p>1.0267</text:p>
          </table:table-cell>
          <table:table-cell table:formula="of:=[.B78]+[.D77]" office:value-type="float" office:value="15222900000" calcext:value-type="float">
            <text:p>15,222,900,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([.$G$2] * ([.A79]-1)^2 + ([.A79]-1) * [.$G$3]) * [.$G$1]) + [.$G$1]" office:value-type="float" office:value="600700000" calcext:value-type="float">
            <text:p>600,700,000</text:p>
          </table:table-cell>
          <table:table-cell table:formula="of:=[.B79]/[.B78]" office:value-type="float" office:value="1.02631129335384" calcext:value-type="float">
            <text:p>1.0263</text:p>
          </table:table-cell>
          <table:table-cell table:formula="of:=[.B79]+[.D78]" office:value-type="float" office:value="15823600000" calcext:value-type="float">
            <text:p>15,823,600,0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([.$G$2] * ([.A80]-1)^2 + ([.A80]-1) * [.$G$3]) * [.$G$1]) + [.$G$1]" office:value-type="float" office:value="616300000" calcext:value-type="float">
            <text:p>616,300,000</text:p>
          </table:table-cell>
          <table:table-cell table:formula="of:=[.B80]/[.B79]" office:value-type="float" office:value="1.02596970201432" calcext:value-type="float">
            <text:p>1.0260</text:p>
          </table:table-cell>
          <table:table-cell table:formula="of:=[.B80]+[.D79]" office:value-type="float" office:value="16439900000" calcext:value-type="float">
            <text:p>16,439,900,00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$G$2] * ([.A81]-1)^2 + ([.A81]-1) * [.$G$3]) * [.$G$1]) + [.$G$1]" office:value-type="float" office:value="632100000" calcext:value-type="float">
            <text:p>632,100,000</text:p>
          </table:table-cell>
          <table:table-cell table:formula="of:=[.B81]/[.B80]" office:value-type="float" office:value="1.02563686516307" calcext:value-type="float">
            <text:p>1.0256</text:p>
          </table:table-cell>
          <table:table-cell table:formula="of:=[.B81]+[.D80]" office:value-type="float" office:value="17072000000" calcext:value-type="float">
            <text:p>17,072,000,00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([.$G$2] * ([.A82]-1)^2 + ([.A82]-1) * [.$G$3]) * [.$G$1]) + [.$G$1]" office:value-type="float" office:value="648100000" calcext:value-type="float">
            <text:p>648,100,000</text:p>
          </table:table-cell>
          <table:table-cell table:formula="of:=[.B82]/[.B81]" office:value-type="float" office:value="1.02531245056162" calcext:value-type="float">
            <text:p>1.0253</text:p>
          </table:table-cell>
          <table:table-cell table:formula="of:=[.B82]+[.D81]" office:value-type="float" office:value="17720100000" calcext:value-type="float">
            <text:p>17,720,100,0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([.$G$2] * ([.A83]-1)^2 + ([.A83]-1) * [.$G$3]) * [.$G$1]) + [.$G$1]" office:value-type="float" office:value="664300000" calcext:value-type="float">
            <text:p>664,300,000</text:p>
          </table:table-cell>
          <table:table-cell table:formula="of:=[.B83]/[.B82]" office:value-type="float" office:value="1.02499614257059" calcext:value-type="float">
            <text:p>1.0250</text:p>
          </table:table-cell>
          <table:table-cell table:formula="of:=[.B83]+[.D82]" office:value-type="float" office:value="18384400000" calcext:value-type="float">
            <text:p>18,384,400,00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([.$G$2] * ([.A84]-1)^2 + ([.A84]-1) * [.$G$3]) * [.$G$1]) + [.$G$1]" office:value-type="float" office:value="680700000" calcext:value-type="float">
            <text:p>680,700,000</text:p>
          </table:table-cell>
          <table:table-cell table:formula="of:=[.B84]/[.B83]" office:value-type="float" office:value="1.024687641126" calcext:value-type="float">
            <text:p>1.0247</text:p>
          </table:table-cell>
          <table:table-cell table:formula="of:=[.B84]+[.D83]" office:value-type="float" office:value="19065100000" calcext:value-type="float">
            <text:p>19,065,100,0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([.$G$2] * ([.A85]-1)^2 + ([.A85]-1) * [.$G$3]) * [.$G$1]) + [.$G$1]" office:value-type="float" office:value="697300000" calcext:value-type="float">
            <text:p>697,300,000</text:p>
          </table:table-cell>
          <table:table-cell table:formula="of:=[.B85]/[.B84]" office:value-type="float" office:value="1.02438666079036" calcext:value-type="float">
            <text:p>1.0244</text:p>
          </table:table-cell>
          <table:table-cell table:formula="of:=[.B85]+[.D84]" office:value-type="float" office:value="19762400000" calcext:value-type="float">
            <text:p>19,762,400,00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([.$G$2] * ([.A86]-1)^2 + ([.A86]-1) * [.$G$3]) * [.$G$1]) + [.$G$1]" office:value-type="float" office:value="714100000" calcext:value-type="float">
            <text:p>714,100,000</text:p>
          </table:table-cell>
          <table:table-cell table:formula="of:=[.B86]/[.B85]" office:value-type="float" office:value="1.02409292987236" calcext:value-type="float">
            <text:p>1.0241</text:p>
          </table:table-cell>
          <table:table-cell table:formula="of:=[.B86]+[.D85]" office:value-type="float" office:value="20476500000" calcext:value-type="float">
            <text:p>20,476,500,00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([.$G$2] * ([.A87]-1)^2 + ([.A87]-1) * [.$G$3]) * [.$G$1]) + [.$G$1]" office:value-type="float" office:value="731100000" calcext:value-type="float">
            <text:p>731,100,000</text:p>
          </table:table-cell>
          <table:table-cell table:formula="of:=[.B87]/[.B86]" office:value-type="float" office:value="1.0238061896093" calcext:value-type="float">
            <text:p>1.0238</text:p>
          </table:table-cell>
          <table:table-cell table:formula="of:=[.B87]+[.D86]" office:value-type="float" office:value="21207600000" calcext:value-type="float">
            <text:p>21,207,600,0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([.$G$2] * ([.A88]-1)^2 + ([.A88]-1) * [.$G$3]) * [.$G$1]) + [.$G$1]" office:value-type="float" office:value="748300000" calcext:value-type="float">
            <text:p>748,300,000</text:p>
          </table:table-cell>
          <table:table-cell table:formula="of:=[.B88]/[.B87]" office:value-type="float" office:value="1.02352619340719" calcext:value-type="float">
            <text:p>1.0235</text:p>
          </table:table-cell>
          <table:table-cell table:formula="of:=[.B88]+[.D87]" office:value-type="float" office:value="21955900000" calcext:value-type="float">
            <text:p>21,955,900,0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([.$G$2] * ([.A89]-1)^2 + ([.A89]-1) * [.$G$3]) * [.$G$1]) + [.$G$1]" office:value-type="float" office:value="765700000" calcext:value-type="float">
            <text:p>765,700,000</text:p>
          </table:table-cell>
          <table:table-cell table:formula="of:=[.B89]/[.B88]" office:value-type="float" office:value="1.0232527061339" calcext:value-type="float">
            <text:p>1.0233</text:p>
          </table:table-cell>
          <table:table-cell table:formula="of:=[.B89]+[.D88]" office:value-type="float" office:value="22721600000" calcext:value-type="float">
            <text:p>22,721,600,0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([.$G$2] * ([.A90]-1)^2 + ([.A90]-1) * [.$G$3]) * [.$G$1]) + [.$G$1]" office:value-type="float" office:value="783300000" calcext:value-type="float">
            <text:p>783,300,000</text:p>
          </table:table-cell>
          <table:table-cell table:formula="of:=[.B90]/[.B89]" office:value-type="float" office:value="1.02298550346089" calcext:value-type="float">
            <text:p>1.0230</text:p>
          </table:table-cell>
          <table:table-cell table:formula="of:=[.B90]+[.D89]" office:value-type="float" office:value="23504900000" calcext:value-type="float">
            <text:p>23,504,900,0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$G$2] * ([.A91]-1)^2 + ([.A91]-1) * [.$G$3]) * [.$G$1]) + [.$G$1]" office:value-type="float" office:value="801100000" calcext:value-type="float">
            <text:p>801,100,000</text:p>
          </table:table-cell>
          <table:table-cell table:formula="of:=[.B91]/[.B90]" office:value-type="float" office:value="1.02272437124984" calcext:value-type="float">
            <text:p>1.0227</text:p>
          </table:table-cell>
          <table:table-cell table:formula="of:=[.B91]+[.D90]" office:value-type="float" office:value="24306000000" calcext:value-type="float">
            <text:p>24,306,000,0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([.$G$2] * ([.A92]-1)^2 + ([.A92]-1) * [.$G$3]) * [.$G$1]) + [.$G$1]" office:value-type="float" office:value="819100000" calcext:value-type="float">
            <text:p>819,100,000</text:p>
          </table:table-cell>
          <table:table-cell table:formula="of:=[.B92]/[.B91]" office:value-type="float" office:value="1.02246910498065" calcext:value-type="float">
            <text:p>1.0225</text:p>
          </table:table-cell>
          <table:table-cell table:formula="of:=[.B92]+[.D91]" office:value-type="float" office:value="25125100000" calcext:value-type="float">
            <text:p>25,125,100,0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([.$G$2] * ([.A93]-1)^2 + ([.A93]-1) * [.$G$3]) * [.$G$1]) + [.$G$1]" office:value-type="float" office:value="837300000" calcext:value-type="float">
            <text:p>837,300,000</text:p>
          </table:table-cell>
          <table:table-cell table:formula="of:=[.B93]/[.B92]" office:value-type="float" office:value="1.02221950921743" calcext:value-type="float">
            <text:p>1.0222</text:p>
          </table:table-cell>
          <table:table-cell table:formula="of:=[.B93]+[.D92]" office:value-type="float" office:value="25962400000" calcext:value-type="float">
            <text:p>25,962,400,0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([.$G$2] * ([.A94]-1)^2 + ([.A94]-1) * [.$G$3]) * [.$G$1]) + [.$G$1]" office:value-type="float" office:value="855700000" calcext:value-type="float">
            <text:p>855,700,000</text:p>
          </table:table-cell>
          <table:table-cell table:formula="of:=[.B94]/[.B93]" office:value-type="float" office:value="1.02197539710976" calcext:value-type="float">
            <text:p>1.0220</text:p>
          </table:table-cell>
          <table:table-cell table:formula="of:=[.B94]+[.D93]" office:value-type="float" office:value="26818100000" calcext:value-type="float">
            <text:p>26,818,100,0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([.$G$2] * ([.A95]-1)^2 + ([.A95]-1) * [.$G$3]) * [.$G$1]) + [.$G$1]" office:value-type="float" office:value="874300000" calcext:value-type="float">
            <text:p>874,300,000</text:p>
          </table:table-cell>
          <table:table-cell table:formula="of:=[.B95]/[.B94]" office:value-type="float" office:value="1.02173658992638" calcext:value-type="float">
            <text:p>1.0217</text:p>
          </table:table-cell>
          <table:table-cell table:formula="of:=[.B95]+[.D94]" office:value-type="float" office:value="27692400000" calcext:value-type="float">
            <text:p>27,692,400,0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([.$G$2] * ([.A96]-1)^2 + ([.A96]-1) * [.$G$3]) * [.$G$1]) + [.$G$1]" office:value-type="float" office:value="893100000" calcext:value-type="float">
            <text:p>893,100,000</text:p>
          </table:table-cell>
          <table:table-cell table:formula="of:=[.B96]/[.B95]" office:value-type="float" office:value="1.02150291661901" calcext:value-type="float">
            <text:p>1.0215</text:p>
          </table:table-cell>
          <table:table-cell table:formula="of:=[.B96]+[.D95]" office:value-type="float" office:value="28585500000" calcext:value-type="float">
            <text:p>28,585,500,0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([.$G$2] * ([.A97]-1)^2 + ([.A97]-1) * [.$G$3]) * [.$G$1]) + [.$G$1]" office:value-type="float" office:value="912100000" calcext:value-type="float">
            <text:p>912,100,000</text:p>
          </table:table-cell>
          <table:table-cell table:formula="of:=[.B97]/[.B96]" office:value-type="float" office:value="1.02127421341395" calcext:value-type="float">
            <text:p>1.0213</text:p>
          </table:table-cell>
          <table:table-cell table:formula="of:=[.B97]+[.D96]" office:value-type="float" office:value="29497600000" calcext:value-type="float">
            <text:p>29,497,600,0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([.$G$2] * ([.A98]-1)^2 + ([.A98]-1) * [.$G$3]) * [.$G$1]) + [.$G$1]" office:value-type="float" office:value="931300000" calcext:value-type="float">
            <text:p>931,300,000</text:p>
          </table:table-cell>
          <table:table-cell table:formula="of:=[.B98]/[.B97]" office:value-type="float" office:value="1.02105032342945" calcext:value-type="float">
            <text:p>1.0211</text:p>
          </table:table-cell>
          <table:table-cell table:formula="of:=[.B98]+[.D97]" office:value-type="float" office:value="30428900000" calcext:value-type="float">
            <text:p>30,428,900,0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([.$G$2] * ([.A99]-1)^2 + ([.A99]-1) * [.$G$3]) * [.$G$1]) + [.$G$1]" office:value-type="float" office:value="950700000" calcext:value-type="float">
            <text:p>950,700,000</text:p>
          </table:table-cell>
          <table:table-cell table:formula="of:=[.B99]/[.B98]" office:value-type="float" office:value="1.02083109631698" calcext:value-type="float">
            <text:p>1.0208</text:p>
          </table:table-cell>
          <table:table-cell table:formula="of:=[.B99]+[.D98]" office:value-type="float" office:value="31379600000" calcext:value-type="float">
            <text:p>31,379,600,0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([.$G$2] * ([.A100]-1)^2 + ([.A100]-1) * [.$G$3]) * [.$G$1]) + [.$G$1]" office:value-type="float" office:value="970300000" calcext:value-type="float">
            <text:p>970,300,000</text:p>
          </table:table-cell>
          <table:table-cell table:formula="of:=[.B100]/[.B99]" office:value-type="float" office:value="1.02061638792469" calcext:value-type="float">
            <text:p>1.0206</text:p>
          </table:table-cell>
          <table:table-cell table:formula="of:=[.B100]+[.D99]" office:value-type="float" office:value="32349900000" calcext:value-type="float">
            <text:p>32,349,900,0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$G$2] * ([.A101]-1)^2 + ([.A101]-1) * [.$G$3]) * [.$G$1]) + [.$G$1]" office:value-type="float" office:value="990100000" calcext:value-type="float">
            <text:p>990,100,000</text:p>
          </table:table-cell>
          <table:table-cell table:formula="of:=[.B101]/[.B100]" office:value-type="float" office:value="1.02040605998145" calcext:value-type="float">
            <text:p>1.0204</text:p>
          </table:table-cell>
          <table:table-cell table:formula="of:=[.B101]+[.D100]" office:value-type="float" office:value="33340000000" calcext:value-type="float">
            <text:p>33,340,000,0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([.$G$2] * ([.A102]-1)^2 + ([.A102]-1) * [.$G$3]) * [.$G$1]) + [.$G$1]" office:value-type="float" office:value="1010100000" calcext:value-type="float">
            <text:p>1,010,100,000</text:p>
          </table:table-cell>
          <table:table-cell table:formula="of:=[.B102]/[.B101]" office:value-type="float" office:value="1.02019997980002" calcext:value-type="float">
            <text:p>1.0202</text:p>
          </table:table-cell>
          <table:table-cell table:formula="of:=[.B102]+[.D101]" office:value-type="float" office:value="34350100000" calcext:value-type="float">
            <text:p>34,350,100,00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([.$G$2] * ([.A103]-1)^2 + ([.A103]-1) * [.$G$3]) * [.$G$1]) + [.$G$1]" office:value-type="float" office:value="1030300000" calcext:value-type="float">
            <text:p>1,030,300,000</text:p>
          </table:table-cell>
          <table:table-cell table:formula="of:=[.B103]/[.B102]" office:value-type="float" office:value="1.01999801999802" calcext:value-type="float">
            <text:p>1.0200</text:p>
          </table:table-cell>
          <table:table-cell table:formula="of:=[.B103]+[.D102]" office:value-type="float" office:value="35380400000" calcext:value-type="float">
            <text:p>35,380,400,00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([.$G$2] * ([.A104]-1)^2 + ([.A104]-1) * [.$G$3]) * [.$G$1]) + [.$G$1]" office:value-type="float" office:value="1050700000" calcext:value-type="float">
            <text:p>1,050,700,000</text:p>
          </table:table-cell>
          <table:table-cell table:formula="of:=[.B104]/[.B103]" office:value-type="float" office:value="1.01980005823547" calcext:value-type="float">
            <text:p>1.0198</text:p>
          </table:table-cell>
          <table:table-cell table:formula="of:=[.B104]+[.D103]" office:value-type="float" office:value="36431100000" calcext:value-type="float">
            <text:p>36,431,100,0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([.$G$2] * ([.A105]-1)^2 + ([.A105]-1) * [.$G$3]) * [.$G$1]) + [.$G$1]" office:value-type="float" office:value="1071300000" calcext:value-type="float">
            <text:p>1,071,300,000</text:p>
          </table:table-cell>
          <table:table-cell table:formula="of:=[.B105]/[.B104]" office:value-type="float" office:value="1.01960597696774" calcext:value-type="float">
            <text:p>1.0196</text:p>
          </table:table-cell>
          <table:table-cell table:formula="of:=[.B105]+[.D104]" office:value-type="float" office:value="37502400000" calcext:value-type="float">
            <text:p>37,502,400,0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([.$G$2] * ([.A106]-1)^2 + ([.A106]-1) * [.$G$3]) * [.$G$1]) + [.$G$1]" office:value-type="float" office:value="1092100000" calcext:value-type="float">
            <text:p>1,092,100,000</text:p>
          </table:table-cell>
          <table:table-cell table:formula="of:=[.B106]/[.B105]" office:value-type="float" office:value="1.01941566321292" calcext:value-type="float">
            <text:p>1.0194</text:p>
          </table:table-cell>
          <table:table-cell table:formula="of:=[.B106]+[.D105]" office:value-type="float" office:value="38594500000" calcext:value-type="float">
            <text:p>38,594,500,0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([.$G$2] * ([.A107]-1)^2 + ([.A107]-1) * [.$G$3]) * [.$G$1]) + [.$G$1]" office:value-type="float" office:value="1113100000" calcext:value-type="float">
            <text:p>1,113,100,000</text:p>
          </table:table-cell>
          <table:table-cell table:formula="of:=[.B107]/[.B106]" office:value-type="float" office:value="1.01922900833257" calcext:value-type="float">
            <text:p>1.0192</text:p>
          </table:table-cell>
          <table:table-cell table:formula="of:=[.B107]+[.D106]" office:value-type="float" office:value="39707600000" calcext:value-type="float">
            <text:p>39,707,600,0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([.$G$2] * ([.A108]-1)^2 + ([.A108]-1) * [.$G$3]) * [.$G$1]) + [.$G$1]" office:value-type="float" office:value="1134300000" calcext:value-type="float">
            <text:p>1,134,300,000</text:p>
          </table:table-cell>
          <table:table-cell table:formula="of:=[.B108]/[.B107]" office:value-type="float" office:value="1.01904590782499" calcext:value-type="float">
            <text:p>1.0190</text:p>
          </table:table-cell>
          <table:table-cell table:formula="of:=[.B108]+[.D107]" office:value-type="float" office:value="40841900000" calcext:value-type="float">
            <text:p>40,841,900,00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([.$G$2] * ([.A109]-1)^2 + ([.A109]-1) * [.$G$3]) * [.$G$1]) + [.$G$1]" office:value-type="float" office:value="1155700000" calcext:value-type="float">
            <text:p>1,155,700,000</text:p>
          </table:table-cell>
          <table:table-cell table:formula="of:=[.B109]/[.B108]" office:value-type="float" office:value="1.01886626113021" calcext:value-type="float">
            <text:p>1.0189</text:p>
          </table:table-cell>
          <table:table-cell table:formula="of:=[.B109]+[.D108]" office:value-type="float" office:value="41997600000" calcext:value-type="float">
            <text:p>41,997,600,0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([.$G$2] * ([.A110]-1)^2 + ([.A110]-1) * [.$G$3]) * [.$G$1]) + [.$G$1]" office:value-type="float" office:value="1177300000" calcext:value-type="float">
            <text:p>1,177,300,000</text:p>
          </table:table-cell>
          <table:table-cell table:formula="of:=[.B110]/[.B109]" office:value-type="float" office:value="1.01868997144588" calcext:value-type="float">
            <text:p>1.0187</text:p>
          </table:table-cell>
          <table:table-cell table:formula="of:=[.B110]+[.D109]" office:value-type="float" office:value="43174900000" calcext:value-type="float">
            <text:p>43,174,900,0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$G$2] * ([.A111]-1)^2 + ([.A111]-1) * [.$G$3]) * [.$G$1]) + [.$G$1]" office:value-type="float" office:value="1199100000" calcext:value-type="float">
            <text:p>1,199,100,000</text:p>
          </table:table-cell>
          <table:table-cell table:formula="of:=[.B111]/[.B110]" office:value-type="float" office:value="1.01851694555339" calcext:value-type="float">
            <text:p>1.0185</text:p>
          </table:table-cell>
          <table:table-cell table:formula="of:=[.B111]+[.D110]" office:value-type="float" office:value="44374000000" calcext:value-type="float">
            <text:p>44,374,000,00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([.$G$2] * ([.A112]-1)^2 + ([.A112]-1) * [.$G$3]) * [.$G$1]) + [.$G$1]" office:value-type="float" office:value="1221100000" calcext:value-type="float">
            <text:p>1,221,100,000</text:p>
          </table:table-cell>
          <table:table-cell table:formula="of:=[.B112]/[.B111]" office:value-type="float" office:value="1.01834709365357" calcext:value-type="float">
            <text:p>1.0183</text:p>
          </table:table-cell>
          <table:table-cell table:formula="of:=[.B112]+[.D111]" office:value-type="float" office:value="45595100000" calcext:value-type="float">
            <text:p>45,595,100,0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([.$G$2] * ([.A113]-1)^2 + ([.A113]-1) * [.$G$3]) * [.$G$1]) + [.$G$1]" office:value-type="float" office:value="1243300000" calcext:value-type="float">
            <text:p>1,243,300,000</text:p>
          </table:table-cell>
          <table:table-cell table:formula="of:=[.B113]/[.B112]" office:value-type="float" office:value="1.01818032921137" calcext:value-type="float">
            <text:p>1.0182</text:p>
          </table:table-cell>
          <table:table-cell table:formula="of:=[.B113]+[.D112]" office:value-type="float" office:value="46838400000" calcext:value-type="float">
            <text:p>46,838,400,00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([.$G$2] * ([.A114]-1)^2 + ([.A114]-1) * [.$G$3]) * [.$G$1]) + [.$G$1]" office:value-type="float" office:value="1265700000" calcext:value-type="float">
            <text:p>1,265,700,000</text:p>
          </table:table-cell>
          <table:table-cell table:formula="of:=[.B114]/[.B113]" office:value-type="float" office:value="1.01801656880882" calcext:value-type="float">
            <text:p>1.0180</text:p>
          </table:table-cell>
          <table:table-cell table:formula="of:=[.B114]+[.D113]" office:value-type="float" office:value="48104100000" calcext:value-type="float">
            <text:p>48,104,100,0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([.$G$2] * ([.A115]-1)^2 + ([.A115]-1) * [.$G$3]) * [.$G$1]) + [.$G$1]" office:value-type="float" office:value="1288300000" calcext:value-type="float">
            <text:p>1,288,300,000</text:p>
          </table:table-cell>
          <table:table-cell table:formula="of:=[.B115]/[.B114]" office:value-type="float" office:value="1.017855732006" calcext:value-type="float">
            <text:p>1.0179</text:p>
          </table:table-cell>
          <table:table-cell table:formula="of:=[.B115]+[.D114]" office:value-type="float" office:value="49392400000" calcext:value-type="float">
            <text:p>49,392,400,00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([.$G$2] * ([.A116]-1)^2 + ([.A116]-1) * [.$G$3]) * [.$G$1]) + [.$G$1]" office:value-type="float" office:value="1311100000" calcext:value-type="float">
            <text:p>1,311,100,000</text:p>
          </table:table-cell>
          <table:table-cell table:formula="of:=[.B116]/[.B115]" office:value-type="float" office:value="1.01769774120935" calcext:value-type="float">
            <text:p>1.0177</text:p>
          </table:table-cell>
          <table:table-cell table:formula="of:=[.B116]+[.D115]" office:value-type="float" office:value="50703500000" calcext:value-type="float">
            <text:p>50,703,500,00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([.$G$2] * ([.A117]-1)^2 + ([.A117]-1) * [.$G$3]) * [.$G$1]) + [.$G$1]" office:value-type="float" office:value="1334100000" calcext:value-type="float">
            <text:p>1,334,100,000</text:p>
          </table:table-cell>
          <table:table-cell table:formula="of:=[.B117]/[.B116]" office:value-type="float" office:value="1.01754252154679" calcext:value-type="float">
            <text:p>1.0175</text:p>
          </table:table-cell>
          <table:table-cell table:formula="of:=[.B117]+[.D116]" office:value-type="float" office:value="52037600000" calcext:value-type="float">
            <text:p>52,037,600,00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([.$G$2] * ([.A118]-1)^2 + ([.A118]-1) * [.$G$3]) * [.$G$1]) + [.$G$1]" office:value-type="float" office:value="1357300000" calcext:value-type="float">
            <text:p>1,357,300,000</text:p>
          </table:table-cell>
          <table:table-cell table:formula="of:=[.B118]/[.B117]" office:value-type="float" office:value="1.01739000074957" calcext:value-type="float">
            <text:p>1.0174</text:p>
          </table:table-cell>
          <table:table-cell table:formula="of:=[.B118]+[.D117]" office:value-type="float" office:value="53394900000" calcext:value-type="float">
            <text:p>53,394,900,00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([.$G$2] * ([.A119]-1)^2 + ([.A119]-1) * [.$G$3]) * [.$G$1]) + [.$G$1]" office:value-type="float" office:value="1380700000" calcext:value-type="float">
            <text:p>1,380,700,000</text:p>
          </table:table-cell>
          <table:table-cell table:formula="of:=[.B119]/[.B118]" office:value-type="float" office:value="1.01724010904001" calcext:value-type="float">
            <text:p>1.0172</text:p>
          </table:table-cell>
          <table:table-cell table:formula="of:=[.B119]+[.D118]" office:value-type="float" office:value="54775600000" calcext:value-type="float">
            <text:p>54,775,600,00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([.$G$2] * ([.A120]-1)^2 + ([.A120]-1) * [.$G$3]) * [.$G$1]) + [.$G$1]" office:value-type="float" office:value="1404300000" calcext:value-type="float">
            <text:p>1,404,300,000</text:p>
          </table:table-cell>
          <table:table-cell table:formula="of:=[.B120]/[.B119]" office:value-type="float" office:value="1.01709277902513" calcext:value-type="float">
            <text:p>1.0171</text:p>
          </table:table-cell>
          <table:table-cell table:formula="of:=[.B120]+[.D119]" office:value-type="float" office:value="56179900000" calcext:value-type="float">
            <text:p>56,179,900,00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$G$2] * ([.A121]-1)^2 + ([.A121]-1) * [.$G$3]) * [.$G$1]) + [.$G$1]" office:value-type="float" office:value="1428100000" calcext:value-type="float">
            <text:p>1,428,100,000</text:p>
          </table:table-cell>
          <table:table-cell table:formula="of:=[.B121]/[.B120]" office:value-type="float" office:value="1.01694794559567" calcext:value-type="float">
            <text:p>1.0169</text:p>
          </table:table-cell>
          <table:table-cell table:formula="of:=[.B121]+[.D120]" office:value-type="float" office:value="57608000000" calcext:value-type="float">
            <text:p>57,608,000,00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([.$G$2] * ([.A122]-1)^2 + ([.A122]-1) * [.$G$3]) * [.$G$1]) + [.$G$1]" office:value-type="float" office:value="1452100000" calcext:value-type="float">
            <text:p>1,452,100,000</text:p>
          </table:table-cell>
          <table:table-cell table:formula="of:=[.B122]/[.B121]" office:value-type="float" office:value="1.01680554583012" calcext:value-type="float">
            <text:p>1.0168</text:p>
          </table:table-cell>
          <table:table-cell table:formula="of:=[.B122]+[.D121]" office:value-type="float" office:value="59060100000" calcext:value-type="float">
            <text:p>59,060,100,000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([.$G$2] * ([.A123]-1)^2 + ([.A123]-1) * [.$G$3]) * [.$G$1]) + [.$G$1]" office:value-type="float" office:value="1476300000" calcext:value-type="float">
            <text:p>1,476,300,000</text:p>
          </table:table-cell>
          <table:table-cell table:formula="of:=[.B123]/[.B122]" office:value-type="float" office:value="1.01666551890366" calcext:value-type="float">
            <text:p>1.0167</text:p>
          </table:table-cell>
          <table:table-cell table:formula="of:=[.B123]+[.D122]" office:value-type="float" office:value="60536400000" calcext:value-type="float">
            <text:p>60,536,400,000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([.$G$2] * ([.A124]-1)^2 + ([.A124]-1) * [.$G$3]) * [.$G$1]) + [.$G$1]" office:value-type="float" office:value="1500700000" calcext:value-type="float">
            <text:p>1,500,700,000</text:p>
          </table:table-cell>
          <table:table-cell table:formula="of:=[.B124]/[.B123]" office:value-type="float" office:value="1.01652780600149" calcext:value-type="float">
            <text:p>1.0165</text:p>
          </table:table-cell>
          <table:table-cell table:formula="of:=[.B124]+[.D123]" office:value-type="float" office:value="62037100000" calcext:value-type="float">
            <text:p>62,037,100,000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$G$2] * ([.A125]-1)^2 + ([.A125]-1) * [.$G$3]) * [.$G$1]) + [.$G$1]" office:value-type="float" office:value="1525300000" calcext:value-type="float">
            <text:p>1,525,300,000</text:p>
          </table:table-cell>
          <table:table-cell table:formula="of:=[.B125]/[.B124]" office:value-type="float" office:value="1.01639235023656" calcext:value-type="float">
            <text:p>1.0164</text:p>
          </table:table-cell>
          <table:table-cell table:formula="of:=[.B125]+[.D124]" office:value-type="float" office:value="63562400000" calcext:value-type="float">
            <text:p>63,562,400,000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([.$G$2] * ([.A126]-1)^2 + ([.A126]-1) * [.$G$3]) * [.$G$1]) + [.$G$1]" office:value-type="float" office:value="1550100000" calcext:value-type="float">
            <text:p>1,550,100,000</text:p>
          </table:table-cell>
          <table:table-cell table:formula="of:=[.B126]/[.B125]" office:value-type="float" office:value="1.01625909657117" calcext:value-type="float">
            <text:p>1.0163</text:p>
          </table:table-cell>
          <table:table-cell table:formula="of:=[.B126]+[.D125]" office:value-type="float" office:value="65112500000" calcext:value-type="float">
            <text:p>65,112,500,000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$G$2] * ([.A127]-1)^2 + ([.A127]-1) * [.$G$3]) * [.$G$1]) + [.$G$1]" office:value-type="float" office:value="1575100000" calcext:value-type="float">
            <text:p>1,575,100,000</text:p>
          </table:table-cell>
          <table:table-cell table:formula="of:=[.B127]/[.B126]" office:value-type="float" office:value="1.01612799174247" calcext:value-type="float">
            <text:p>1.0161</text:p>
          </table:table-cell>
          <table:table-cell table:formula="of:=[.B127]+[.D126]" office:value-type="float" office:value="66687600000" calcext:value-type="float">
            <text:p>66,687,600,000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([.$G$2] * ([.A128]-1)^2 + ([.A128]-1) * [.$G$3]) * [.$G$1]) + [.$G$1]" office:value-type="float" office:value="1600300000" calcext:value-type="float">
            <text:p>1,600,300,000</text:p>
          </table:table-cell>
          <table:table-cell table:formula="of:=[.B128]/[.B127]" office:value-type="float" office:value="1.01599898419148" calcext:value-type="float">
            <text:p>1.0160</text:p>
          </table:table-cell>
          <table:table-cell table:formula="of:=[.B128]+[.D127]" office:value-type="float" office:value="68287900000" calcext:value-type="float">
            <text:p>68,287,900,000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$G$2] * ([.A129]-1)^2 + ([.A129]-1) * [.$G$3]) * [.$G$1]) + [.$G$1]" office:value-type="float" office:value="1625700000" calcext:value-type="float">
            <text:p>1,625,700,000</text:p>
          </table:table-cell>
          <table:table-cell table:formula="of:=[.B129]/[.B128]" office:value-type="float" office:value="1.0158720239955" calcext:value-type="float">
            <text:p>1.0159</text:p>
          </table:table-cell>
          <table:table-cell table:formula="of:=[.B129]+[.D128]" office:value-type="float" office:value="69913600000" calcext:value-type="float">
            <text:p>69,913,600,000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([.$G$2] * ([.A130]-1)^2 + ([.A130]-1) * [.$G$3]) * [.$G$1]) + [.$G$1]" office:value-type="float" office:value="1651300000" calcext:value-type="float">
            <text:p>1,651,300,000</text:p>
          </table:table-cell>
          <table:table-cell table:formula="of:=[.B130]/[.B129]" office:value-type="float" office:value="1.01574706280372" calcext:value-type="float">
            <text:p>1.0157</text:p>
          </table:table-cell>
          <table:table-cell table:formula="of:=[.B130]+[.D129]" office:value-type="float" office:value="71564900000" calcext:value-type="float">
            <text:p>71,564,900,000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$G$2] * ([.A131]-1)^2 + ([.A131]-1) * [.$G$3]) * [.$G$1]) + [.$G$1]" office:value-type="float" office:value="1677100000" calcext:value-type="float">
            <text:p>1,677,100,000</text:p>
          </table:table-cell>
          <table:table-cell table:formula="of:=[.B131]/[.B130]" office:value-type="float" office:value="1.01562405377581" calcext:value-type="float">
            <text:p>1.0156</text:p>
          </table:table-cell>
          <table:table-cell table:formula="of:=[.B131]+[.D130]" office:value-type="float" office:value="73242000000" calcext:value-type="float">
            <text:p>73,242,000,00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([.$G$2] * ([.A132]-1)^2 + ([.A132]-1) * [.$G$3]) * [.$G$1]) + [.$G$1]" office:value-type="float" office:value="1703100000" calcext:value-type="float">
            <text:p>1,703,100,000</text:p>
          </table:table-cell>
          <table:table-cell table:formula="of:=[.B132]/[.B131]" office:value-type="float" office:value="1.01550295152346" calcext:value-type="float">
            <text:p>1.0155</text:p>
          </table:table-cell>
          <table:table-cell table:formula="of:=[.B132]+[.D131]" office:value-type="float" office:value="74945100000" calcext:value-type="float">
            <text:p>74,945,100,000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([.$G$2] * ([.A133]-1)^2 + ([.A133]-1) * [.$G$3]) * [.$G$1]) + [.$G$1]" office:value-type="float" office:value="1729300000" calcext:value-type="float">
            <text:p>1,729,300,000</text:p>
          </table:table-cell>
          <table:table-cell table:formula="of:=[.B133]/[.B132]" office:value-type="float" office:value="1.01538371205449" calcext:value-type="float">
            <text:p>1.0154</text:p>
          </table:table-cell>
          <table:table-cell table:formula="of:=[.B133]+[.D132]" office:value-type="float" office:value="76674400000" calcext:value-type="float">
            <text:p>76,674,400,000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([.$G$2] * ([.A134]-1)^2 + ([.A134]-1) * [.$G$3]) * [.$G$1]) + [.$G$1]" office:value-type="float" office:value="1755700000" calcext:value-type="float">
            <text:p>1,755,700,000</text:p>
          </table:table-cell>
          <table:table-cell table:formula="of:=[.B134]/[.B133]" office:value-type="float" office:value="1.0152662927196" calcext:value-type="float">
            <text:p>1.0153</text:p>
          </table:table-cell>
          <table:table-cell table:formula="of:=[.B134]+[.D133]" office:value-type="float" office:value="78430100000" calcext:value-type="float">
            <text:p>78,430,100,000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([.$G$2] * ([.A135]-1)^2 + ([.A135]-1) * [.$G$3]) * [.$G$1]) + [.$G$1]" office:value-type="float" office:value="1782300000" calcext:value-type="float">
            <text:p>1,782,300,000</text:p>
          </table:table-cell>
          <table:table-cell table:formula="of:=[.B135]/[.B134]" office:value-type="float" office:value="1.01515065216153" calcext:value-type="float">
            <text:p>1.0152</text:p>
          </table:table-cell>
          <table:table-cell table:formula="of:=[.B135]+[.D134]" office:value-type="float" office:value="80212400000" calcext:value-type="float">
            <text:p>80,212,400,000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([.$G$2] * ([.A136]-1)^2 + ([.A136]-1) * [.$G$3]) * [.$G$1]) + [.$G$1]" office:value-type="float" office:value="1809100000" calcext:value-type="float">
            <text:p>1,809,100,000</text:p>
          </table:table-cell>
          <table:table-cell table:formula="of:=[.B136]/[.B135]" office:value-type="float" office:value="1.01503675026651" calcext:value-type="float">
            <text:p>1.0150</text:p>
          </table:table-cell>
          <table:table-cell table:formula="of:=[.B136]+[.D135]" office:value-type="float" office:value="82021500000" calcext:value-type="float">
            <text:p>82,021,500,000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([.$G$2] * ([.A137]-1)^2 + ([.A137]-1) * [.$G$3]) * [.$G$1]) + [.$G$1]" office:value-type="float" office:value="1836100000" calcext:value-type="float">
            <text:p>1,836,100,000</text:p>
          </table:table-cell>
          <table:table-cell table:formula="of:=[.B137]/[.B136]" office:value-type="float" office:value="1.01492454811785" calcext:value-type="float">
            <text:p>1.0149</text:p>
          </table:table-cell>
          <table:table-cell table:formula="of:=[.B137]+[.D136]" office:value-type="float" office:value="83857600000" calcext:value-type="float">
            <text:p>83,857,600,000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([.$G$2] * ([.A138]-1)^2 + ([.A138]-1) * [.$G$3]) * [.$G$1]) + [.$G$1]" office:value-type="float" office:value="1863300000" calcext:value-type="float">
            <text:p>1,863,300,000</text:p>
          </table:table-cell>
          <table:table-cell table:formula="of:=[.B138]/[.B137]" office:value-type="float" office:value="1.01481400795164" calcext:value-type="float">
            <text:p>1.0148</text:p>
          </table:table-cell>
          <table:table-cell table:formula="of:=[.B138]+[.D137]" office:value-type="float" office:value="85720900000" calcext:value-type="float">
            <text:p>85,720,900,000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([.$G$2] * ([.A139]-1)^2 + ([.A139]-1) * [.$G$3]) * [.$G$1]) + [.$G$1]" office:value-type="float" office:value="1890700000" calcext:value-type="float">
            <text:p>1,890,700,000</text:p>
          </table:table-cell>
          <table:table-cell table:formula="of:=[.B139]/[.B138]" office:value-type="float" office:value="1.01470509311437" calcext:value-type="float">
            <text:p>1.0147</text:p>
          </table:table-cell>
          <table:table-cell table:formula="of:=[.B139]+[.D138]" office:value-type="float" office:value="87611600000" calcext:value-type="float">
            <text:p>87,611,600,000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([.$G$2] * ([.A140]-1)^2 + ([.A140]-1) * [.$G$3]) * [.$G$1]) + [.$G$1]" office:value-type="float" office:value="1918300000" calcext:value-type="float">
            <text:p>1,918,300,000</text:p>
          </table:table-cell>
          <table:table-cell table:formula="of:=[.B140]/[.B139]" office:value-type="float" office:value="1.01459776802243" calcext:value-type="float">
            <text:p>1.0146</text:p>
          </table:table-cell>
          <table:table-cell table:formula="of:=[.B140]+[.D139]" office:value-type="float" office:value="89529900000" calcext:value-type="float">
            <text:p>89,529,900,000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$G$2] * ([.A141]-1)^2 + ([.A141]-1) * [.$G$3]) * [.$G$1]) + [.$G$1]" office:value-type="float" office:value="1946100000" calcext:value-type="float">
            <text:p>1,946,100,000</text:p>
          </table:table-cell>
          <table:table-cell table:formula="of:=[.B141]/[.B140]" office:value-type="float" office:value="1.01449199812334" calcext:value-type="float">
            <text:p>1.0145</text:p>
          </table:table-cell>
          <table:table-cell table:formula="of:=[.B141]+[.D140]" office:value-type="float" office:value="91476000000" calcext:value-type="float">
            <text:p>91,476,000,000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([.$G$2] * ([.A142]-1)^2 + ([.A142]-1) * [.$G$3]) * [.$G$1]) + [.$G$1]" office:value-type="float" office:value="1974100000" calcext:value-type="float">
            <text:p>1,974,100,000</text:p>
          </table:table-cell>
          <table:table-cell table:formula="of:=[.B142]/[.B141]" office:value-type="float" office:value="1.01438774985869" calcext:value-type="float">
            <text:p>1.0144</text:p>
          </table:table-cell>
          <table:table-cell table:formula="of:=[.B142]+[.D141]" office:value-type="float" office:value="93450100000" calcext:value-type="float">
            <text:p>93,450,100,000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([.$G$2] * ([.A143]-1)^2 + ([.A143]-1) * [.$G$3]) * [.$G$1]) + [.$G$1]" office:value-type="float" office:value="2002300000" calcext:value-type="float">
            <text:p>2,002,300,000</text:p>
          </table:table-cell>
          <table:table-cell table:formula="of:=[.B143]/[.B142]" office:value-type="float" office:value="1.01428499062864" calcext:value-type="float">
            <text:p>1.0143</text:p>
          </table:table-cell>
          <table:table-cell table:formula="of:=[.B143]+[.D142]" office:value-type="float" office:value="95452400000" calcext:value-type="float">
            <text:p>95,452,400,000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([.$G$2] * ([.A144]-1)^2 + ([.A144]-1) * [.$G$3]) * [.$G$1]) + [.$G$1]" office:value-type="float" office:value="2030700000" calcext:value-type="float">
            <text:p>2,030,700,000</text:p>
          </table:table-cell>
          <table:table-cell table:formula="of:=[.B144]/[.B143]" office:value-type="float" office:value="1.01418368875793" calcext:value-type="float">
            <text:p>1.0142</text:p>
          </table:table-cell>
          <table:table-cell table:formula="of:=[.B144]+[.D143]" office:value-type="float" office:value="97483100000" calcext:value-type="float">
            <text:p>97,483,100,000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([.$G$2] * ([.A145]-1)^2 + ([.A145]-1) * [.$G$3]) * [.$G$1]) + [.$G$1]" office:value-type="float" office:value="2059300000" calcext:value-type="float">
            <text:p>2,059,300,000</text:p>
          </table:table-cell>
          <table:table-cell table:formula="of:=[.B145]/[.B144]" office:value-type="float" office:value="1.01408381346334" calcext:value-type="float">
            <text:p>1.0141</text:p>
          </table:table-cell>
          <table:table-cell table:formula="of:=[.B145]+[.D144]" office:value-type="float" office:value="99542400000" calcext:value-type="float">
            <text:p>99,542,400,000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([.$G$2] * ([.A146]-1)^2 + ([.A146]-1) * [.$G$3]) * [.$G$1]) + [.$G$1]" office:value-type="float" office:value="2088100000" calcext:value-type="float">
            <text:p>2,088,100,000</text:p>
          </table:table-cell>
          <table:table-cell table:formula="of:=[.B146]/[.B145]" office:value-type="float" office:value="1.01398533482251" calcext:value-type="float">
            <text:p>1.0140</text:p>
          </table:table-cell>
          <table:table-cell table:formula="of:=[.B146]+[.D145]" office:value-type="float" office:value="101630500000" calcext:value-type="float">
            <text:p>101,630,500,000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([.$G$2] * ([.A147]-1)^2 + ([.A147]-1) * [.$G$3]) * [.$G$1]) + [.$G$1]" office:value-type="float" office:value="2117100000" calcext:value-type="float">
            <text:p>2,117,100,000</text:p>
          </table:table-cell>
          <table:table-cell table:formula="of:=[.B147]/[.B146]" office:value-type="float" office:value="1.01388822374407" calcext:value-type="float">
            <text:p>1.0139</text:p>
          </table:table-cell>
          <table:table-cell table:formula="of:=[.B147]+[.D146]" office:value-type="float" office:value="103747600000" calcext:value-type="float">
            <text:p>103,747,600,000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([.$G$2] * ([.A148]-1)^2 + ([.A148]-1) * [.$G$3]) * [.$G$1]) + [.$G$1]" office:value-type="float" office:value="2146300000" calcext:value-type="float">
            <text:p>2,146,300,000</text:p>
          </table:table-cell>
          <table:table-cell table:formula="of:=[.B148]/[.B147]" office:value-type="float" office:value="1.01379245193897" calcext:value-type="float">
            <text:p>1.0138</text:p>
          </table:table-cell>
          <table:table-cell table:formula="of:=[.B148]+[.D147]" office:value-type="float" office:value="105893900000" calcext:value-type="float">
            <text:p>105,893,900,000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([.$G$2] * ([.A149]-1)^2 + ([.A149]-1) * [.$G$3]) * [.$G$1]) + [.$G$1]" office:value-type="float" office:value="2175700000" calcext:value-type="float">
            <text:p>2,175,700,000</text:p>
          </table:table-cell>
          <table:table-cell table:formula="of:=[.B149]/[.B148]" office:value-type="float" office:value="1.01369799189303" calcext:value-type="float">
            <text:p>1.0137</text:p>
          </table:table-cell>
          <table:table-cell table:formula="of:=[.B149]+[.D148]" office:value-type="float" office:value="108069600000" calcext:value-type="float">
            <text:p>108,069,600,000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([.$G$2] * ([.A150]-1)^2 + ([.A150]-1) * [.$G$3]) * [.$G$1]) + [.$G$1]" office:value-type="float" office:value="2205300000" calcext:value-type="float">
            <text:p>2,205,300,000</text:p>
          </table:table-cell>
          <table:table-cell table:formula="of:=[.B150]/[.B149]" office:value-type="float" office:value="1.01360481684056" calcext:value-type="float">
            <text:p>1.0136</text:p>
          </table:table-cell>
          <table:table-cell table:formula="of:=[.B150]+[.D149]" office:value-type="float" office:value="110274900000" calcext:value-type="float">
            <text:p>110,274,900,000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$G$2] * ([.A151]-1)^2 + ([.A151]-1) * [.$G$3]) * [.$G$1]) + [.$G$1]" office:value-type="float" office:value="2235100000" calcext:value-type="float">
            <text:p>2,235,100,000</text:p>
          </table:table-cell>
          <table:table-cell table:formula="of:=[.B151]/[.B150]" office:value-type="float" office:value="1.01351290073913" calcext:value-type="float">
            <text:p>1.0135</text:p>
          </table:table-cell>
          <table:table-cell table:formula="of:=[.B151]+[.D150]" office:value-type="float" office:value="112510000000" calcext:value-type="float">
            <text:p>112,510,000,00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([.$G$2] * ([.A152]-1)^2 + ([.A152]-1) * [.$G$3]) * [.$G$1]) + [.$G$1]" office:value-type="float" office:value="2265100000" calcext:value-type="float">
            <text:p>2,265,100,000</text:p>
          </table:table-cell>
          <table:table-cell table:formula="of:=[.B152]/[.B151]" office:value-type="float" office:value="1.01342221824527" calcext:value-type="float">
            <text:p>1.0134</text:p>
          </table:table-cell>
          <table:table-cell table:formula="of:=[.B152]+[.D151]" office:value-type="float" office:value="114775100000" calcext:value-type="float">
            <text:p>114,775,100,000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([.$G$2] * ([.A153]-1)^2 + ([.A153]-1) * [.$G$3]) * [.$G$1]) + [.$G$1]" office:value-type="float" office:value="2295300000" calcext:value-type="float">
            <text:p>2,295,300,000</text:p>
          </table:table-cell>
          <table:table-cell table:formula="of:=[.B153]/[.B152]" office:value-type="float" office:value="1.01333274469118" calcext:value-type="float">
            <text:p>1.0133</text:p>
          </table:table-cell>
          <table:table-cell table:formula="of:=[.B153]+[.D152]" office:value-type="float" office:value="117070400000" calcext:value-type="float">
            <text:p>117,070,400,000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([.$G$2] * ([.A154]-1)^2 + ([.A154]-1) * [.$G$3]) * [.$G$1]) + [.$G$1]" office:value-type="float" office:value="2325700000" calcext:value-type="float">
            <text:p>2,325,700,000</text:p>
          </table:table-cell>
          <table:table-cell table:formula="of:=[.B154]/[.B153]" office:value-type="float" office:value="1.01324445606239" calcext:value-type="float">
            <text:p>1.0132</text:p>
          </table:table-cell>
          <table:table-cell table:formula="of:=[.B154]+[.D153]" office:value-type="float" office:value="119396100000" calcext:value-type="float">
            <text:p>119,396,100,000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([.$G$2] * ([.A155]-1)^2 + ([.A155]-1) * [.$G$3]) * [.$G$1]) + [.$G$1]" office:value-type="float" office:value="2356300000" calcext:value-type="float">
            <text:p>2,356,300,000</text:p>
          </table:table-cell>
          <table:table-cell table:formula="of:=[.B155]/[.B154]" office:value-type="float" office:value="1.01315732897622" calcext:value-type="float">
            <text:p>1.0132</text:p>
          </table:table-cell>
          <table:table-cell table:formula="of:=[.B155]+[.D154]" office:value-type="float" office:value="121752400000" calcext:value-type="float">
            <text:p>121,752,400,000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([.$G$2] * ([.A156]-1)^2 + ([.A156]-1) * [.$G$3]) * [.$G$1]) + [.$G$1]" office:value-type="float" office:value="2387100000" calcext:value-type="float">
            <text:p>2,387,100,000</text:p>
          </table:table-cell>
          <table:table-cell table:formula="of:=[.B156]/[.B155]" office:value-type="float" office:value="1.01307134066121" calcext:value-type="float">
            <text:p>1.0131</text:p>
          </table:table-cell>
          <table:table-cell table:formula="of:=[.B156]+[.D155]" office:value-type="float" office:value="124139500000" calcext:value-type="float">
            <text:p>124,139,500,000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([.$G$2] * ([.A157]-1)^2 + ([.A157]-1) * [.$G$3]) * [.$G$1]) + [.$G$1]" office:value-type="float" office:value="2418100000" calcext:value-type="float">
            <text:p>2,418,100,000</text:p>
          </table:table-cell>
          <table:table-cell table:formula="of:=[.B157]/[.B156]" office:value-type="float" office:value="1.0129864689372" calcext:value-type="float">
            <text:p>1.0130</text:p>
          </table:table-cell>
          <table:table-cell table:formula="of:=[.B157]+[.D156]" office:value-type="float" office:value="126557600000" calcext:value-type="float">
            <text:p>126,557,600,000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([.$G$2] * ([.A158]-1)^2 + ([.A158]-1) * [.$G$3]) * [.$G$1]) + [.$G$1]" office:value-type="float" office:value="2449300000" calcext:value-type="float">
            <text:p>2,449,300,000</text:p>
          </table:table-cell>
          <table:table-cell table:formula="of:=[.B158]/[.B157]" office:value-type="float" office:value="1.01290269219635" calcext:value-type="float">
            <text:p>1.0129</text:p>
          </table:table-cell>
          <table:table-cell table:formula="of:=[.B158]+[.D157]" office:value-type="float" office:value="129006900000" calcext:value-type="float">
            <text:p>129,006,900,000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([.$G$2] * ([.A159]-1)^2 + ([.A159]-1) * [.$G$3]) * [.$G$1]) + [.$G$1]" office:value-type="float" office:value="2480700000" calcext:value-type="float">
            <text:p>2,480,700,000</text:p>
          </table:table-cell>
          <table:table-cell table:formula="of:=[.B159]/[.B158]" office:value-type="float" office:value="1.01281998938472" calcext:value-type="float">
            <text:p>1.0128</text:p>
          </table:table-cell>
          <table:table-cell table:formula="of:=[.B159]+[.D158]" office:value-type="float" office:value="131487600000" calcext:value-type="float">
            <text:p>131,487,600,000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([.$G$2] * ([.A160]-1)^2 + ([.A160]-1) * [.$G$3]) * [.$G$1]) + [.$G$1]" office:value-type="float" office:value="2512300000" calcext:value-type="float">
            <text:p>2,512,300,000</text:p>
          </table:table-cell>
          <table:table-cell table:formula="of:=[.B160]/[.B159]" office:value-type="float" office:value="1.01273833998468" calcext:value-type="float">
            <text:p>1.0127</text:p>
          </table:table-cell>
          <table:table-cell table:formula="of:=[.B160]+[.D159]" office:value-type="float" office:value="133999900000" calcext:value-type="float">
            <text:p>133,999,900,000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$G$2] * ([.A161]-1)^2 + ([.A161]-1) * [.$G$3]) * [.$G$1]) + [.$G$1]" office:value-type="float" office:value="2544100000" calcext:value-type="float">
            <text:p>2,544,100,000</text:p>
          </table:table-cell>
          <table:table-cell table:formula="of:=[.B161]/[.B160]" office:value-type="float" office:value="1.01265772399793" calcext:value-type="float">
            <text:p>1.0127</text:p>
          </table:table-cell>
          <table:table-cell table:formula="of:=[.B161]+[.D160]" office:value-type="float" office:value="136544000000" calcext:value-type="float">
            <text:p>136,544,000,000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([.$G$2] * ([.A162]-1)^2 + ([.A162]-1) * [.$G$3]) * [.$G$1]) + [.$G$1]" office:value-type="float" office:value="2576100000" calcext:value-type="float">
            <text:p>2,576,100,000</text:p>
          </table:table-cell>
          <table:table-cell table:formula="of:=[.B162]/[.B161]" office:value-type="float" office:value="1.01257812192917" calcext:value-type="float">
            <text:p>1.0126</text:p>
          </table:table-cell>
          <table:table-cell table:formula="of:=[.B162]+[.D161]" office:value-type="float" office:value="139120100000" calcext:value-type="float">
            <text:p>139,120,100,000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([.$G$2] * ([.A163]-1)^2 + ([.A163]-1) * [.$G$3]) * [.$G$1]) + [.$G$1]" office:value-type="float" office:value="2608300000" calcext:value-type="float">
            <text:p>2,608,300,000</text:p>
          </table:table-cell>
          <table:table-cell table:formula="of:=[.B163]/[.B162]" office:value-type="float" office:value="1.01249951477039" calcext:value-type="float">
            <text:p>1.0125</text:p>
          </table:table-cell>
          <table:table-cell table:formula="of:=[.B163]+[.D162]" office:value-type="float" office:value="141728400000" calcext:value-type="float">
            <text:p>141,728,400,000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([.$G$2] * ([.A164]-1)^2 + ([.A164]-1) * [.$G$3]) * [.$G$1]) + [.$G$1]" office:value-type="float" office:value="2640700000" calcext:value-type="float">
            <text:p>2,640,700,000</text:p>
          </table:table-cell>
          <table:table-cell table:formula="of:=[.B164]/[.B163]" office:value-type="float" office:value="1.01242188398574" calcext:value-type="float">
            <text:p>1.0124</text:p>
          </table:table-cell>
          <table:table-cell table:formula="of:=[.B164]+[.D163]" office:value-type="float" office:value="144369100000" calcext:value-type="float">
            <text:p>144,369,100,000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$G$2] * ([.A165]-1)^2 + ([.A165]-1) * [.$G$3]) * [.$G$1]) + [.$G$1]" office:value-type="float" office:value="2673300000" calcext:value-type="float">
            <text:p>2,673,300,000</text:p>
          </table:table-cell>
          <table:table-cell table:formula="of:=[.B165]/[.B164]" office:value-type="float" office:value="1.01234521149695" calcext:value-type="float">
            <text:p>1.0123</text:p>
          </table:table-cell>
          <table:table-cell table:formula="of:=[.B165]+[.D164]" office:value-type="float" office:value="147042400000" calcext:value-type="float">
            <text:p>147,042,400,000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([.$G$2] * ([.A166]-1)^2 + ([.A166]-1) * [.$G$3]) * [.$G$1]) + [.$G$1]" office:value-type="float" office:value="2706100000" calcext:value-type="float">
            <text:p>2,706,100,000</text:p>
          </table:table-cell>
          <table:table-cell table:formula="of:=[.B166]/[.B165]" office:value-type="float" office:value="1.01226947966932" calcext:value-type="float">
            <text:p>1.0123</text:p>
          </table:table-cell>
          <table:table-cell table:formula="of:=[.B166]+[.D165]" office:value-type="float" office:value="149748500000" calcext:value-type="float">
            <text:p>149,748,500,000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([.$G$2] * ([.A167]-1)^2 + ([.A167]-1) * [.$G$3]) * [.$G$1]) + [.$G$1]" office:value-type="float" office:value="2739100000" calcext:value-type="float">
            <text:p>2,739,100,000</text:p>
          </table:table-cell>
          <table:table-cell table:formula="of:=[.B167]/[.B166]" office:value-type="float" office:value="1.01219467129818" calcext:value-type="float">
            <text:p>1.0122</text:p>
          </table:table-cell>
          <table:table-cell table:formula="of:=[.B167]+[.D166]" office:value-type="float" office:value="152487600000" calcext:value-type="float">
            <text:p>152,487,600,000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([.$G$2] * ([.A168]-1)^2 + ([.A168]-1) * [.$G$3]) * [.$G$1]) + [.$G$1]" office:value-type="float" office:value="2772300000" calcext:value-type="float">
            <text:p>2,772,300,000</text:p>
          </table:table-cell>
          <table:table-cell table:formula="of:=[.B168]/[.B167]" office:value-type="float" office:value="1.01212076959585" calcext:value-type="float">
            <text:p>1.0121</text:p>
          </table:table-cell>
          <table:table-cell table:formula="of:=[.B168]+[.D167]" office:value-type="float" office:value="155259900000" calcext:value-type="float">
            <text:p>155,259,900,000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$G$2] * ([.A169]-1)^2 + ([.A169]-1) * [.$G$3]) * [.$G$1]) + [.$G$1]" office:value-type="float" office:value="2805700000" calcext:value-type="float">
            <text:p>2,805,700,000</text:p>
          </table:table-cell>
          <table:table-cell table:formula="of:=[.B169]/[.B168]" office:value-type="float" office:value="1.01204775817913" calcext:value-type="float">
            <text:p>1.0120</text:p>
          </table:table-cell>
          <table:table-cell table:formula="of:=[.B169]+[.D168]" office:value-type="float" office:value="158065600000" calcext:value-type="float">
            <text:p>158,065,600,000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([.$G$2] * ([.A170]-1)^2 + ([.A170]-1) * [.$G$3]) * [.$G$1]) + [.$G$1]" office:value-type="float" office:value="2839300000" calcext:value-type="float">
            <text:p>2,839,300,000</text:p>
          </table:table-cell>
          <table:table-cell table:formula="of:=[.B170]/[.B169]" office:value-type="float" office:value="1.01197562105713" calcext:value-type="float">
            <text:p>1.0120</text:p>
          </table:table-cell>
          <table:table-cell table:formula="of:=[.B170]+[.D169]" office:value-type="float" office:value="160904900000" calcext:value-type="float">
            <text:p>160,904,900,000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$G$2] * ([.A171]-1)^2 + ([.A171]-1) * [.$G$3]) * [.$G$1]) + [.$G$1]" office:value-type="float" office:value="2873100000" calcext:value-type="float">
            <text:p>2,873,100,000</text:p>
          </table:table-cell>
          <table:table-cell table:formula="of:=[.B171]/[.B170]" office:value-type="float" office:value="1.01190434261966" calcext:value-type="float">
            <text:p>1.0119</text:p>
          </table:table-cell>
          <table:table-cell table:formula="of:=[.B171]+[.D170]" office:value-type="float" office:value="163778000000" calcext:value-type="float">
            <text:p>163,778,000,000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([.$G$2] * ([.A172]-1)^2 + ([.A172]-1) * [.$G$3]) * [.$G$1]) + [.$G$1]" office:value-type="float" office:value="2907100000" calcext:value-type="float">
            <text:p>2,907,100,000</text:p>
          </table:table-cell>
          <table:table-cell table:formula="of:=[.B172]/[.B171]" office:value-type="float" office:value="1.01183390762591" calcext:value-type="float">
            <text:p>1.0118</text:p>
          </table:table-cell>
          <table:table-cell table:formula="of:=[.B172]+[.D171]" office:value-type="float" office:value="166685100000" calcext:value-type="float">
            <text:p>166,685,100,000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([.$G$2] * ([.A173]-1)^2 + ([.A173]-1) * [.$G$3]) * [.$G$1]) + [.$G$1]" office:value-type="float" office:value="2941300000" calcext:value-type="float">
            <text:p>2,941,300,000</text:p>
          </table:table-cell>
          <table:table-cell table:formula="of:=[.B173]/[.B172]" office:value-type="float" office:value="1.01176430119363" calcext:value-type="float">
            <text:p>1.0118</text:p>
          </table:table-cell>
          <table:table-cell table:formula="of:=[.B173]+[.D172]" office:value-type="float" office:value="169626400000" calcext:value-type="float">
            <text:p>169,626,400,000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([.$G$2] * ([.A174]-1)^2 + ([.A174]-1) * [.$G$3]) * [.$G$1]) + [.$G$1]" office:value-type="float" office:value="2975700000" calcext:value-type="float">
            <text:p>2,975,700,000</text:p>
          </table:table-cell>
          <table:table-cell table:formula="of:=[.B174]/[.B173]" office:value-type="float" office:value="1.01169550878863" calcext:value-type="float">
            <text:p>1.0117</text:p>
          </table:table-cell>
          <table:table-cell table:formula="of:=[.B174]+[.D173]" office:value-type="float" office:value="172602100000" calcext:value-type="float">
            <text:p>172,602,100,000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([.$G$2] * ([.A175]-1)^2 + ([.A175]-1) * [.$G$3]) * [.$G$1]) + [.$G$1]" office:value-type="float" office:value="3010300000" calcext:value-type="float">
            <text:p>3,010,300,000</text:p>
          </table:table-cell>
          <table:table-cell table:formula="of:=[.B175]/[.B174]" office:value-type="float" office:value="1.01162751621467" calcext:value-type="float">
            <text:p>1.0116</text:p>
          </table:table-cell>
          <table:table-cell table:formula="of:=[.B175]+[.D174]" office:value-type="float" office:value="175612400000" calcext:value-type="float">
            <text:p>175,612,400,000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([.$G$2] * ([.A176]-1)^2 + ([.A176]-1) * [.$G$3]) * [.$G$1]) + [.$G$1]" office:value-type="float" office:value="3045100000" calcext:value-type="float">
            <text:p>3,045,100,000</text:p>
          </table:table-cell>
          <table:table-cell table:formula="of:=[.B176]/[.B175]" office:value-type="float" office:value="1.01156030960369" calcext:value-type="float">
            <text:p>1.0116</text:p>
          </table:table-cell>
          <table:table-cell table:formula="of:=[.B176]+[.D175]" office:value-type="float" office:value="178657500000" calcext:value-type="float">
            <text:p>178,657,500,000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([.$G$2] * ([.A177]-1)^2 + ([.A177]-1) * [.$G$3]) * [.$G$1]) + [.$G$1]" office:value-type="float" office:value="3080100000" calcext:value-type="float">
            <text:p>3,080,100,000</text:p>
          </table:table-cell>
          <table:table-cell table:formula="of:=[.B177]/[.B176]" office:value-type="float" office:value="1.01149387540639" calcext:value-type="float">
            <text:p>1.0115</text:p>
          </table:table-cell>
          <table:table-cell table:formula="of:=[.B177]+[.D176]" office:value-type="float" office:value="181737600000" calcext:value-type="float">
            <text:p>181,737,600,000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([.$G$2] * ([.A178]-1)^2 + ([.A178]-1) * [.$G$3]) * [.$G$1]) + [.$G$1]" office:value-type="float" office:value="3115300000" calcext:value-type="float">
            <text:p>3,115,300,000</text:p>
          </table:table-cell>
          <table:table-cell table:formula="of:=[.B178]/[.B177]" office:value-type="float" office:value="1.0114282003831" calcext:value-type="float">
            <text:p>1.0114</text:p>
          </table:table-cell>
          <table:table-cell table:formula="of:=[.B178]+[.D177]" office:value-type="float" office:value="184852900000" calcext:value-type="float">
            <text:p>184,852,900,000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([.$G$2] * ([.A179]-1)^2 + ([.A179]-1) * [.$G$3]) * [.$G$1]) + [.$G$1]" office:value-type="float" office:value="3150700000" calcext:value-type="float">
            <text:p>3,150,700,000</text:p>
          </table:table-cell>
          <table:table-cell table:formula="of:=[.B179]/[.B178]" office:value-type="float" office:value="1.01136327159503" calcext:value-type="float">
            <text:p>1.0114</text:p>
          </table:table-cell>
          <table:table-cell table:formula="of:=[.B179]+[.D178]" office:value-type="float" office:value="188003600000" calcext:value-type="float">
            <text:p>188,003,600,000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([.$G$2] * ([.A180]-1)^2 + ([.A180]-1) * [.$G$3]) * [.$G$1]) + [.$G$1]" office:value-type="float" office:value="3186300000" calcext:value-type="float">
            <text:p>3,186,300,000</text:p>
          </table:table-cell>
          <table:table-cell table:formula="of:=[.B180]/[.B179]" office:value-type="float" office:value="1.01129907639572" calcext:value-type="float">
            <text:p>1.0113</text:p>
          </table:table-cell>
          <table:table-cell table:formula="of:=[.B180]+[.D179]" office:value-type="float" office:value="191189900000" calcext:value-type="float">
            <text:p>191,189,900,000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$G$2] * ([.A181]-1)^2 + ([.A181]-1) * [.$G$3]) * [.$G$1]) + [.$G$1]" office:value-type="float" office:value="3222100000" calcext:value-type="float">
            <text:p>3,222,100,000</text:p>
          </table:table-cell>
          <table:table-cell table:formula="of:=[.B181]/[.B180]" office:value-type="float" office:value="1.01123560242287" calcext:value-type="float">
            <text:p>1.0112</text:p>
          </table:table-cell>
          <table:table-cell table:formula="of:=[.B181]+[.D180]" office:value-type="float" office:value="194412000000" calcext:value-type="float">
            <text:p>194,412,000,00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([.$G$2] * ([.A182]-1)^2 + ([.A182]-1) * [.$G$3]) * [.$G$1]) + [.$G$1]" office:value-type="float" office:value="3258100000" calcext:value-type="float">
            <text:p>3,258,100,000</text:p>
          </table:table-cell>
          <table:table-cell table:formula="of:=[.B182]/[.B181]" office:value-type="float" office:value="1.01117283759039" calcext:value-type="float">
            <text:p>1.0112</text:p>
          </table:table-cell>
          <table:table-cell table:formula="of:=[.B182]+[.D181]" office:value-type="float" office:value="197670100000" calcext:value-type="float">
            <text:p>197,670,100,000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([.$G$2] * ([.A183]-1)^2 + ([.A183]-1) * [.$G$3]) * [.$G$1]) + [.$G$1]" office:value-type="float" office:value="3294300000" calcext:value-type="float">
            <text:p>3,294,300,000</text:p>
          </table:table-cell>
          <table:table-cell table:formula="of:=[.B183]/[.B182]" office:value-type="float" office:value="1.01111077008072" calcext:value-type="float">
            <text:p>1.0111</text:p>
          </table:table-cell>
          <table:table-cell table:formula="of:=[.B183]+[.D182]" office:value-type="float" office:value="200964400000" calcext:value-type="float">
            <text:p>200,964,400,000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([.$G$2] * ([.A184]-1)^2 + ([.A184]-1) * [.$G$3]) * [.$G$1]) + [.$G$1]" office:value-type="float" office:value="3330700000" calcext:value-type="float">
            <text:p>3,330,700,000</text:p>
          </table:table-cell>
          <table:table-cell table:formula="of:=[.B184]/[.B183]" office:value-type="float" office:value="1.01104938833743" calcext:value-type="float">
            <text:p>1.0110</text:p>
          </table:table-cell>
          <table:table-cell table:formula="of:=[.B184]+[.D183]" office:value-type="float" office:value="204295100000" calcext:value-type="float">
            <text:p>204,295,100,000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([.$G$2] * ([.A185]-1)^2 + ([.A185]-1) * [.$G$3]) * [.$G$1]) + [.$G$1]" office:value-type="float" office:value="3367300000" calcext:value-type="float">
            <text:p>3,367,300,000</text:p>
          </table:table-cell>
          <table:table-cell table:formula="of:=[.B185]/[.B184]" office:value-type="float" office:value="1.01098868105804" calcext:value-type="float">
            <text:p>1.0110</text:p>
          </table:table-cell>
          <table:table-cell table:formula="of:=[.B185]+[.D184]" office:value-type="float" office:value="207662400000" calcext:value-type="float">
            <text:p>207,662,400,000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([.$G$2] * ([.A186]-1)^2 + ([.A186]-1) * [.$G$3]) * [.$G$1]) + [.$G$1]" office:value-type="float" office:value="3404100000" calcext:value-type="float">
            <text:p>3,404,100,000</text:p>
          </table:table-cell>
          <table:table-cell table:formula="of:=[.B186]/[.B185]" office:value-type="float" office:value="1.01092863718706" calcext:value-type="float">
            <text:p>1.0109</text:p>
          </table:table-cell>
          <table:table-cell table:formula="of:=[.B186]+[.D185]" office:value-type="float" office:value="211066500000" calcext:value-type="float">
            <text:p>211,066,500,000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([.$G$2] * ([.A187]-1)^2 + ([.A187]-1) * [.$G$3]) * [.$G$1]) + [.$G$1]" office:value-type="float" office:value="3441100000" calcext:value-type="float">
            <text:p>3,441,100,000</text:p>
          </table:table-cell>
          <table:table-cell table:formula="of:=[.B187]/[.B186]" office:value-type="float" office:value="1.01086924590934" calcext:value-type="float">
            <text:p>1.0109</text:p>
          </table:table-cell>
          <table:table-cell table:formula="of:=[.B187]+[.D186]" office:value-type="float" office:value="214507600000" calcext:value-type="float">
            <text:p>214,507,600,000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([.$G$2] * ([.A188]-1)^2 + ([.A188]-1) * [.$G$3]) * [.$G$1]) + [.$G$1]" office:value-type="float" office:value="3478300000" calcext:value-type="float">
            <text:p>3,478,300,000</text:p>
          </table:table-cell>
          <table:table-cell table:formula="of:=[.B188]/[.B187]" office:value-type="float" office:value="1.01081049664352" calcext:value-type="float">
            <text:p>1.0108</text:p>
          </table:table-cell>
          <table:table-cell table:formula="of:=[.B188]+[.D187]" office:value-type="float" office:value="217985900000" calcext:value-type="float">
            <text:p>217,985,900,000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([.$G$2] * ([.A189]-1)^2 + ([.A189]-1) * [.$G$3]) * [.$G$1]) + [.$G$1]" office:value-type="float" office:value="3515700000" calcext:value-type="float">
            <text:p>3,515,700,000</text:p>
          </table:table-cell>
          <table:table-cell table:formula="of:=[.B189]/[.B188]" office:value-type="float" office:value="1.01075237903574" calcext:value-type="float">
            <text:p>1.0108</text:p>
          </table:table-cell>
          <table:table-cell table:formula="of:=[.B189]+[.D188]" office:value-type="float" office:value="221501600000" calcext:value-type="float">
            <text:p>221,501,600,000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([.$G$2] * ([.A190]-1)^2 + ([.A190]-1) * [.$G$3]) * [.$G$1]) + [.$G$1]" office:value-type="float" office:value="3553300000" calcext:value-type="float">
            <text:p>3,553,300,000</text:p>
          </table:table-cell>
          <table:table-cell table:formula="of:=[.B190]/[.B189]" office:value-type="float" office:value="1.01069488295361" calcext:value-type="float">
            <text:p>1.0107</text:p>
          </table:table-cell>
          <table:table-cell table:formula="of:=[.B190]+[.D189]" office:value-type="float" office:value="225054900000" calcext:value-type="float">
            <text:p>225,054,900,000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$G$2] * ([.A191]-1)^2 + ([.A191]-1) * [.$G$3]) * [.$G$1]) + [.$G$1]" office:value-type="float" office:value="3591100000" calcext:value-type="float">
            <text:p>3,591,100,000</text:p>
          </table:table-cell>
          <table:table-cell table:formula="of:=[.B191]/[.B190]" office:value-type="float" office:value="1.01063799848029" calcext:value-type="float">
            <text:p>1.0106</text:p>
          </table:table-cell>
          <table:table-cell table:formula="of:=[.B191]+[.D190]" office:value-type="float" office:value="228646000000" calcext:value-type="float">
            <text:p>228,646,000,000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([.$G$2] * ([.A192]-1)^2 + ([.A192]-1) * [.$G$3]) * [.$G$1]) + [.$G$1]" office:value-type="float" office:value="3629100000" calcext:value-type="float">
            <text:p>3,629,100,000</text:p>
          </table:table-cell>
          <table:table-cell table:formula="of:=[.B192]/[.B191]" office:value-type="float" office:value="1.01058171590877" calcext:value-type="float">
            <text:p>1.0106</text:p>
          </table:table-cell>
          <table:table-cell table:formula="of:=[.B192]+[.D191]" office:value-type="float" office:value="232275100000" calcext:value-type="float">
            <text:p>232,275,100,000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([.$G$2] * ([.A193]-1)^2 + ([.A193]-1) * [.$G$3]) * [.$G$1]) + [.$G$1]" office:value-type="float" office:value="3667300000" calcext:value-type="float">
            <text:p>3,667,300,000</text:p>
          </table:table-cell>
          <table:table-cell table:formula="of:=[.B193]/[.B192]" office:value-type="float" office:value="1.01052602573641" calcext:value-type="float">
            <text:p>1.0105</text:p>
          </table:table-cell>
          <table:table-cell table:formula="of:=[.B193]+[.D192]" office:value-type="float" office:value="235942400000" calcext:value-type="float">
            <text:p>235,942,400,000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([.$G$2] * ([.A194]-1)^2 + ([.A194]-1) * [.$G$3]) * [.$G$1]) + [.$G$1]" office:value-type="float" office:value="3705700000" calcext:value-type="float">
            <text:p>3,705,700,000</text:p>
          </table:table-cell>
          <table:table-cell table:formula="of:=[.B194]/[.B193]" office:value-type="float" office:value="1.0104709186595" calcext:value-type="float">
            <text:p>1.0105</text:p>
          </table:table-cell>
          <table:table-cell table:formula="of:=[.B194]+[.D193]" office:value-type="float" office:value="239648100000" calcext:value-type="float">
            <text:p>239,648,100,000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([.$G$2] * ([.A195]-1)^2 + ([.A195]-1) * [.$G$3]) * [.$G$1]) + [.$G$1]" office:value-type="float" office:value="3744300000" calcext:value-type="float">
            <text:p>3,744,300,000</text:p>
          </table:table-cell>
          <table:table-cell table:formula="of:=[.B195]/[.B194]" office:value-type="float" office:value="1.01041638556818" calcext:value-type="float">
            <text:p>1.0104</text:p>
          </table:table-cell>
          <table:table-cell table:formula="of:=[.B195]+[.D194]" office:value-type="float" office:value="243392400000" calcext:value-type="float">
            <text:p>243,392,400,000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([.$G$2] * ([.A196]-1)^2 + ([.A196]-1) * [.$G$3]) * [.$G$1]) + [.$G$1]" office:value-type="float" office:value="3783100000" calcext:value-type="float">
            <text:p>3,783,100,000</text:p>
          </table:table-cell>
          <table:table-cell table:formula="of:=[.B196]/[.B195]" office:value-type="float" office:value="1.01036241754133" calcext:value-type="float">
            <text:p>1.0104</text:p>
          </table:table-cell>
          <table:table-cell table:formula="of:=[.B196]+[.D195]" office:value-type="float" office:value="247175500000" calcext:value-type="float">
            <text:p>247,175,500,000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([.$G$2] * ([.A197]-1)^2 + ([.A197]-1) * [.$G$3]) * [.$G$1]) + [.$G$1]" office:value-type="float" office:value="3822100000" calcext:value-type="float">
            <text:p>3,822,100,000</text:p>
          </table:table-cell>
          <table:table-cell table:formula="of:=[.B197]/[.B196]" office:value-type="float" office:value="1.01030900584177" calcext:value-type="float">
            <text:p>1.0103</text:p>
          </table:table-cell>
          <table:table-cell table:formula="of:=[.B197]+[.D196]" office:value-type="float" office:value="250997600000" calcext:value-type="float">
            <text:p>250,997,600,000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([.$G$2] * ([.A198]-1)^2 + ([.A198]-1) * [.$G$3]) * [.$G$1]) + [.$G$1]" office:value-type="float" office:value="3861300000" calcext:value-type="float">
            <text:p>3,861,300,000</text:p>
          </table:table-cell>
          <table:table-cell table:formula="of:=[.B198]/[.B197]" office:value-type="float" office:value="1.01025614191151" calcext:value-type="float">
            <text:p>1.0103</text:p>
          </table:table-cell>
          <table:table-cell table:formula="of:=[.B198]+[.D197]" office:value-type="float" office:value="254858900000" calcext:value-type="float">
            <text:p>254,858,900,000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([.$G$2] * ([.A199]-1)^2 + ([.A199]-1) * [.$G$3]) * [.$G$1]) + [.$G$1]" office:value-type="float" office:value="3900700000" calcext:value-type="float">
            <text:p>3,900,700,000</text:p>
          </table:table-cell>
          <table:table-cell table:formula="of:=[.B199]/[.B198]" office:value-type="float" office:value="1.01020381736721" calcext:value-type="float">
            <text:p>1.0102</text:p>
          </table:table-cell>
          <table:table-cell table:formula="of:=[.B199]+[.D198]" office:value-type="float" office:value="258759600000" calcext:value-type="float">
            <text:p>258,759,600,000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([.$G$2] * ([.A200]-1)^2 + ([.A200]-1) * [.$G$3]) * [.$G$1]) + [.$G$1]" office:value-type="float" office:value="3940300000" calcext:value-type="float">
            <text:p>3,940,300,000</text:p>
          </table:table-cell>
          <table:table-cell table:formula="of:=[.B200]/[.B199]" office:value-type="float" office:value="1.01015202399569" calcext:value-type="float">
            <text:p>1.0102</text:p>
          </table:table-cell>
          <table:table-cell table:formula="of:=[.B200]+[.D199]" office:value-type="float" office:value="262699900000" calcext:value-type="float">
            <text:p>262,699,900,0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$G$2] * ([.A201]-1)^2 + ([.A201]-1) * [.$G$3]) * [.$G$1]) + [.$G$1]" office:value-type="float" office:value="3980100000" calcext:value-type="float">
            <text:p>3,980,100,000</text:p>
          </table:table-cell>
          <table:table-cell table:formula="of:=[.B201]/[.B200]" office:value-type="float" office:value="1.01010075374971" calcext:value-type="float">
            <text:p>1.0101</text:p>
          </table:table-cell>
          <table:table-cell table:formula="of:=[.B201]+[.D200]" office:value-type="float" office:value="266680000000" calcext:value-type="float">
            <text:p>266,680,000,000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([.$G$2] * ([.A202]-1)^2 + ([.A202]-1) * [.$G$3]) * [.$G$1]) + [.$G$1]" office:value-type="float" office:value="4020100000" calcext:value-type="float">
            <text:p>4,020,100,000</text:p>
          </table:table-cell>
          <table:table-cell table:formula="of:=[.B202]/[.B201]" office:value-type="float" office:value="1.01004999874375" calcext:value-type="float">
            <text:p>1.0100</text:p>
          </table:table-cell>
          <table:table-cell table:formula="of:=[.B202]+[.D201]" office:value-type="float" office:value="270700100000" calcext:value-type="float">
            <text:p>270,700,100,000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([.$G$2] * ([.A203]-1)^2 + ([.A203]-1) * [.$G$3]) * [.$G$1]) + [.$G$1]" office:value-type="float" office:value="4060300000" calcext:value-type="float">
            <text:p>4,060,300,000</text:p>
          </table:table-cell>
          <table:table-cell table:formula="of:=[.B203]/[.B202]" office:value-type="float" office:value="1.00999975124997" calcext:value-type="float">
            <text:p>1.0100</text:p>
          </table:table-cell>
          <table:table-cell table:formula="of:=[.B203]+[.D202]" office:value-type="float" office:value="274760400000" calcext:value-type="float">
            <text:p>274,760,400,000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([.$G$2] * ([.A204]-1)^2 + ([.A204]-1) * [.$G$3]) * [.$G$1]) + [.$G$1]" office:value-type="float" office:value="4100700000" calcext:value-type="float">
            <text:p>4,100,700,000</text:p>
          </table:table-cell>
          <table:table-cell table:formula="of:=[.B204]/[.B203]" office:value-type="float" office:value="1.00995000369431" calcext:value-type="float">
            <text:p>1.0100</text:p>
          </table:table-cell>
          <table:table-cell table:formula="of:=[.B204]+[.D203]" office:value-type="float" office:value="278861100000" calcext:value-type="float">
            <text:p>278,861,100,000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([.$G$2] * ([.A205]-1)^2 + ([.A205]-1) * [.$G$3]) * [.$G$1]) + [.$G$1]" office:value-type="float" office:value="4141300000" calcext:value-type="float">
            <text:p>4,141,300,000</text:p>
          </table:table-cell>
          <table:table-cell table:formula="of:=[.B205]/[.B204]" office:value-type="float" office:value="1.00990074865267" calcext:value-type="float">
            <text:p>1.0099</text:p>
          </table:table-cell>
          <table:table-cell table:formula="of:=[.B205]+[.D204]" office:value-type="float" office:value="283002400000" calcext:value-type="float">
            <text:p>283,002,400,000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([.$G$2] * ([.A206]-1)^2 + ([.A206]-1) * [.$G$3]) * [.$G$1]) + [.$G$1]" office:value-type="float" office:value="4182100000" calcext:value-type="float">
            <text:p>4,182,100,000</text:p>
          </table:table-cell>
          <table:table-cell table:formula="of:=[.B206]/[.B205]" office:value-type="float" office:value="1.00985197884722" calcext:value-type="float">
            <text:p>1.0099</text:p>
          </table:table-cell>
          <table:table-cell table:formula="of:=[.B206]+[.D205]" office:value-type="float" office:value="287184500000" calcext:value-type="float">
            <text:p>287,184,500,000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([.$G$2] * ([.A207]-1)^2 + ([.A207]-1) * [.$G$3]) * [.$G$1]) + [.$G$1]" office:value-type="float" office:value="4223100000" calcext:value-type="float">
            <text:p>4,223,100,000</text:p>
          </table:table-cell>
          <table:table-cell table:formula="of:=[.B207]/[.B206]" office:value-type="float" office:value="1.00980368714282" calcext:value-type="float">
            <text:p>1.0098</text:p>
          </table:table-cell>
          <table:table-cell table:formula="of:=[.B207]+[.D206]" office:value-type="float" office:value="291407600000" calcext:value-type="float">
            <text:p>291,407,600,000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([.$G$2] * ([.A208]-1)^2 + ([.A208]-1) * [.$G$3]) * [.$G$1]) + [.$G$1]" office:value-type="float" office:value="4264300000" calcext:value-type="float">
            <text:p>4,264,300,000</text:p>
          </table:table-cell>
          <table:table-cell table:formula="of:=[.B208]/[.B207]" office:value-type="float" office:value="1.00975586654353" calcext:value-type="float">
            <text:p>1.0098</text:p>
          </table:table-cell>
          <table:table-cell table:formula="of:=[.B208]+[.D207]" office:value-type="float" office:value="295671900000" calcext:value-type="float">
            <text:p>295,671,900,000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([.$G$2] * ([.A209]-1)^2 + ([.A209]-1) * [.$G$3]) * [.$G$1]) + [.$G$1]" office:value-type="float" office:value="4305700000" calcext:value-type="float">
            <text:p>4,305,700,000</text:p>
          </table:table-cell>
          <table:table-cell table:formula="of:=[.B209]/[.B208]" office:value-type="float" office:value="1.00970851018925" calcext:value-type="float">
            <text:p>1.0097</text:p>
          </table:table-cell>
          <table:table-cell table:formula="of:=[.B209]+[.D208]" office:value-type="float" office:value="299977600000" calcext:value-type="float">
            <text:p>299,977,600,000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([.$G$2] * ([.A210]-1)^2 + ([.A210]-1) * [.$G$3]) * [.$G$1]) + [.$G$1]" office:value-type="float" office:value="4347300000" calcext:value-type="float">
            <text:p>4,347,300,000</text:p>
          </table:table-cell>
          <table:table-cell table:formula="of:=[.B210]/[.B209]" office:value-type="float" office:value="1.00966161135239" calcext:value-type="float">
            <text:p>1.0097</text:p>
          </table:table-cell>
          <table:table-cell table:formula="of:=[.B210]+[.D209]" office:value-type="float" office:value="304324900000" calcext:value-type="float">
            <text:p>304,324,900,000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$G$2] * ([.A211]-1)^2 + ([.A211]-1) * [.$G$3]) * [.$G$1]) + [.$G$1]" office:value-type="float" office:value="4389100000" calcext:value-type="float">
            <text:p>4,389,100,000</text:p>
          </table:table-cell>
          <table:table-cell table:formula="of:=[.B211]/[.B210]" office:value-type="float" office:value="1.00961516343478" calcext:value-type="float">
            <text:p>1.0096</text:p>
          </table:table-cell>
          <table:table-cell table:formula="of:=[.B211]+[.D210]" office:value-type="float" office:value="308714000000" calcext:value-type="float">
            <text:p>308,714,000,000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([.$G$2] * ([.A212]-1)^2 + ([.A212]-1) * [.$G$3]) * [.$G$1]) + [.$G$1]" office:value-type="float" office:value="4431100000" calcext:value-type="float">
            <text:p>4,431,100,000</text:p>
          </table:table-cell>
          <table:table-cell table:formula="of:=[.B212]/[.B211]" office:value-type="float" office:value="1.00956915996446" calcext:value-type="float">
            <text:p>1.0096</text:p>
          </table:table-cell>
          <table:table-cell table:formula="of:=[.B212]+[.D211]" office:value-type="float" office:value="313145100000" calcext:value-type="float">
            <text:p>313,145,100,000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([.$G$2] * ([.A213]-1)^2 + ([.A213]-1) * [.$G$3]) * [.$G$1]) + [.$G$1]" office:value-type="float" office:value="4473300000" calcext:value-type="float">
            <text:p>4,473,300,000</text:p>
          </table:table-cell>
          <table:table-cell table:formula="of:=[.B213]/[.B212]" office:value-type="float" office:value="1.00952359459276" calcext:value-type="float">
            <text:p>1.0095</text:p>
          </table:table-cell>
          <table:table-cell table:formula="of:=[.B213]+[.D212]" office:value-type="float" office:value="317618400000" calcext:value-type="float">
            <text:p>317,618,400,000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([.$G$2] * ([.A214]-1)^2 + ([.A214]-1) * [.$G$3]) * [.$G$1]) + [.$G$1]" office:value-type="float" office:value="4515700000" calcext:value-type="float">
            <text:p>4,515,700,000</text:p>
          </table:table-cell>
          <table:table-cell table:formula="of:=[.B214]/[.B213]" office:value-type="float" office:value="1.00947846109136" calcext:value-type="float">
            <text:p>1.0095</text:p>
          </table:table-cell>
          <table:table-cell table:formula="of:=[.B214]+[.D213]" office:value-type="float" office:value="322134100000" calcext:value-type="float">
            <text:p>322,134,100,000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([.$G$2] * ([.A215]-1)^2 + ([.A215]-1) * [.$G$3]) * [.$G$1]) + [.$G$1]" office:value-type="float" office:value="4558300000" calcext:value-type="float">
            <text:p>4,558,300,000</text:p>
          </table:table-cell>
          <table:table-cell table:formula="of:=[.B215]/[.B214]" office:value-type="float" office:value="1.00943375334943" calcext:value-type="float">
            <text:p>1.0094</text:p>
          </table:table-cell>
          <table:table-cell table:formula="of:=[.B215]+[.D214]" office:value-type="float" office:value="326692400000" calcext:value-type="float">
            <text:p>326,692,400,000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([.$G$2] * ([.A216]-1)^2 + ([.A216]-1) * [.$G$3]) * [.$G$1]) + [.$G$1]" office:value-type="float" office:value="4601100000" calcext:value-type="float">
            <text:p>4,601,100,000</text:p>
          </table:table-cell>
          <table:table-cell table:formula="of:=[.B216]/[.B215]" office:value-type="float" office:value="1.00938946537086" calcext:value-type="float">
            <text:p>1.0094</text:p>
          </table:table-cell>
          <table:table-cell table:formula="of:=[.B216]+[.D215]" office:value-type="float" office:value="331293500000" calcext:value-type="float">
            <text:p>331,293,500,000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([.$G$2] * ([.A217]-1)^2 + ([.A217]-1) * [.$G$3]) * [.$G$1]) + [.$G$1]" office:value-type="float" office:value="4644100000" calcext:value-type="float">
            <text:p>4,644,100,000</text:p>
          </table:table-cell>
          <table:table-cell table:formula="of:=[.B217]/[.B216]" office:value-type="float" office:value="1.00934559127165" calcext:value-type="float">
            <text:p>1.0093</text:p>
          </table:table-cell>
          <table:table-cell table:formula="of:=[.B217]+[.D216]" office:value-type="float" office:value="335937600000" calcext:value-type="float">
            <text:p>335,937,600,000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([.$G$2] * ([.A218]-1)^2 + ([.A218]-1) * [.$G$3]) * [.$G$1]) + [.$G$1]" office:value-type="float" office:value="4687300000" calcext:value-type="float">
            <text:p>4,687,300,000</text:p>
          </table:table-cell>
          <table:table-cell table:formula="of:=[.B218]/[.B217]" office:value-type="float" office:value="1.00930212527723" calcext:value-type="float">
            <text:p>1.0093</text:p>
          </table:table-cell>
          <table:table-cell table:formula="of:=[.B218]+[.D217]" office:value-type="float" office:value="340624900000" calcext:value-type="float">
            <text:p>340,624,900,000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([.$G$2] * ([.A219]-1)^2 + ([.A219]-1) * [.$G$3]) * [.$G$1]) + [.$G$1]" office:value-type="float" office:value="4730700000" calcext:value-type="float">
            <text:p>4,730,700,000</text:p>
          </table:table-cell>
          <table:table-cell table:formula="of:=[.B219]/[.B218]" office:value-type="float" office:value="1.00925906171997" calcext:value-type="float">
            <text:p>1.0093</text:p>
          </table:table-cell>
          <table:table-cell table:formula="of:=[.B219]+[.D218]" office:value-type="float" office:value="345355600000" calcext:value-type="float">
            <text:p>345,355,600,000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([.$G$2] * ([.A220]-1)^2 + ([.A220]-1) * [.$G$3]) * [.$G$1]) + [.$G$1]" office:value-type="float" office:value="4774300000" calcext:value-type="float">
            <text:p>4,774,300,000</text:p>
          </table:table-cell>
          <table:table-cell table:formula="of:=[.B220]/[.B219]" office:value-type="float" office:value="1.00921639503668" calcext:value-type="float">
            <text:p>1.0092</text:p>
          </table:table-cell>
          <table:table-cell table:formula="of:=[.B220]+[.D219]" office:value-type="float" office:value="350129900000" calcext:value-type="float">
            <text:p>350,129,900,00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$G$2] * ([.A221]-1)^2 + ([.A221]-1) * [.$G$3]) * [.$G$1]) + [.$G$1]" office:value-type="float" office:value="4818100000" calcext:value-type="float">
            <text:p>4,818,100,000</text:p>
          </table:table-cell>
          <table:table-cell table:formula="of:=[.B221]/[.B220]" office:value-type="float" office:value="1.00917411976625" calcext:value-type="float">
            <text:p>1.0092</text:p>
          </table:table-cell>
          <table:table-cell table:formula="of:=[.B221]+[.D220]" office:value-type="float" office:value="354948000000" calcext:value-type="float">
            <text:p>354,948,000,000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([.$G$2] * ([.A222]-1)^2 + ([.A222]-1) * [.$G$3]) * [.$G$1]) + [.$G$1]" office:value-type="float" office:value="4862100000" calcext:value-type="float">
            <text:p>4,862,100,000</text:p>
          </table:table-cell>
          <table:table-cell table:formula="of:=[.B222]/[.B221]" office:value-type="float" office:value="1.00913223054731" calcext:value-type="float">
            <text:p>1.0091</text:p>
          </table:table-cell>
          <table:table-cell table:formula="of:=[.B222]+[.D221]" office:value-type="float" office:value="359810100000" calcext:value-type="float">
            <text:p>359,810,100,000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([.$G$2] * ([.A223]-1)^2 + ([.A223]-1) * [.$G$3]) * [.$G$1]) + [.$G$1]" office:value-type="float" office:value="4906300000" calcext:value-type="float">
            <text:p>4,906,300,000</text:p>
          </table:table-cell>
          <table:table-cell table:formula="of:=[.B223]/[.B222]" office:value-type="float" office:value="1.00909072211596" calcext:value-type="float">
            <text:p>1.0091</text:p>
          </table:table-cell>
          <table:table-cell table:formula="of:=[.B223]+[.D222]" office:value-type="float" office:value="364716400000" calcext:value-type="float">
            <text:p>364,716,400,000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([.$G$2] * ([.A224]-1)^2 + ([.A224]-1) * [.$G$3]) * [.$G$1]) + [.$G$1]" office:value-type="float" office:value="4950700000" calcext:value-type="float">
            <text:p>4,950,700,000</text:p>
          </table:table-cell>
          <table:table-cell table:formula="of:=[.B224]/[.B223]" office:value-type="float" office:value="1.00904958930355" calcext:value-type="float">
            <text:p>1.0090</text:p>
          </table:table-cell>
          <table:table-cell table:formula="of:=[.B224]+[.D223]" office:value-type="float" office:value="369667100000" calcext:value-type="float">
            <text:p>369,667,100,000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([.$G$2] * ([.A225]-1)^2 + ([.A225]-1) * [.$G$3]) * [.$G$1]) + [.$G$1]" office:value-type="float" office:value="4995300000" calcext:value-type="float">
            <text:p>4,995,300,000</text:p>
          </table:table-cell>
          <table:table-cell table:formula="of:=[.B225]/[.B224]" office:value-type="float" office:value="1.00900882703456" calcext:value-type="float">
            <text:p>1.0090</text:p>
          </table:table-cell>
          <table:table-cell table:formula="of:=[.B225]+[.D224]" office:value-type="float" office:value="374662400000" calcext:value-type="float">
            <text:p>374,662,400,000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([.$G$2] * ([.A226]-1)^2 + ([.A226]-1) * [.$G$3]) * [.$G$1]) + [.$G$1]" office:value-type="float" office:value="5040100000" calcext:value-type="float">
            <text:p>5,040,100,000</text:p>
          </table:table-cell>
          <table:table-cell table:formula="of:=[.B226]/[.B225]" office:value-type="float" office:value="1.00896843032451" calcext:value-type="float">
            <text:p>1.0090</text:p>
          </table:table-cell>
          <table:table-cell table:formula="of:=[.B226]+[.D225]" office:value-type="float" office:value="379702500000" calcext:value-type="float">
            <text:p>379,702,500,000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([.$G$2] * ([.A227]-1)^2 + ([.A227]-1) * [.$G$3]) * [.$G$1]) + [.$G$1]" office:value-type="float" office:value="5085100000" calcext:value-type="float">
            <text:p>5,085,100,000</text:p>
          </table:table-cell>
          <table:table-cell table:formula="of:=[.B227]/[.B226]" office:value-type="float" office:value="1.00892839427789" calcext:value-type="float">
            <text:p>1.0089</text:p>
          </table:table-cell>
          <table:table-cell table:formula="of:=[.B227]+[.D226]" office:value-type="float" office:value="384787600000" calcext:value-type="float">
            <text:p>384,787,600,000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([.$G$2] * ([.A228]-1)^2 + ([.A228]-1) * [.$G$3]) * [.$G$1]) + [.$G$1]" office:value-type="float" office:value="5130300000" calcext:value-type="float">
            <text:p>5,130,300,000</text:p>
          </table:table-cell>
          <table:table-cell table:formula="of:=[.B228]/[.B227]" office:value-type="float" office:value="1.00888871408625" calcext:value-type="float">
            <text:p>1.0089</text:p>
          </table:table-cell>
          <table:table-cell table:formula="of:=[.B228]+[.D227]" office:value-type="float" office:value="389917900000" calcext:value-type="float">
            <text:p>389,917,900,000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([.$G$2] * ([.A229]-1)^2 + ([.A229]-1) * [.$G$3]) * [.$G$1]) + [.$G$1]" office:value-type="float" office:value="5175700000" calcext:value-type="float">
            <text:p>5,175,700,000</text:p>
          </table:table-cell>
          <table:table-cell table:formula="of:=[.B229]/[.B228]" office:value-type="float" office:value="1.00884938502622" calcext:value-type="float">
            <text:p>1.0088</text:p>
          </table:table-cell>
          <table:table-cell table:formula="of:=[.B229]+[.D228]" office:value-type="float" office:value="395093600000" calcext:value-type="float">
            <text:p>395,093,600,000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([.$G$2] * ([.A230]-1)^2 + ([.A230]-1) * [.$G$3]) * [.$G$1]) + [.$G$1]" office:value-type="float" office:value="5221300000" calcext:value-type="float">
            <text:p>5,221,300,000</text:p>
          </table:table-cell>
          <table:table-cell table:formula="of:=[.B230]/[.B229]" office:value-type="float" office:value="1.00881040245764" calcext:value-type="float">
            <text:p>1.0088</text:p>
          </table:table-cell>
          <table:table-cell table:formula="of:=[.B230]+[.D229]" office:value-type="float" office:value="400314900000" calcext:value-type="float">
            <text:p>400,314,900,00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([.$G$2] * ([.A231]-1)^2 + ([.A231]-1) * [.$G$3]) * [.$G$1]) + [.$G$1]" office:value-type="float" office:value="5267100000" calcext:value-type="float">
            <text:p>5,267,100,000</text:p>
          </table:table-cell>
          <table:table-cell table:formula="of:=[.B231]/[.B230]" office:value-type="float" office:value="1.00877176182177" calcext:value-type="float">
            <text:p>1.0088</text:p>
          </table:table-cell>
          <table:table-cell table:formula="of:=[.B231]+[.D230]" office:value-type="float" office:value="405582000000" calcext:value-type="float">
            <text:p>405,582,000,000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([.$G$2] * ([.A232]-1)^2 + ([.A232]-1) * [.$G$3]) * [.$G$1]) + [.$G$1]" office:value-type="float" office:value="5313100000" calcext:value-type="float">
            <text:p>5,313,100,000</text:p>
          </table:table-cell>
          <table:table-cell table:formula="of:=[.B232]/[.B231]" office:value-type="float" office:value="1.00873345863948" calcext:value-type="float">
            <text:p>1.0087</text:p>
          </table:table-cell>
          <table:table-cell table:formula="of:=[.B232]+[.D231]" office:value-type="float" office:value="410895100000" calcext:value-type="float">
            <text:p>410,895,100,000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([.$G$2] * ([.A233]-1)^2 + ([.A233]-1) * [.$G$3]) * [.$G$1]) + [.$G$1]" office:value-type="float" office:value="5359300000" calcext:value-type="float">
            <text:p>5,359,300,000</text:p>
          </table:table-cell>
          <table:table-cell table:formula="of:=[.B233]/[.B232]" office:value-type="float" office:value="1.00869548850953" calcext:value-type="float">
            <text:p>1.0087</text:p>
          </table:table-cell>
          <table:table-cell table:formula="of:=[.B233]+[.D232]" office:value-type="float" office:value="416254400000" calcext:value-type="float">
            <text:p>416,254,400,000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([.$G$2] * ([.A234]-1)^2 + ([.A234]-1) * [.$G$3]) * [.$G$1]) + [.$G$1]" office:value-type="float" office:value="5405700000" calcext:value-type="float">
            <text:p>5,405,700,000</text:p>
          </table:table-cell>
          <table:table-cell table:formula="of:=[.B234]/[.B233]" office:value-type="float" office:value="1.0086578471069" calcext:value-type="float">
            <text:p>1.0087</text:p>
          </table:table-cell>
          <table:table-cell table:formula="of:=[.B234]+[.D233]" office:value-type="float" office:value="421660100000" calcext:value-type="float">
            <text:p>421,660,100,000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([.$G$2] * ([.A235]-1)^2 + ([.A235]-1) * [.$G$3]) * [.$G$1]) + [.$G$1]" office:value-type="float" office:value="5452300000" calcext:value-type="float">
            <text:p>5,452,300,000</text:p>
          </table:table-cell>
          <table:table-cell table:formula="of:=[.B235]/[.B234]" office:value-type="float" office:value="1.00862053018111" calcext:value-type="float">
            <text:p>1.0086</text:p>
          </table:table-cell>
          <table:table-cell table:formula="of:=[.B235]+[.D234]" office:value-type="float" office:value="427112400000" calcext:value-type="float">
            <text:p>427,112,400,000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([.$G$2] * ([.A236]-1)^2 + ([.A236]-1) * [.$G$3]) * [.$G$1]) + [.$G$1]" office:value-type="float" office:value="5499100000" calcext:value-type="float">
            <text:p>5,499,100,000</text:p>
          </table:table-cell>
          <table:table-cell table:formula="of:=[.B236]/[.B235]" office:value-type="float" office:value="1.00858353355465" calcext:value-type="float">
            <text:p>1.0086</text:p>
          </table:table-cell>
          <table:table-cell table:formula="of:=[.B236]+[.D235]" office:value-type="float" office:value="432611500000" calcext:value-type="float">
            <text:p>432,611,500,000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([.$G$2] * ([.A237]-1)^2 + ([.A237]-1) * [.$G$3]) * [.$G$1]) + [.$G$1]" office:value-type="float" office:value="5546100000" calcext:value-type="float">
            <text:p>5,546,100,000</text:p>
          </table:table-cell>
          <table:table-cell table:formula="of:=[.B237]/[.B236]" office:value-type="float" office:value="1.00854685312142" calcext:value-type="float">
            <text:p>1.0085</text:p>
          </table:table-cell>
          <table:table-cell table:formula="of:=[.B237]+[.D236]" office:value-type="float" office:value="438157600000" calcext:value-type="float">
            <text:p>438,157,600,000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([.$G$2] * ([.A238]-1)^2 + ([.A238]-1) * [.$G$3]) * [.$G$1]) + [.$G$1]" office:value-type="float" office:value="5593300000" calcext:value-type="float">
            <text:p>5,593,300,000</text:p>
          </table:table-cell>
          <table:table-cell table:formula="of:=[.B238]/[.B237]" office:value-type="float" office:value="1.00851048484521" calcext:value-type="float">
            <text:p>1.0085</text:p>
          </table:table-cell>
          <table:table-cell table:formula="of:=[.B238]+[.D237]" office:value-type="float" office:value="443750900000" calcext:value-type="float">
            <text:p>443,750,900,000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([.$G$2] * ([.A239]-1)^2 + ([.A239]-1) * [.$G$3]) * [.$G$1]) + [.$G$1]" office:value-type="float" office:value="5640700000" calcext:value-type="float">
            <text:p>5,640,700,000</text:p>
          </table:table-cell>
          <table:table-cell table:formula="of:=[.B239]/[.B238]" office:value-type="float" office:value="1.00847442475819" calcext:value-type="float">
            <text:p>1.0085</text:p>
          </table:table-cell>
          <table:table-cell table:formula="of:=[.B239]+[.D238]" office:value-type="float" office:value="449391600000" calcext:value-type="float">
            <text:p>449,391,600,000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([.$G$2] * ([.A240]-1)^2 + ([.A240]-1) * [.$G$3]) * [.$G$1]) + [.$G$1]" office:value-type="float" office:value="5688300000" calcext:value-type="float">
            <text:p>5,688,300,000</text:p>
          </table:table-cell>
          <table:table-cell table:formula="of:=[.B240]/[.B239]" office:value-type="float" office:value="1.00843866895953" calcext:value-type="float">
            <text:p>1.0084</text:p>
          </table:table-cell>
          <table:table-cell table:formula="of:=[.B240]+[.D239]" office:value-type="float" office:value="455079900000" calcext:value-type="float">
            <text:p>455,079,900,00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([.$G$2] * ([.A241]-1)^2 + ([.A241]-1) * [.$G$3]) * [.$G$1]) + [.$G$1]" office:value-type="float" office:value="5736100000" calcext:value-type="float">
            <text:p>5,736,100,000</text:p>
          </table:table-cell>
          <table:table-cell table:formula="of:=[.B241]/[.B240]" office:value-type="float" office:value="1.00840321361391" calcext:value-type="float">
            <text:p>1.0084</text:p>
          </table:table-cell>
          <table:table-cell table:formula="of:=[.B241]+[.D240]" office:value-type="float" office:value="460816000000" calcext:value-type="float">
            <text:p>460,816,000,000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([.$G$2] * ([.A242]-1)^2 + ([.A242]-1) * [.$G$3]) * [.$G$1]) + [.$G$1]" office:value-type="float" office:value="5784100000" calcext:value-type="float">
            <text:p>5,784,100,000</text:p>
          </table:table-cell>
          <table:table-cell table:formula="of:=[.B242]/[.B241]" office:value-type="float" office:value="1.00836805495023" calcext:value-type="float">
            <text:p>1.0084</text:p>
          </table:table-cell>
          <table:table-cell table:formula="of:=[.B242]+[.D241]" office:value-type="float" office:value="466600100000" calcext:value-type="float">
            <text:p>466,600,100,000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([.$G$2] * ([.A243]-1)^2 + ([.A243]-1) * [.$G$3]) * [.$G$1]) + [.$G$1]" office:value-type="float" office:value="5832300000" calcext:value-type="float">
            <text:p>5,832,300,000</text:p>
          </table:table-cell>
          <table:table-cell table:formula="of:=[.B243]/[.B242]" office:value-type="float" office:value="1.00833318926021" calcext:value-type="float">
            <text:p>1.0083</text:p>
          </table:table-cell>
          <table:table-cell table:formula="of:=[.B243]+[.D242]" office:value-type="float" office:value="472432400000" calcext:value-type="float">
            <text:p>472,432,400,000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([.$G$2] * ([.A244]-1)^2 + ([.A244]-1) * [.$G$3]) * [.$G$1]) + [.$G$1]" office:value-type="float" office:value="5880700000" calcext:value-type="float">
            <text:p>5,880,700,000</text:p>
          </table:table-cell>
          <table:table-cell table:formula="of:=[.B244]/[.B243]" office:value-type="float" office:value="1.00829861289714" calcext:value-type="float">
            <text:p>1.0083</text:p>
          </table:table-cell>
          <table:table-cell table:formula="of:=[.B244]+[.D243]" office:value-type="float" office:value="478313100000" calcext:value-type="float">
            <text:p>478,313,100,000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([.$G$2] * ([.A245]-1)^2 + ([.A245]-1) * [.$G$3]) * [.$G$1]) + [.$G$1]" office:value-type="float" office:value="5929300000" calcext:value-type="float">
            <text:p>5,929,300,000</text:p>
          </table:table-cell>
          <table:table-cell table:formula="of:=[.B245]/[.B244]" office:value-type="float" office:value="1.00826432227456" calcext:value-type="float">
            <text:p>1.0083</text:p>
          </table:table-cell>
          <table:table-cell table:formula="of:=[.B245]+[.D244]" office:value-type="float" office:value="484242400000" calcext:value-type="float">
            <text:p>484,242,400,000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([.$G$2] * ([.A246]-1)^2 + ([.A246]-1) * [.$G$3]) * [.$G$1]) + [.$G$1]" office:value-type="float" office:value="5978100000" calcext:value-type="float">
            <text:p>5,978,100,000</text:p>
          </table:table-cell>
          <table:table-cell table:formula="of:=[.B246]/[.B245]" office:value-type="float" office:value="1.00823031386504" calcext:value-type="float">
            <text:p>1.0082</text:p>
          </table:table-cell>
          <table:table-cell table:formula="of:=[.B246]+[.D245]" office:value-type="float" office:value="490220500000" calcext:value-type="float">
            <text:p>490,220,500,000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([.$G$2] * ([.A247]-1)^2 + ([.A247]-1) * [.$G$3]) * [.$G$1]) + [.$G$1]" office:value-type="float" office:value="6027100000" calcext:value-type="float">
            <text:p>6,027,100,000</text:p>
          </table:table-cell>
          <table:table-cell table:formula="of:=[.B247]/[.B246]" office:value-type="float" office:value="1.00819658419899" calcext:value-type="float">
            <text:p>1.0082</text:p>
          </table:table-cell>
          <table:table-cell table:formula="of:=[.B247]+[.D246]" office:value-type="float" office:value="496247600000" calcext:value-type="float">
            <text:p>496,247,600,000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([.$G$2] * ([.A248]-1)^2 + ([.A248]-1) * [.$G$3]) * [.$G$1]) + [.$G$1]" office:value-type="float" office:value="6076300000" calcext:value-type="float">
            <text:p>6,076,300,000</text:p>
          </table:table-cell>
          <table:table-cell table:formula="of:=[.B248]/[.B247]" office:value-type="float" office:value="1.00816312986345" calcext:value-type="float">
            <text:p>1.0082</text:p>
          </table:table-cell>
          <table:table-cell table:formula="of:=[.B248]+[.D247]" office:value-type="float" office:value="502323900000" calcext:value-type="float">
            <text:p>502,323,900,000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([.$G$2] * ([.A249]-1)^2 + ([.A249]-1) * [.$G$3]) * [.$G$1]) + [.$G$1]" office:value-type="float" office:value="6125700000" calcext:value-type="float">
            <text:p>6,125,700,000</text:p>
          </table:table-cell>
          <table:table-cell table:formula="of:=[.B249]/[.B248]" office:value-type="float" office:value="1.00812994750095" calcext:value-type="float">
            <text:p>1.0081</text:p>
          </table:table-cell>
          <table:table-cell table:formula="of:=[.B249]+[.D248]" office:value-type="float" office:value="508449600000" calcext:value-type="float">
            <text:p>508,449,600,000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([.$G$2] * ([.A250]-1)^2 + ([.A250]-1) * [.$G$3]) * [.$G$1]) + [.$G$1]" office:value-type="float" office:value="6175300000" calcext:value-type="float">
            <text:p>6,175,300,000</text:p>
          </table:table-cell>
          <table:table-cell table:formula="of:=[.B250]/[.B249]" office:value-type="float" office:value="1.00809703380838" calcext:value-type="float">
            <text:p>1.0081</text:p>
          </table:table-cell>
          <table:table-cell table:formula="of:=[.B250]+[.D249]" office:value-type="float" office:value="514624900000" calcext:value-type="float">
            <text:p>514,624,900,00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([.$G$2] * ([.A251]-1)^2 + ([.A251]-1) * [.$G$3]) * [.$G$1]) + [.$G$1]" office:value-type="float" office:value="6225100000" calcext:value-type="float">
            <text:p>6,225,100,000</text:p>
          </table:table-cell>
          <table:table-cell table:formula="of:=[.B251]/[.B250]" office:value-type="float" office:value="1.00806438553593" calcext:value-type="float">
            <text:p>1.0081</text:p>
          </table:table-cell>
          <table:table-cell table:formula="of:=[.B251]+[.D250]" office:value-type="float" office:value="520850000000" calcext:value-type="float">
            <text:p>520,850,000,000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([.$G$2] * ([.A252]-1)^2 + ([.A252]-1) * [.$G$3]) * [.$G$1]) + [.$G$1]" office:value-type="float" office:value="6275100000" calcext:value-type="float">
            <text:p>6,275,100,000</text:p>
          </table:table-cell>
          <table:table-cell table:formula="of:=[.B252]/[.B251]" office:value-type="float" office:value="1.00803199948595" calcext:value-type="float">
            <text:p>1.0080</text:p>
          </table:table-cell>
          <table:table-cell table:formula="of:=[.B252]+[.D251]" office:value-type="float" office:value="527125100000" calcext:value-type="float">
            <text:p>527,125,100,000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([.$G$2] * ([.A253]-1)^2 + ([.A253]-1) * [.$G$3]) * [.$G$1]) + [.$G$1]" office:value-type="float" office:value="6325300000" calcext:value-type="float">
            <text:p>6,325,300,000</text:p>
          </table:table-cell>
          <table:table-cell table:formula="of:=[.B253]/[.B252]" office:value-type="float" office:value="1.00799987251199" calcext:value-type="float">
            <text:p>1.0080</text:p>
          </table:table-cell>
          <table:table-cell table:formula="of:=[.B253]+[.D252]" office:value-type="float" office:value="533450400000" calcext:value-type="float">
            <text:p>533,450,400,000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([.$G$2] * ([.A254]-1)^2 + ([.A254]-1) * [.$G$3]) * [.$G$1]) + [.$G$1]" office:value-type="float" office:value="6375700000" calcext:value-type="float">
            <text:p>6,375,700,000</text:p>
          </table:table-cell>
          <table:table-cell table:formula="of:=[.B254]/[.B253]" office:value-type="float" office:value="1.00796800151771" calcext:value-type="float">
            <text:p>1.0080</text:p>
          </table:table-cell>
          <table:table-cell table:formula="of:=[.B254]+[.D253]" office:value-type="float" office:value="539826100000" calcext:value-type="float">
            <text:p>539,826,100,000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([.$G$2] * ([.A255]-1)^2 + ([.A255]-1) * [.$G$3]) * [.$G$1]) + [.$G$1]" office:value-type="float" office:value="6426300000" calcext:value-type="float">
            <text:p>6,426,300,000</text:p>
          </table:table-cell>
          <table:table-cell table:formula="of:=[.B255]/[.B254]" office:value-type="float" office:value="1.00793638345593" calcext:value-type="float">
            <text:p>1.0079</text:p>
          </table:table-cell>
          <table:table-cell table:formula="of:=[.B255]+[.D254]" office:value-type="float" office:value="546252400000" calcext:value-type="float">
            <text:p>546,252,400,000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([.$G$2] * ([.A256]-1)^2 + ([.A256]-1) * [.$G$3]) * [.$G$1]) + [.$G$1]" office:value-type="float" office:value="6477100000" calcext:value-type="float">
            <text:p>6,477,100,000</text:p>
          </table:table-cell>
          <table:table-cell table:formula="of:=[.B256]/[.B255]" office:value-type="float" office:value="1.00790501532764" calcext:value-type="float">
            <text:p>1.0079</text:p>
          </table:table-cell>
          <table:table-cell table:formula="of:=[.B256]+[.D255]" office:value-type="float" office:value="552729500000" calcext:value-type="float">
            <text:p>552,729,500,000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([.$G$2] * ([.A257]-1)^2 + ([.A257]-1) * [.$G$3]) * [.$G$1]) + [.$G$1]" office:value-type="float" office:value="6528100000" calcext:value-type="float">
            <text:p>6,528,100,000</text:p>
          </table:table-cell>
          <table:table-cell table:formula="of:=[.B257]/[.B256]" office:value-type="float" office:value="1.00787389418104" calcext:value-type="float">
            <text:p>1.0079</text:p>
          </table:table-cell>
          <table:table-cell table:formula="of:=[.B257]+[.D256]" office:value-type="float" office:value="559257600000" calcext:value-type="float">
            <text:p>559,257,600,000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([.$G$2] * ([.A258]-1)^2 + ([.A258]-1) * [.$G$3]) * [.$G$1]) + [.$G$1]" office:value-type="float" office:value="6579300000" calcext:value-type="float">
            <text:p>6,579,300,000</text:p>
          </table:table-cell>
          <table:table-cell table:formula="of:=[.B258]/[.B257]" office:value-type="float" office:value="1.00784301711064" calcext:value-type="float">
            <text:p>1.0078</text:p>
          </table:table-cell>
          <table:table-cell table:formula="of:=[.B258]+[.D257]" office:value-type="float" office:value="565836900000" calcext:value-type="float">
            <text:p>565,836,900,000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([.$G$2] * ([.A259]-1)^2 + ([.A259]-1) * [.$G$3]) * [.$G$1]) + [.$G$1]" office:value-type="float" office:value="6630700000" calcext:value-type="float">
            <text:p>6,630,700,000</text:p>
          </table:table-cell>
          <table:table-cell table:formula="of:=[.B259]/[.B258]" office:value-type="float" office:value="1.00781238125636" calcext:value-type="float">
            <text:p>1.0078</text:p>
          </table:table-cell>
          <table:table-cell table:formula="of:=[.B259]+[.D258]" office:value-type="float" office:value="572467600000" calcext:value-type="float">
            <text:p>572,467,600,000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([.$G$2] * ([.A260]-1)^2 + ([.A260]-1) * [.$G$3]) * [.$G$1]) + [.$G$1]" office:value-type="float" office:value="6682300000" calcext:value-type="float">
            <text:p>6,682,300,000</text:p>
          </table:table-cell>
          <table:table-cell table:formula="of:=[.B260]/[.B259]" office:value-type="float" office:value="1.00778198380262" calcext:value-type="float">
            <text:p>1.0078</text:p>
          </table:table-cell>
          <table:table-cell table:formula="of:=[.B260]+[.D259]" office:value-type="float" office:value="579149900000" calcext:value-type="float">
            <text:p>579,149,900,00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([.$G$2] * ([.A261]-1)^2 + ([.A261]-1) * [.$G$3]) * [.$G$1]) + [.$G$1]" office:value-type="float" office:value="6734100000" calcext:value-type="float">
            <text:p>6,734,100,000</text:p>
          </table:table-cell>
          <table:table-cell table:formula="of:=[.B261]/[.B260]" office:value-type="float" office:value="1.00775182197746" calcext:value-type="float">
            <text:p>1.0078</text:p>
          </table:table-cell>
          <table:table-cell table:formula="of:=[.B261]+[.D260]" office:value-type="float" office:value="585884000000" calcext:value-type="float">
            <text:p>585,884,000,000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([.$G$2] * ([.A262]-1)^2 + ([.A262]-1) * [.$G$3]) * [.$G$1]) + [.$G$1]" office:value-type="float" office:value="6786100000" calcext:value-type="float">
            <text:p>6,786,100,000</text:p>
          </table:table-cell>
          <table:table-cell table:formula="of:=[.B262]/[.B261]" office:value-type="float" office:value="1.00772189305178" calcext:value-type="float">
            <text:p>1.0077</text:p>
          </table:table-cell>
          <table:table-cell table:formula="of:=[.B262]+[.D261]" office:value-type="float" office:value="592670100000" calcext:value-type="float">
            <text:p>592,670,100,000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([.$G$2] * ([.A263]-1)^2 + ([.A263]-1) * [.$G$3]) * [.$G$1]) + [.$G$1]" office:value-type="float" office:value="6838300000" calcext:value-type="float">
            <text:p>6,838,300,000</text:p>
          </table:table-cell>
          <table:table-cell table:formula="of:=[.B263]/[.B262]" office:value-type="float" office:value="1.00769219433843" calcext:value-type="float">
            <text:p>1.0077</text:p>
          </table:table-cell>
          <table:table-cell table:formula="of:=[.B263]+[.D262]" office:value-type="float" office:value="599508400000" calcext:value-type="float">
            <text:p>599,508,400,000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([.$G$2] * ([.A264]-1)^2 + ([.A264]-1) * [.$G$3]) * [.$G$1]) + [.$G$1]" office:value-type="float" office:value="6890700000" calcext:value-type="float">
            <text:p>6,890,700,000</text:p>
          </table:table-cell>
          <table:table-cell table:formula="of:=[.B264]/[.B263]" office:value-type="float" office:value="1.00766272319144" calcext:value-type="float">
            <text:p>1.0077</text:p>
          </table:table-cell>
          <table:table-cell table:formula="of:=[.B264]+[.D263]" office:value-type="float" office:value="606399100000" calcext:value-type="float">
            <text:p>606,399,100,000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([.$G$2] * ([.A265]-1)^2 + ([.A265]-1) * [.$G$3]) * [.$G$1]) + [.$G$1]" office:value-type="float" office:value="6943300000" calcext:value-type="float">
            <text:p>6,943,300,000</text:p>
          </table:table-cell>
          <table:table-cell table:formula="of:=[.B265]/[.B264]" office:value-type="float" office:value="1.00763347700524" calcext:value-type="float">
            <text:p>1.0076</text:p>
          </table:table-cell>
          <table:table-cell table:formula="of:=[.B265]+[.D264]" office:value-type="float" office:value="613342400000" calcext:value-type="float">
            <text:p>613,342,400,000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([.$G$2] * ([.A266]-1)^2 + ([.A266]-1) * [.$G$3]) * [.$G$1]) + [.$G$1]" office:value-type="float" office:value="6996100000" calcext:value-type="float">
            <text:p>6,996,100,000</text:p>
          </table:table-cell>
          <table:table-cell table:formula="of:=[.B266]/[.B265]" office:value-type="float" office:value="1.00760445321389" calcext:value-type="float">
            <text:p>1.0076</text:p>
          </table:table-cell>
          <table:table-cell table:formula="of:=[.B266]+[.D265]" office:value-type="float" office:value="620338500000" calcext:value-type="float">
            <text:p>620,338,500,000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([.$G$2] * ([.A267]-1)^2 + ([.A267]-1) * [.$G$3]) * [.$G$1]) + [.$G$1]" office:value-type="float" office:value="7049100000" calcext:value-type="float">
            <text:p>7,049,100,000</text:p>
          </table:table-cell>
          <table:table-cell table:formula="of:=[.B267]/[.B266]" office:value-type="float" office:value="1.00757564929032" calcext:value-type="float">
            <text:p>1.0076</text:p>
          </table:table-cell>
          <table:table-cell table:formula="of:=[.B267]+[.D266]" office:value-type="float" office:value="627387600000" calcext:value-type="float">
            <text:p>627,387,600,000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([.$G$2] * ([.A268]-1)^2 + ([.A268]-1) * [.$G$3]) * [.$G$1]) + [.$G$1]" office:value-type="float" office:value="7102300000" calcext:value-type="float">
            <text:p>7,102,300,000</text:p>
          </table:table-cell>
          <table:table-cell table:formula="of:=[.B268]/[.B267]" office:value-type="float" office:value="1.0075470627456" calcext:value-type="float">
            <text:p>1.0075</text:p>
          </table:table-cell>
          <table:table-cell table:formula="of:=[.B268]+[.D267]" office:value-type="float" office:value="634489900000" calcext:value-type="float">
            <text:p>634,489,900,000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([.$G$2] * ([.A269]-1)^2 + ([.A269]-1) * [.$G$3]) * [.$G$1]) + [.$G$1]" office:value-type="float" office:value="7155700000" calcext:value-type="float">
            <text:p>7,155,700,000</text:p>
          </table:table-cell>
          <table:table-cell table:formula="of:=[.B269]/[.B268]" office:value-type="float" office:value="1.00751869112823" calcext:value-type="float">
            <text:p>1.0075</text:p>
          </table:table-cell>
          <table:table-cell table:formula="of:=[.B269]+[.D268]" office:value-type="float" office:value="641645600000" calcext:value-type="float">
            <text:p>641,645,600,000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([.$G$2] * ([.A270]-1)^2 + ([.A270]-1) * [.$G$3]) * [.$G$1]) + [.$G$1]" office:value-type="float" office:value="7209300000" calcext:value-type="float">
            <text:p>7,209,300,000</text:p>
          </table:table-cell>
          <table:table-cell table:formula="of:=[.B270]/[.B269]" office:value-type="float" office:value="1.00749053202342" calcext:value-type="float">
            <text:p>1.0075</text:p>
          </table:table-cell>
          <table:table-cell table:formula="of:=[.B270]+[.D269]" office:value-type="float" office:value="648854900000" calcext:value-type="float">
            <text:p>648,854,900,00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([.$G$2] * ([.A271]-1)^2 + ([.A271]-1) * [.$G$3]) * [.$G$1]) + [.$G$1]" office:value-type="float" office:value="7263100000" calcext:value-type="float">
            <text:p>7,263,100,000</text:p>
          </table:table-cell>
          <table:table-cell table:formula="of:=[.B271]/[.B270]" office:value-type="float" office:value="1.00746258305245" calcext:value-type="float">
            <text:p>1.0075</text:p>
          </table:table-cell>
          <table:table-cell table:formula="of:=[.B271]+[.D270]" office:value-type="float" office:value="656118000000" calcext:value-type="float">
            <text:p>656,118,000,000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([.$G$2] * ([.A272]-1)^2 + ([.A272]-1) * [.$G$3]) * [.$G$1]) + [.$G$1]" office:value-type="float" office:value="7317100000" calcext:value-type="float">
            <text:p>7,317,100,000</text:p>
          </table:table-cell>
          <table:table-cell table:formula="of:=[.B272]/[.B271]" office:value-type="float" office:value="1.00743484187193" calcext:value-type="float">
            <text:p>1.0074</text:p>
          </table:table-cell>
          <table:table-cell table:formula="of:=[.B272]+[.D271]" office:value-type="float" office:value="663435100000" calcext:value-type="float">
            <text:p>663,435,100,000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([.$G$2] * ([.A273]-1)^2 + ([.A273]-1) * [.$G$3]) * [.$G$1]) + [.$G$1]" office:value-type="float" office:value="7371300000" calcext:value-type="float">
            <text:p>7,371,300,000</text:p>
          </table:table-cell>
          <table:table-cell table:formula="of:=[.B273]/[.B272]" office:value-type="float" office:value="1.00740730617321" calcext:value-type="float">
            <text:p>1.0074</text:p>
          </table:table-cell>
          <table:table-cell table:formula="of:=[.B273]+[.D272]" office:value-type="float" office:value="670806400000" calcext:value-type="float">
            <text:p>670,806,400,000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([.$G$2] * ([.A274]-1)^2 + ([.A274]-1) * [.$G$3]) * [.$G$1]) + [.$G$1]" office:value-type="float" office:value="7425700000" calcext:value-type="float">
            <text:p>7,425,700,000</text:p>
          </table:table-cell>
          <table:table-cell table:formula="of:=[.B274]/[.B273]" office:value-type="float" office:value="1.00737997368171" calcext:value-type="float">
            <text:p>1.0074</text:p>
          </table:table-cell>
          <table:table-cell table:formula="of:=[.B274]+[.D273]" office:value-type="float" office:value="678232100000" calcext:value-type="float">
            <text:p>678,232,100,000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([.$G$2] * ([.A275]-1)^2 + ([.A275]-1) * [.$G$3]) * [.$G$1]) + [.$G$1]" office:value-type="float" office:value="7480300000" calcext:value-type="float">
            <text:p>7,480,300,000</text:p>
          </table:table-cell>
          <table:table-cell table:formula="of:=[.B275]/[.B274]" office:value-type="float" office:value="1.0073528421563" calcext:value-type="float">
            <text:p>1.0074</text:p>
          </table:table-cell>
          <table:table-cell table:formula="of:=[.B275]+[.D274]" office:value-type="float" office:value="685712400000" calcext:value-type="float">
            <text:p>685,712,400,000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([.$G$2] * ([.A276]-1)^2 + ([.A276]-1) * [.$G$3]) * [.$G$1]) + [.$G$1]" office:value-type="float" office:value="7535100000" calcext:value-type="float">
            <text:p>7,535,100,000</text:p>
          </table:table-cell>
          <table:table-cell table:formula="of:=[.B276]/[.B275]" office:value-type="float" office:value="1.00732590938866" calcext:value-type="float">
            <text:p>1.0073</text:p>
          </table:table-cell>
          <table:table-cell table:formula="of:=[.B276]+[.D275]" office:value-type="float" office:value="693247500000" calcext:value-type="float">
            <text:p>693,247,500,000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([.$G$2] * ([.A277]-1)^2 + ([.A277]-1) * [.$G$3]) * [.$G$1]) + [.$G$1]" office:value-type="float" office:value="7590100000" calcext:value-type="float">
            <text:p>7,590,100,000</text:p>
          </table:table-cell>
          <table:table-cell table:formula="of:=[.B277]/[.B276]" office:value-type="float" office:value="1.00729917320274" calcext:value-type="float">
            <text:p>1.0073</text:p>
          </table:table-cell>
          <table:table-cell table:formula="of:=[.B277]+[.D276]" office:value-type="float" office:value="700837600000" calcext:value-type="float">
            <text:p>700,837,600,000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([.$G$2] * ([.A278]-1)^2 + ([.A278]-1) * [.$G$3]) * [.$G$1]) + [.$G$1]" office:value-type="float" office:value="7645300000" calcext:value-type="float">
            <text:p>7,645,300,000</text:p>
          </table:table-cell>
          <table:table-cell table:formula="of:=[.B278]/[.B277]" office:value-type="float" office:value="1.00727263145413" calcext:value-type="float">
            <text:p>1.0073</text:p>
          </table:table-cell>
          <table:table-cell table:formula="of:=[.B278]+[.D277]" office:value-type="float" office:value="708482900000" calcext:value-type="float">
            <text:p>708,482,900,000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([.$G$2] * ([.A279]-1)^2 + ([.A279]-1) * [.$G$3]) * [.$G$1]) + [.$G$1]" office:value-type="float" office:value="7700700000" calcext:value-type="float">
            <text:p>7,700,700,000</text:p>
          </table:table-cell>
          <table:table-cell table:formula="of:=[.B279]/[.B278]" office:value-type="float" office:value="1.00724628202948" calcext:value-type="float">
            <text:p>1.0072</text:p>
          </table:table-cell>
          <table:table-cell table:formula="of:=[.B279]+[.D278]" office:value-type="float" office:value="716183600000" calcext:value-type="float">
            <text:p>716,183,600,000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([.$G$2] * ([.A280]-1)^2 + ([.A280]-1) * [.$G$3]) * [.$G$1]) + [.$G$1]" office:value-type="float" office:value="7756300000" calcext:value-type="float">
            <text:p>7,756,300,000</text:p>
          </table:table-cell>
          <table:table-cell table:formula="of:=[.B280]/[.B279]" office:value-type="float" office:value="1.00722012284598" calcext:value-type="float">
            <text:p>1.0072</text:p>
          </table:table-cell>
          <table:table-cell table:formula="of:=[.B280]+[.D279]" office:value-type="float" office:value="723939900000" calcext:value-type="float">
            <text:p>723,939,900,000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([.$G$2] * ([.A281]-1)^2 + ([.A281]-1) * [.$G$3]) * [.$G$1]) + [.$G$1]" office:value-type="float" office:value="7812100000" calcext:value-type="float">
            <text:p>7,812,100,000</text:p>
          </table:table-cell>
          <table:table-cell table:formula="of:=[.B281]/[.B280]" office:value-type="float" office:value="1.00719415185075" calcext:value-type="float">
            <text:p>1.0072</text:p>
          </table:table-cell>
          <table:table-cell table:formula="of:=[.B281]+[.D280]" office:value-type="float" office:value="731752000000" calcext:value-type="float">
            <text:p>731,752,000,000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([.$G$2] * ([.A282]-1)^2 + ([.A282]-1) * [.$G$3]) * [.$G$1]) + [.$G$1]" office:value-type="float" office:value="7868100000" calcext:value-type="float">
            <text:p>7,868,100,000</text:p>
          </table:table-cell>
          <table:table-cell table:formula="of:=[.B282]/[.B281]" office:value-type="float" office:value="1.00716836702039" calcext:value-type="float">
            <text:p>1.0072</text:p>
          </table:table-cell>
          <table:table-cell table:formula="of:=[.B282]+[.D281]" office:value-type="float" office:value="739620100000" calcext:value-type="float">
            <text:p>739,620,100,000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([.$G$2] * ([.A283]-1)^2 + ([.A283]-1) * [.$G$3]) * [.$G$1]) + [.$G$1]" office:value-type="float" office:value="7924300000" calcext:value-type="float">
            <text:p>7,924,300,000</text:p>
          </table:table-cell>
          <table:table-cell table:formula="of:=[.B283]/[.B282]" office:value-type="float" office:value="1.00714276636037" calcext:value-type="float">
            <text:p>1.0071</text:p>
          </table:table-cell>
          <table:table-cell table:formula="of:=[.B283]+[.D282]" office:value-type="float" office:value="747544400000" calcext:value-type="float">
            <text:p>747,544,400,000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([.$G$2] * ([.A284]-1)^2 + ([.A284]-1) * [.$G$3]) * [.$G$1]) + [.$G$1]" office:value-type="float" office:value="7980700000" calcext:value-type="float">
            <text:p>7,980,700,000</text:p>
          </table:table-cell>
          <table:table-cell table:formula="of:=[.B284]/[.B283]" office:value-type="float" office:value="1.00711734790455" calcext:value-type="float">
            <text:p>1.0071</text:p>
          </table:table-cell>
          <table:table-cell table:formula="of:=[.B284]+[.D283]" office:value-type="float" office:value="755525100000" calcext:value-type="float">
            <text:p>755,525,100,000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([.$G$2] * ([.A285]-1)^2 + ([.A285]-1) * [.$G$3]) * [.$G$1]) + [.$G$1]" office:value-type="float" office:value="8037300000" calcext:value-type="float">
            <text:p>8,037,300,000</text:p>
          </table:table-cell>
          <table:table-cell table:formula="of:=[.B285]/[.B284]" office:value-type="float" office:value="1.00709210971469" calcext:value-type="float">
            <text:p>1.0071</text:p>
          </table:table-cell>
          <table:table-cell table:formula="of:=[.B285]+[.D284]" office:value-type="float" office:value="763562400000" calcext:value-type="float">
            <text:p>763,562,400,000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([.$G$2] * ([.A286]-1)^2 + ([.A286]-1) * [.$G$3]) * [.$G$1]) + [.$G$1]" office:value-type="float" office:value="8094100000" calcext:value-type="float">
            <text:p>8,094,100,000</text:p>
          </table:table-cell>
          <table:table-cell table:formula="of:=[.B286]/[.B285]" office:value-type="float" office:value="1.00706704987993" calcext:value-type="float">
            <text:p>1.0071</text:p>
          </table:table-cell>
          <table:table-cell table:formula="of:=[.B286]+[.D285]" office:value-type="float" office:value="771656500000" calcext:value-type="float">
            <text:p>771,656,500,000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([.$G$2] * ([.A287]-1)^2 + ([.A287]-1) * [.$G$3]) * [.$G$1]) + [.$G$1]" office:value-type="float" office:value="8151100000" calcext:value-type="float">
            <text:p>8,151,100,000</text:p>
          </table:table-cell>
          <table:table-cell table:formula="of:=[.B287]/[.B286]" office:value-type="float" office:value="1.00704216651635" calcext:value-type="float">
            <text:p>1.0070</text:p>
          </table:table-cell>
          <table:table-cell table:formula="of:=[.B287]+[.D286]" office:value-type="float" office:value="779807600000" calcext:value-type="float">
            <text:p>779,807,600,000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([.$G$2] * ([.A288]-1)^2 + ([.A288]-1) * [.$G$3]) * [.$G$1]) + [.$G$1]" office:value-type="float" office:value="8208300000" calcext:value-type="float">
            <text:p>8,208,300,000</text:p>
          </table:table-cell>
          <table:table-cell table:formula="of:=[.B288]/[.B287]" office:value-type="float" office:value="1.00701745776644" calcext:value-type="float">
            <text:p>1.0070</text:p>
          </table:table-cell>
          <table:table-cell table:formula="of:=[.B288]+[.D287]" office:value-type="float" office:value="788015900000" calcext:value-type="float">
            <text:p>788,015,900,000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([.$G$2] * ([.A289]-1)^2 + ([.A289]-1) * [.$G$3]) * [.$G$1]) + [.$G$1]" office:value-type="float" office:value="8265700000" calcext:value-type="float">
            <text:p>8,265,700,000</text:p>
          </table:table-cell>
          <table:table-cell table:formula="of:=[.B289]/[.B288]" office:value-type="float" office:value="1.00699292179867" calcext:value-type="float">
            <text:p>1.0070</text:p>
          </table:table-cell>
          <table:table-cell table:formula="of:=[.B289]+[.D288]" office:value-type="float" office:value="796281600000" calcext:value-type="float">
            <text:p>796,281,600,000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([.$G$2] * ([.A290]-1)^2 + ([.A290]-1) * [.$G$3]) * [.$G$1]) + [.$G$1]" office:value-type="float" office:value="8323300000" calcext:value-type="float">
            <text:p>8,323,300,000</text:p>
          </table:table-cell>
          <table:table-cell table:formula="of:=[.B290]/[.B289]" office:value-type="float" office:value="1.00696855680705" calcext:value-type="float">
            <text:p>1.0070</text:p>
          </table:table-cell>
          <table:table-cell table:formula="of:=[.B290]+[.D289]" office:value-type="float" office:value="804604900000" calcext:value-type="float">
            <text:p>804,604,900,000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([.$G$2] * ([.A291]-1)^2 + ([.A291]-1) * [.$G$3]) * [.$G$1]) + [.$G$1]" office:value-type="float" office:value="8381100000" calcext:value-type="float">
            <text:p>8,381,100,000</text:p>
          </table:table-cell>
          <table:table-cell table:formula="of:=[.B291]/[.B290]" office:value-type="float" office:value="1.00694436101066" calcext:value-type="float">
            <text:p>1.0069</text:p>
          </table:table-cell>
          <table:table-cell table:formula="of:=[.B291]+[.D290]" office:value-type="float" office:value="812986000000" calcext:value-type="float">
            <text:p>812,986,000,000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([.$G$2] * ([.A292]-1)^2 + ([.A292]-1) * [.$G$3]) * [.$G$1]) + [.$G$1]" office:value-type="float" office:value="8439100000" calcext:value-type="float">
            <text:p>8,439,100,000</text:p>
          </table:table-cell>
          <table:table-cell table:formula="of:=[.B292]/[.B291]" office:value-type="float" office:value="1.00692033265323" calcext:value-type="float">
            <text:p>1.0069</text:p>
          </table:table-cell>
          <table:table-cell table:formula="of:=[.B292]+[.D291]" office:value-type="float" office:value="821425100000" calcext:value-type="float">
            <text:p>821,425,100,000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([.$G$2] * ([.A293]-1)^2 + ([.A293]-1) * [.$G$3]) * [.$G$1]) + [.$G$1]" office:value-type="float" office:value="8497300000" calcext:value-type="float">
            <text:p>8,497,300,000</text:p>
          </table:table-cell>
          <table:table-cell table:formula="of:=[.B293]/[.B292]" office:value-type="float" office:value="1.00689647000273" calcext:value-type="float">
            <text:p>1.0069</text:p>
          </table:table-cell>
          <table:table-cell table:formula="of:=[.B293]+[.D292]" office:value-type="float" office:value="829922400000" calcext:value-type="float">
            <text:p>829,922,400,000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([.$G$2] * ([.A294]-1)^2 + ([.A294]-1) * [.$G$3]) * [.$G$1]) + [.$G$1]" office:value-type="float" office:value="8555700000" calcext:value-type="float">
            <text:p>8,555,700,000</text:p>
          </table:table-cell>
          <table:table-cell table:formula="of:=[.B294]/[.B293]" office:value-type="float" office:value="1.0068727713509" calcext:value-type="float">
            <text:p>1.0069</text:p>
          </table:table-cell>
          <table:table-cell table:formula="of:=[.B294]+[.D293]" office:value-type="float" office:value="838478100000" calcext:value-type="float">
            <text:p>838,478,100,000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([.$G$2] * ([.A295]-1)^2 + ([.A295]-1) * [.$G$3]) * [.$G$1]) + [.$G$1]" office:value-type="float" office:value="8614300000" calcext:value-type="float">
            <text:p>8,614,300,000</text:p>
          </table:table-cell>
          <table:table-cell table:formula="of:=[.B295]/[.B294]" office:value-type="float" office:value="1.00684923501292" calcext:value-type="float">
            <text:p>1.0068</text:p>
          </table:table-cell>
          <table:table-cell table:formula="of:=[.B295]+[.D294]" office:value-type="float" office:value="847092400000" calcext:value-type="float">
            <text:p>847,092,400,000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([.$G$2] * ([.A296]-1)^2 + ([.A296]-1) * [.$G$3]) * [.$G$1]) + [.$G$1]" office:value-type="float" office:value="8673100000" calcext:value-type="float">
            <text:p>8,673,100,000</text:p>
          </table:table-cell>
          <table:table-cell table:formula="of:=[.B296]/[.B295]" office:value-type="float" office:value="1.00682585932693" calcext:value-type="float">
            <text:p>1.0068</text:p>
          </table:table-cell>
          <table:table-cell table:formula="of:=[.B296]+[.D295]" office:value-type="float" office:value="855765500000" calcext:value-type="float">
            <text:p>855,765,500,000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([.$G$2] * ([.A297]-1)^2 + ([.A297]-1) * [.$G$3]) * [.$G$1]) + [.$G$1]" office:value-type="float" office:value="8732100000" calcext:value-type="float">
            <text:p>8,732,100,000</text:p>
          </table:table-cell>
          <table:table-cell table:formula="of:=[.B297]/[.B296]" office:value-type="float" office:value="1.00680264265372" calcext:value-type="float">
            <text:p>1.0068</text:p>
          </table:table-cell>
          <table:table-cell table:formula="of:=[.B297]+[.D296]" office:value-type="float" office:value="864497600000" calcext:value-type="float">
            <text:p>864,497,600,000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([.$G$2] * ([.A298]-1)^2 + ([.A298]-1) * [.$G$3]) * [.$G$1]) + [.$G$1]" office:value-type="float" office:value="8791300000" calcext:value-type="float">
            <text:p>8,791,300,000</text:p>
          </table:table-cell>
          <table:table-cell table:formula="of:=[.B298]/[.B297]" office:value-type="float" office:value="1.00677958337628" calcext:value-type="float">
            <text:p>1.0068</text:p>
          </table:table-cell>
          <table:table-cell table:formula="of:=[.B298]+[.D297]" office:value-type="float" office:value="873288900000" calcext:value-type="float">
            <text:p>873,288,900,000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([.$G$2] * ([.A299]-1)^2 + ([.A299]-1) * [.$G$3]) * [.$G$1]) + [.$G$1]" office:value-type="float" office:value="8850700000" calcext:value-type="float">
            <text:p>8,850,700,000</text:p>
          </table:table-cell>
          <table:table-cell table:formula="of:=[.B299]/[.B298]" office:value-type="float" office:value="1.00675667989945" calcext:value-type="float">
            <text:p>1.0068</text:p>
          </table:table-cell>
          <table:table-cell table:formula="of:=[.B299]+[.D298]" office:value-type="float" office:value="882139600000" calcext:value-type="float">
            <text:p>882,139,600,000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([.$G$2] * ([.A300]-1)^2 + ([.A300]-1) * [.$G$3]) * [.$G$1]) + [.$G$1]" office:value-type="float" office:value="8910300000" calcext:value-type="float">
            <text:p>8,910,300,000</text:p>
          </table:table-cell>
          <table:table-cell table:formula="of:=[.B300]/[.B299]" office:value-type="float" office:value="1.00673393064955" calcext:value-type="float">
            <text:p>1.0067</text:p>
          </table:table-cell>
          <table:table-cell table:formula="of:=[.B300]+[.D299]" office:value-type="float" office:value="891049900000" calcext:value-type="float">
            <text:p>891,049,900,0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([.$G$2] * ([.A301]-1)^2 + ([.A301]-1) * [.$G$3]) * [.$G$1]) + [.$G$1]" office:value-type="float" office:value="8970100000" calcext:value-type="float">
            <text:p>8,970,100,000</text:p>
          </table:table-cell>
          <table:table-cell table:formula="of:=[.B301]/[.B300]" office:value-type="float" office:value="1.00671133407405" calcext:value-type="float">
            <text:p>1.0067</text:p>
          </table:table-cell>
          <table:table-cell table:formula="of:=[.B301]+[.D300]" office:value-type="float" office:value="900020000000" calcext:value-type="float">
            <text:p>900,020,000,000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([.$G$2] * ([.A302]-1)^2 + ([.A302]-1) * [.$G$3]) * [.$G$1]) + [.$G$1]" office:value-type="float" office:value="9030100000" calcext:value-type="float">
            <text:p>9,030,100,000</text:p>
          </table:table-cell>
          <table:table-cell table:formula="of:=[.B302]/[.B301]" office:value-type="float" office:value="1.00668888864115" calcext:value-type="float">
            <text:p>1.0067</text:p>
          </table:table-cell>
          <table:table-cell table:formula="of:=[.B302]+[.D301]" office:value-type="float" office:value="909050100000" calcext:value-type="float">
            <text:p>909,050,100,00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([.$G$2] * ([.A303]-1)^2 + ([.A303]-1) * [.$G$3]) * [.$G$1]) + [.$G$1]" office:value-type="float" office:value="9090300000" calcext:value-type="float">
            <text:p>9,090,300,000</text:p>
          </table:table-cell>
          <table:table-cell table:formula="of:=[.B303]/[.B302]" office:value-type="float" office:value="1.0066665928395" calcext:value-type="float">
            <text:p>1.0067</text:p>
          </table:table-cell>
          <table:table-cell table:formula="of:=[.B303]+[.D302]" office:value-type="float" office:value="918140400000" calcext:value-type="float">
            <text:p>918,140,400,000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([.$G$2] * ([.A304]-1)^2 + ([.A304]-1) * [.$G$3]) * [.$G$1]) + [.$G$1]" office:value-type="float" office:value="9150700000" calcext:value-type="float">
            <text:p>9,150,700,000</text:p>
          </table:table-cell>
          <table:table-cell table:formula="of:=[.B304]/[.B303]" office:value-type="float" office:value="1.00664444517783" calcext:value-type="float">
            <text:p>1.0066</text:p>
          </table:table-cell>
          <table:table-cell table:formula="of:=[.B304]+[.D303]" office:value-type="float" office:value="927291100000" calcext:value-type="float">
            <text:p>927,291,100,000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([.$G$2] * ([.A305]-1)^2 + ([.A305]-1) * [.$G$3]) * [.$G$1]) + [.$G$1]" office:value-type="float" office:value="9211300000" calcext:value-type="float">
            <text:p>9,211,300,000</text:p>
          </table:table-cell>
          <table:table-cell table:formula="of:=[.B305]/[.B304]" office:value-type="float" office:value="1.0066224441846" calcext:value-type="float">
            <text:p>1.0066</text:p>
          </table:table-cell>
          <table:table-cell table:formula="of:=[.B305]+[.D304]" office:value-type="float" office:value="936502400000" calcext:value-type="float">
            <text:p>936,502,400,000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([.$G$2] * ([.A306]-1)^2 + ([.A306]-1) * [.$G$3]) * [.$G$1]) + [.$G$1]" office:value-type="float" office:value="9272100000" calcext:value-type="float">
            <text:p>9,272,100,000</text:p>
          </table:table-cell>
          <table:table-cell table:formula="of:=[.B306]/[.B305]" office:value-type="float" office:value="1.00660058840772" calcext:value-type="float">
            <text:p>1.0066</text:p>
          </table:table-cell>
          <table:table-cell table:formula="of:=[.B306]+[.D305]" office:value-type="float" office:value="945774500000" calcext:value-type="float">
            <text:p>945,774,500,000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([.$G$2] * ([.A307]-1)^2 + ([.A307]-1) * [.$G$3]) * [.$G$1]) + [.$G$1]" office:value-type="float" office:value="9333100000" calcext:value-type="float">
            <text:p>9,333,100,000</text:p>
          </table:table-cell>
          <table:table-cell table:formula="of:=[.B307]/[.B306]" office:value-type="float" office:value="1.00657887641419" calcext:value-type="float">
            <text:p>1.0066</text:p>
          </table:table-cell>
          <table:table-cell table:formula="of:=[.B307]+[.D306]" office:value-type="float" office:value="955107600000" calcext:value-type="float">
            <text:p>955,107,600,000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([.$G$2] * ([.A308]-1)^2 + ([.A308]-1) * [.$G$3]) * [.$G$1]) + [.$G$1]" office:value-type="float" office:value="9394300000" calcext:value-type="float">
            <text:p>9,394,300,000</text:p>
          </table:table-cell>
          <table:table-cell table:formula="of:=[.B308]/[.B307]" office:value-type="float" office:value="1.00655730678981" calcext:value-type="float">
            <text:p>1.0066</text:p>
          </table:table-cell>
          <table:table-cell table:formula="of:=[.B308]+[.D307]" office:value-type="float" office:value="964501900000" calcext:value-type="float">
            <text:p>964,501,900,000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([.$G$2] * ([.A309]-1)^2 + ([.A309]-1) * [.$G$3]) * [.$G$1]) + [.$G$1]" office:value-type="float" office:value="9455700000" calcext:value-type="float">
            <text:p>9,455,700,000</text:p>
          </table:table-cell>
          <table:table-cell table:formula="of:=[.B309]/[.B308]" office:value-type="float" office:value="1.00653587813887" calcext:value-type="float">
            <text:p>1.0065</text:p>
          </table:table-cell>
          <table:table-cell table:formula="of:=[.B309]+[.D308]" office:value-type="float" office:value="973957600000" calcext:value-type="float">
            <text:p>973,957,600,000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([.$G$2] * ([.A310]-1)^2 + ([.A310]-1) * [.$G$3]) * [.$G$1]) + [.$G$1]" office:value-type="float" office:value="9517300000" calcext:value-type="float">
            <text:p>9,517,300,000</text:p>
          </table:table-cell>
          <table:table-cell table:formula="of:=[.B310]/[.B309]" office:value-type="float" office:value="1.00651458908383" calcext:value-type="float">
            <text:p>1.0065</text:p>
          </table:table-cell>
          <table:table-cell table:formula="of:=[.B310]+[.D309]" office:value-type="float" office:value="983474900000" calcext:value-type="float">
            <text:p>983,474,900,000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([.$G$2] * ([.A311]-1)^2 + ([.A311]-1) * [.$G$3]) * [.$G$1]) + [.$G$1]" office:value-type="float" office:value="9579100000" calcext:value-type="float">
            <text:p>9,579,100,000</text:p>
          </table:table-cell>
          <table:table-cell table:formula="of:=[.B311]/[.B310]" office:value-type="float" office:value="1.00649343826505" calcext:value-type="float">
            <text:p>1.0065</text:p>
          </table:table-cell>
          <table:table-cell table:formula="of:=[.B311]+[.D310]" office:value-type="float" office:value="993054000000" calcext:value-type="float">
            <text:p>993,054,000,000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([.$G$2] * ([.A312]-1)^2 + ([.A312]-1) * [.$G$3]) * [.$G$1]) + [.$G$1]" office:value-type="float" office:value="9641100000" calcext:value-type="float">
            <text:p>9,641,100,000</text:p>
          </table:table-cell>
          <table:table-cell table:formula="of:=[.B312]/[.B311]" office:value-type="float" office:value="1.00647242434049" calcext:value-type="float">
            <text:p>1.0065</text:p>
          </table:table-cell>
          <table:table-cell table:formula="of:=[.B312]+[.D311]" office:value-type="float" office:value="1002695100000" calcext:value-type="float">
            <text:p>1,002,695,100,000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([.$G$2] * ([.A313]-1)^2 + ([.A313]-1) * [.$G$3]) * [.$G$1]) + [.$G$1]" office:value-type="float" office:value="9703300000" calcext:value-type="float">
            <text:p>9,703,300,000</text:p>
          </table:table-cell>
          <table:table-cell table:formula="of:=[.B313]/[.B312]" office:value-type="float" office:value="1.00645154598542" calcext:value-type="float">
            <text:p>1.0065</text:p>
          </table:table-cell>
          <table:table-cell table:formula="of:=[.B313]+[.D312]" office:value-type="float" office:value="1012398400000" calcext:value-type="float">
            <text:p>1,012,398,400,000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([.$G$2] * ([.A314]-1)^2 + ([.A314]-1) * [.$G$3]) * [.$G$1]) + [.$G$1]" office:value-type="float" office:value="9765700000" calcext:value-type="float">
            <text:p>9,765,700,000</text:p>
          </table:table-cell>
          <table:table-cell table:formula="of:=[.B314]/[.B313]" office:value-type="float" office:value="1.00643080189214" calcext:value-type="float">
            <text:p>1.0064</text:p>
          </table:table-cell>
          <table:table-cell table:formula="of:=[.B314]+[.D313]" office:value-type="float" office:value="1022164100000" calcext:value-type="float">
            <text:p>1,022,164,100,000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([.$G$2] * ([.A315]-1)^2 + ([.A315]-1) * [.$G$3]) * [.$G$1]) + [.$G$1]" office:value-type="float" office:value="9828300000" calcext:value-type="float">
            <text:p>9,828,300,000</text:p>
          </table:table-cell>
          <table:table-cell table:formula="of:=[.B315]/[.B314]" office:value-type="float" office:value="1.00641019076974" calcext:value-type="float">
            <text:p>1.0064</text:p>
          </table:table-cell>
          <table:table-cell table:formula="of:=[.B315]+[.D314]" office:value-type="float" office:value="1031992400000" calcext:value-type="float">
            <text:p>1,031,992,400,000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([.$G$2] * ([.A316]-1)^2 + ([.A316]-1) * [.$G$3]) * [.$G$1]) + [.$G$1]" office:value-type="float" office:value="9891100000" calcext:value-type="float">
            <text:p>9,891,100,000</text:p>
          </table:table-cell>
          <table:table-cell table:formula="of:=[.B316]/[.B315]" office:value-type="float" office:value="1.00638971134377" calcext:value-type="float">
            <text:p>1.0064</text:p>
          </table:table-cell>
          <table:table-cell table:formula="of:=[.B316]+[.D315]" office:value-type="float" office:value="1041883500000" calcext:value-type="float">
            <text:p>1,041,883,500,000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([.$G$2] * ([.A317]-1)^2 + ([.A317]-1) * [.$G$3]) * [.$G$1]) + [.$G$1]" office:value-type="float" office:value="9954100000" calcext:value-type="float">
            <text:p>9,954,100,000</text:p>
          </table:table-cell>
          <table:table-cell table:formula="of:=[.B317]/[.B316]" office:value-type="float" office:value="1.00636936235606" calcext:value-type="float">
            <text:p>1.0064</text:p>
          </table:table-cell>
          <table:table-cell table:formula="of:=[.B317]+[.D316]" office:value-type="float" office:value="1051837600000" calcext:value-type="float">
            <text:p>1,051,837,600,000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([.$G$2] * ([.A318]-1)^2 + ([.A318]-1) * [.$G$3]) * [.$G$1]) + [.$G$1]" office:value-type="float" office:value="10017300000" calcext:value-type="float">
            <text:p>10,017,300,000</text:p>
          </table:table-cell>
          <table:table-cell table:formula="of:=[.B318]/[.B317]" office:value-type="float" office:value="1.00634914256437" calcext:value-type="float">
            <text:p>1.0063</text:p>
          </table:table-cell>
          <table:table-cell table:formula="of:=[.B318]+[.D317]" office:value-type="float" office:value="1061854900000" calcext:value-type="float">
            <text:p>1,061,854,900,000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([.$G$2] * ([.A319]-1)^2 + ([.A319]-1) * [.$G$3]) * [.$G$1]) + [.$G$1]" office:value-type="float" office:value="10080700000" calcext:value-type="float">
            <text:p>10,080,700,000</text:p>
          </table:table-cell>
          <table:table-cell table:formula="of:=[.B319]/[.B318]" office:value-type="float" office:value="1.00632905074222" calcext:value-type="float">
            <text:p>1.0063</text:p>
          </table:table-cell>
          <table:table-cell table:formula="of:=[.B319]+[.D318]" office:value-type="float" office:value="1071935600000" calcext:value-type="float">
            <text:p>1,071,935,600,000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([.$G$2] * ([.A320]-1)^2 + ([.A320]-1) * [.$G$3]) * [.$G$1]) + [.$G$1]" office:value-type="float" office:value="10144300000" calcext:value-type="float">
            <text:p>10,144,300,000</text:p>
          </table:table-cell>
          <table:table-cell table:formula="of:=[.B320]/[.B319]" office:value-type="float" office:value="1.00630908567857" calcext:value-type="float">
            <text:p>1.0063</text:p>
          </table:table-cell>
          <table:table-cell table:formula="of:=[.B320]+[.D319]" office:value-type="float" office:value="1082079900000" calcext:value-type="float">
            <text:p>1,082,079,900,000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([.$G$2] * ([.A321]-1)^2 + ([.A321]-1) * [.$G$3]) * [.$G$1]) + [.$G$1]" office:value-type="float" office:value="10208100000" calcext:value-type="float">
            <text:p>10,208,100,000</text:p>
          </table:table-cell>
          <table:table-cell table:formula="of:=[.B321]/[.B320]" office:value-type="float" office:value="1.00628924617766" calcext:value-type="float">
            <text:p>1.0063</text:p>
          </table:table-cell>
          <table:table-cell table:formula="of:=[.B321]+[.D320]" office:value-type="float" office:value="1092288000000" calcext:value-type="float">
            <text:p>1,092,288,000,000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([.$G$2] * ([.A322]-1)^2 + ([.A322]-1) * [.$G$3]) * [.$G$1]) + [.$G$1]" office:value-type="float" office:value="10272100000" calcext:value-type="float">
            <text:p>10,272,100,000</text:p>
          </table:table-cell>
          <table:table-cell table:formula="of:=[.B322]/[.B321]" office:value-type="float" office:value="1.00626953105867" calcext:value-type="float">
            <text:p>1.0063</text:p>
          </table:table-cell>
          <table:table-cell table:formula="of:=[.B322]+[.D321]" office:value-type="float" office:value="1102560100000" calcext:value-type="float">
            <text:p>1,102,560,100,00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([.$G$2] * ([.A323]-1)^2 + ([.A323]-1) * [.$G$3]) * [.$G$1]) + [.$G$1]" office:value-type="float" office:value="10336300000" calcext:value-type="float">
            <text:p>10,336,300,000</text:p>
          </table:table-cell>
          <table:table-cell table:formula="of:=[.B323]/[.B322]" office:value-type="float" office:value="1.00624993915558" calcext:value-type="float">
            <text:p>1.0062</text:p>
          </table:table-cell>
          <table:table-cell table:formula="of:=[.B323]+[.D322]" office:value-type="float" office:value="1112896400000" calcext:value-type="float">
            <text:p>1,112,896,400,000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([.$G$2] * ([.A324]-1)^2 + ([.A324]-1) * [.$G$3]) * [.$G$1]) + [.$G$1]" office:value-type="float" office:value="10400700000" calcext:value-type="float">
            <text:p>10,400,700,000</text:p>
          </table:table-cell>
          <table:table-cell table:formula="of:=[.B324]/[.B323]" office:value-type="float" office:value="1.00623046931687" calcext:value-type="float">
            <text:p>1.0062</text:p>
          </table:table-cell>
          <table:table-cell table:formula="of:=[.B324]+[.D323]" office:value-type="float" office:value="1123297100000" calcext:value-type="float">
            <text:p>1,123,297,100,000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([.$G$2] * ([.A325]-1)^2 + ([.A325]-1) * [.$G$3]) * [.$G$1]) + [.$G$1]" office:value-type="float" office:value="10465300000" calcext:value-type="float">
            <text:p>10,465,300,000</text:p>
          </table:table-cell>
          <table:table-cell table:formula="of:=[.B325]/[.B324]" office:value-type="float" office:value="1.00621112040536" calcext:value-type="float">
            <text:p>1.0062</text:p>
          </table:table-cell>
          <table:table-cell table:formula="of:=[.B325]+[.D324]" office:value-type="float" office:value="1133762400000" calcext:value-type="float">
            <text:p>1,133,762,400,000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([.$G$2] * ([.A326]-1)^2 + ([.A326]-1) * [.$G$3]) * [.$G$1]) + [.$G$1]" office:value-type="float" office:value="10530100000" calcext:value-type="float">
            <text:p>10,530,100,000</text:p>
          </table:table-cell>
          <table:table-cell table:formula="of:=[.B326]/[.B325]" office:value-type="float" office:value="1.00619189129791" calcext:value-type="float">
            <text:p>1.0062</text:p>
          </table:table-cell>
          <table:table-cell table:formula="of:=[.B326]+[.D325]" office:value-type="float" office:value="1144292500000" calcext:value-type="float">
            <text:p>1,144,292,500,000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([.$G$2] * ([.A327]-1)^2 + ([.A327]-1) * [.$G$3]) * [.$G$1]) + [.$G$1]" office:value-type="float" office:value="10595100000" calcext:value-type="float">
            <text:p>10,595,100,000</text:p>
          </table:table-cell>
          <table:table-cell table:formula="of:=[.B327]/[.B326]" office:value-type="float" office:value="1.00617278088527" calcext:value-type="float">
            <text:p>1.0062</text:p>
          </table:table-cell>
          <table:table-cell table:formula="of:=[.B327]+[.D326]" office:value-type="float" office:value="1154887600000" calcext:value-type="float">
            <text:p>1,154,887,600,000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([.$G$2] * ([.A328]-1)^2 + ([.A328]-1) * [.$G$3]) * [.$G$1]) + [.$G$1]" office:value-type="float" office:value="10660300000" calcext:value-type="float">
            <text:p>10,660,300,000</text:p>
          </table:table-cell>
          <table:table-cell table:formula="of:=[.B328]/[.B327]" office:value-type="float" office:value="1.00615378807184" calcext:value-type="float">
            <text:p>1.0062</text:p>
          </table:table-cell>
          <table:table-cell table:formula="of:=[.B328]+[.D327]" office:value-type="float" office:value="1165547900000" calcext:value-type="float">
            <text:p>1,165,547,900,000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([.$G$2] * ([.A329]-1)^2 + ([.A329]-1) * [.$G$3]) * [.$G$1]) + [.$G$1]" office:value-type="float" office:value="10725700000" calcext:value-type="float">
            <text:p>10,725,700,000</text:p>
          </table:table-cell>
          <table:table-cell table:formula="of:=[.B329]/[.B328]" office:value-type="float" office:value="1.00613491177547" calcext:value-type="float">
            <text:p>1.0061</text:p>
          </table:table-cell>
          <table:table-cell table:formula="of:=[.B329]+[.D328]" office:value-type="float" office:value="1176273600000" calcext:value-type="float">
            <text:p>1,176,273,600,000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([.$G$2] * ([.A330]-1)^2 + ([.A330]-1) * [.$G$3]) * [.$G$1]) + [.$G$1]" office:value-type="float" office:value="10791300000" calcext:value-type="float">
            <text:p>10,791,300,000</text:p>
          </table:table-cell>
          <table:table-cell table:formula="of:=[.B330]/[.B329]" office:value-type="float" office:value="1.00611615092721" calcext:value-type="float">
            <text:p>1.0061</text:p>
          </table:table-cell>
          <table:table-cell table:formula="of:=[.B330]+[.D329]" office:value-type="float" office:value="1187064900000" calcext:value-type="float">
            <text:p>1,187,064,900,000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([.$G$2] * ([.A331]-1)^2 + ([.A331]-1) * [.$G$3]) * [.$G$1]) + [.$G$1]" office:value-type="float" office:value="10857100000" calcext:value-type="float">
            <text:p>10,857,100,000</text:p>
          </table:table-cell>
          <table:table-cell table:formula="of:=[.B331]/[.B330]" office:value-type="float" office:value="1.00609750447119" calcext:value-type="float">
            <text:p>1.0061</text:p>
          </table:table-cell>
          <table:table-cell table:formula="of:=[.B331]+[.D330]" office:value-type="float" office:value="1197922000000" calcext:value-type="float">
            <text:p>1,197,922,000,000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([.$G$2] * ([.A332]-1)^2 + ([.A332]-1) * [.$G$3]) * [.$G$1]) + [.$G$1]" office:value-type="float" office:value="10923100000" calcext:value-type="float">
            <text:p>10,923,100,000</text:p>
          </table:table-cell>
          <table:table-cell table:formula="of:=[.B332]/[.B331]" office:value-type="float" office:value="1.00607897136436" calcext:value-type="float">
            <text:p>1.0061</text:p>
          </table:table-cell>
          <table:table-cell table:formula="of:=[.B332]+[.D331]" office:value-type="float" office:value="1208845100000" calcext:value-type="float">
            <text:p>1,208,845,100,000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([.$G$2] * ([.A333]-1)^2 + ([.A333]-1) * [.$G$3]) * [.$G$1]) + [.$G$1]" office:value-type="float" office:value="10989300000" calcext:value-type="float">
            <text:p>10,989,300,000</text:p>
          </table:table-cell>
          <table:table-cell table:formula="of:=[.B333]/[.B332]" office:value-type="float" office:value="1.0060605505763" calcext:value-type="float">
            <text:p>1.0061</text:p>
          </table:table-cell>
          <table:table-cell table:formula="of:=[.B333]+[.D332]" office:value-type="float" office:value="1219834400000" calcext:value-type="float">
            <text:p>1,219,834,400,000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([.$G$2] * ([.A334]-1)^2 + ([.A334]-1) * [.$G$3]) * [.$G$1]) + [.$G$1]" office:value-type="float" office:value="11055700000" calcext:value-type="float">
            <text:p>11,055,700,000</text:p>
          </table:table-cell>
          <table:table-cell table:formula="of:=[.B334]/[.B333]" office:value-type="float" office:value="1.00604224108906" calcext:value-type="float">
            <text:p>1.0060</text:p>
          </table:table-cell>
          <table:table-cell table:formula="of:=[.B334]+[.D333]" office:value-type="float" office:value="1230890100000" calcext:value-type="float">
            <text:p>1,230,890,100,000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([.$G$2] * ([.A335]-1)^2 + ([.A335]-1) * [.$G$3]) * [.$G$1]) + [.$G$1]" office:value-type="float" office:value="11122300000" calcext:value-type="float">
            <text:p>11,122,300,000</text:p>
          </table:table-cell>
          <table:table-cell table:formula="of:=[.B335]/[.B334]" office:value-type="float" office:value="1.00602404189694" calcext:value-type="float">
            <text:p>1.0060</text:p>
          </table:table-cell>
          <table:table-cell table:formula="of:=[.B335]+[.D334]" office:value-type="float" office:value="1242012400000" calcext:value-type="float">
            <text:p>1,242,012,400,000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([.$G$2] * ([.A336]-1)^2 + ([.A336]-1) * [.$G$3]) * [.$G$1]) + [.$G$1]" office:value-type="float" office:value="11189100000" calcext:value-type="float">
            <text:p>11,189,100,000</text:p>
          </table:table-cell>
          <table:table-cell table:formula="of:=[.B336]/[.B335]" office:value-type="float" office:value="1.00600595200633" calcext:value-type="float">
            <text:p>1.0060</text:p>
          </table:table-cell>
          <table:table-cell table:formula="of:=[.B336]+[.D335]" office:value-type="float" office:value="1253201500000" calcext:value-type="float">
            <text:p>1,253,201,500,000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([.$G$2] * ([.A337]-1)^2 + ([.A337]-1) * [.$G$3]) * [.$G$1]) + [.$G$1]" office:value-type="float" office:value="11256100000" calcext:value-type="float">
            <text:p>11,256,100,000</text:p>
          </table:table-cell>
          <table:table-cell table:formula="of:=[.B337]/[.B336]" office:value-type="float" office:value="1.00598797043551" calcext:value-type="float">
            <text:p>1.0060</text:p>
          </table:table-cell>
          <table:table-cell table:formula="of:=[.B337]+[.D336]" office:value-type="float" office:value="1264457600000" calcext:value-type="float">
            <text:p>1,264,457,600,000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([.$G$2] * ([.A338]-1)^2 + ([.A338]-1) * [.$G$3]) * [.$G$1]) + [.$G$1]" office:value-type="float" office:value="11323300000" calcext:value-type="float">
            <text:p>11,323,300,000</text:p>
          </table:table-cell>
          <table:table-cell table:formula="of:=[.B338]/[.B337]" office:value-type="float" office:value="1.0059700962145" calcext:value-type="float">
            <text:p>1.0060</text:p>
          </table:table-cell>
          <table:table-cell table:formula="of:=[.B338]+[.D337]" office:value-type="float" office:value="1275780900000" calcext:value-type="float">
            <text:p>1,275,780,900,000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([.$G$2] * ([.A339]-1)^2 + ([.A339]-1) * [.$G$3]) * [.$G$1]) + [.$G$1]" office:value-type="float" office:value="11390700000" calcext:value-type="float">
            <text:p>11,390,700,000</text:p>
          </table:table-cell>
          <table:table-cell table:formula="of:=[.B339]/[.B338]" office:value-type="float" office:value="1.00595232838483" calcext:value-type="float">
            <text:p>1.0060</text:p>
          </table:table-cell>
          <table:table-cell table:formula="of:=[.B339]+[.D338]" office:value-type="float" office:value="1287171600000" calcext:value-type="float">
            <text:p>1,287,171,600,000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([.$G$2] * ([.A340]-1)^2 + ([.A340]-1) * [.$G$3]) * [.$G$1]) + [.$G$1]" office:value-type="float" office:value="11458300000" calcext:value-type="float">
            <text:p>11,458,300,000</text:p>
          </table:table-cell>
          <table:table-cell table:formula="of:=[.B340]/[.B339]" office:value-type="float" office:value="1.00593466599946" calcext:value-type="float">
            <text:p>1.0059</text:p>
          </table:table-cell>
          <table:table-cell table:formula="of:=[.B340]+[.D339]" office:value-type="float" office:value="1298629900000" calcext:value-type="float">
            <text:p>1,298,629,900,000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([.$G$2] * ([.A341]-1)^2 + ([.A341]-1) * [.$G$3]) * [.$G$1]) + [.$G$1]" office:value-type="float" office:value="11526100000" calcext:value-type="float">
            <text:p>11,526,100,000</text:p>
          </table:table-cell>
          <table:table-cell table:formula="of:=[.B341]/[.B340]" office:value-type="float" office:value="1.0059171081225" calcext:value-type="float">
            <text:p>1.0059</text:p>
          </table:table-cell>
          <table:table-cell table:formula="of:=[.B341]+[.D340]" office:value-type="float" office:value="1310156000000" calcext:value-type="float">
            <text:p>1,310,156,000,000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([.$G$2] * ([.A342]-1)^2 + ([.A342]-1) * [.$G$3]) * [.$G$1]) + [.$G$1]" office:value-type="float" office:value="11594100000" calcext:value-type="float">
            <text:p>11,594,100,000</text:p>
          </table:table-cell>
          <table:table-cell table:formula="of:=[.B342]/[.B341]" office:value-type="float" office:value="1.00589965382914" calcext:value-type="float">
            <text:p>1.0059</text:p>
          </table:table-cell>
          <table:table-cell table:formula="of:=[.B342]+[.D341]" office:value-type="float" office:value="1321750100000" calcext:value-type="float">
            <text:p>1,321,750,100,00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([.$G$2] * ([.A343]-1)^2 + ([.A343]-1) * [.$G$3]) * [.$G$1]) + [.$G$1]" office:value-type="float" office:value="11662300000" calcext:value-type="float">
            <text:p>11,662,300,000</text:p>
          </table:table-cell>
          <table:table-cell table:formula="of:=[.B343]/[.B342]" office:value-type="float" office:value="1.00588230220543" calcext:value-type="float">
            <text:p>1.0059</text:p>
          </table:table-cell>
          <table:table-cell table:formula="of:=[.B343]+[.D342]" office:value-type="float" office:value="1333412400000" calcext:value-type="float">
            <text:p>1,333,412,400,000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([.$G$2] * ([.A344]-1)^2 + ([.A344]-1) * [.$G$3]) * [.$G$1]) + [.$G$1]" office:value-type="float" office:value="11730700000" calcext:value-type="float">
            <text:p>11,730,700,000</text:p>
          </table:table-cell>
          <table:table-cell table:formula="of:=[.B344]/[.B343]" office:value-type="float" office:value="1.00586505234816" calcext:value-type="float">
            <text:p>1.0059</text:p>
          </table:table-cell>
          <table:table-cell table:formula="of:=[.B344]+[.D343]" office:value-type="float" office:value="1345143100000" calcext:value-type="float">
            <text:p>1,345,143,100,000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([.$G$2] * ([.A345]-1)^2 + ([.A345]-1) * [.$G$3]) * [.$G$1]) + [.$G$1]" office:value-type="float" office:value="11799300000" calcext:value-type="float">
            <text:p>11,799,300,000</text:p>
          </table:table-cell>
          <table:table-cell table:formula="of:=[.B345]/[.B344]" office:value-type="float" office:value="1.00584790336468" calcext:value-type="float">
            <text:p>1.0058</text:p>
          </table:table-cell>
          <table:table-cell table:formula="of:=[.B345]+[.D344]" office:value-type="float" office:value="1356942400000" calcext:value-type="float">
            <text:p>1,356,942,400,000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([.$G$2] * ([.A346]-1)^2 + ([.A346]-1) * [.$G$3]) * [.$G$1]) + [.$G$1]" office:value-type="float" office:value="11868100000" calcext:value-type="float">
            <text:p>11,868,100,000</text:p>
          </table:table-cell>
          <table:table-cell table:formula="of:=[.B346]/[.B345]" office:value-type="float" office:value="1.00583085437272" calcext:value-type="float">
            <text:p>1.0058</text:p>
          </table:table-cell>
          <table:table-cell table:formula="of:=[.B346]+[.D345]" office:value-type="float" office:value="1368810500000" calcext:value-type="float">
            <text:p>1,368,810,500,000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([.$G$2] * ([.A347]-1)^2 + ([.A347]-1) * [.$G$3]) * [.$G$1]) + [.$G$1]" office:value-type="float" office:value="11937100000" calcext:value-type="float">
            <text:p>11,937,100,000</text:p>
          </table:table-cell>
          <table:table-cell table:formula="of:=[.B347]/[.B346]" office:value-type="float" office:value="1.0058139045003" calcext:value-type="float">
            <text:p>1.0058</text:p>
          </table:table-cell>
          <table:table-cell table:formula="of:=[.B347]+[.D346]" office:value-type="float" office:value="1380747600000" calcext:value-type="float">
            <text:p>1,380,747,600,000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([.$G$2] * ([.A348]-1)^2 + ([.A348]-1) * [.$G$3]) * [.$G$1]) + [.$G$1]" office:value-type="float" office:value="12006300000" calcext:value-type="float">
            <text:p>12,006,300,000</text:p>
          </table:table-cell>
          <table:table-cell table:formula="of:=[.B348]/[.B347]" office:value-type="float" office:value="1.00579705288554" calcext:value-type="float">
            <text:p>1.0058</text:p>
          </table:table-cell>
          <table:table-cell table:formula="of:=[.B348]+[.D347]" office:value-type="float" office:value="1392753900000" calcext:value-type="float">
            <text:p>1,392,753,900,00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([.$G$2] * ([.A349]-1)^2 + ([.A349]-1) * [.$G$3]) * [.$G$1]) + [.$G$1]" office:value-type="float" office:value="12075700000" calcext:value-type="float">
            <text:p>12,075,700,000</text:p>
          </table:table-cell>
          <table:table-cell table:formula="of:=[.B349]/[.B348]" office:value-type="float" office:value="1.00578029867653" calcext:value-type="float">
            <text:p>1.0058</text:p>
          </table:table-cell>
          <table:table-cell table:formula="of:=[.B349]+[.D348]" office:value-type="float" office:value="1404829600000" calcext:value-type="float">
            <text:p>1,404,829,600,000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([.$G$2] * ([.A350]-1)^2 + ([.A350]-1) * [.$G$3]) * [.$G$1]) + [.$G$1]" office:value-type="float" office:value="12145300000" calcext:value-type="float">
            <text:p>12,145,300,000</text:p>
          </table:table-cell>
          <table:table-cell table:formula="of:=[.B350]/[.B349]" office:value-type="float" office:value="1.00576364103116" calcext:value-type="float">
            <text:p>1.0058</text:p>
          </table:table-cell>
          <table:table-cell table:formula="of:=[.B350]+[.D349]" office:value-type="float" office:value="1416974900000" calcext:value-type="float">
            <text:p>1,416,974,900,000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([.$G$2] * ([.A351]-1)^2 + ([.A351]-1) * [.$G$3]) * [.$G$1]) + [.$G$1]" office:value-type="float" office:value="12215100000" calcext:value-type="float">
            <text:p>12,215,100,000</text:p>
          </table:table-cell>
          <table:table-cell table:formula="of:=[.B351]/[.B350]" office:value-type="float" office:value="1.00574707911702" calcext:value-type="float">
            <text:p>1.0057</text:p>
          </table:table-cell>
          <table:table-cell table:formula="of:=[.B351]+[.D350]" office:value-type="float" office:value="1429190000000" calcext:value-type="float">
            <text:p>1,429,190,000,000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([.$G$2] * ([.A352]-1)^2 + ([.A352]-1) * [.$G$3]) * [.$G$1]) + [.$G$1]" office:value-type="float" office:value="12285100000" calcext:value-type="float">
            <text:p>12,285,100,000</text:p>
          </table:table-cell>
          <table:table-cell table:formula="of:=[.B352]/[.B351]" office:value-type="float" office:value="1.00573061211124" calcext:value-type="float">
            <text:p>1.0057</text:p>
          </table:table-cell>
          <table:table-cell table:formula="of:=[.B352]+[.D351]" office:value-type="float" office:value="1441475100000" calcext:value-type="float">
            <text:p>1,441,475,100,000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([.$G$2] * ([.A353]-1)^2 + ([.A353]-1) * [.$G$3]) * [.$G$1]) + [.$G$1]" office:value-type="float" office:value="12355300000" calcext:value-type="float">
            <text:p>12,355,300,000</text:p>
          </table:table-cell>
          <table:table-cell table:formula="of:=[.B353]/[.B352]" office:value-type="float" office:value="1.00571423920033" calcext:value-type="float">
            <text:p>1.0057</text:p>
          </table:table-cell>
          <table:table-cell table:formula="of:=[.B353]+[.D352]" office:value-type="float" office:value="1453830400000" calcext:value-type="float">
            <text:p>1,453,830,400,000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([.$G$2] * ([.A354]-1)^2 + ([.A354]-1) * [.$G$3]) * [.$G$1]) + [.$G$1]" office:value-type="float" office:value="12425700000" calcext:value-type="float">
            <text:p>12,425,700,000</text:p>
          </table:table-cell>
          <table:table-cell table:formula="of:=[.B354]/[.B353]" office:value-type="float" office:value="1.0056979595801" calcext:value-type="float">
            <text:p>1.0057</text:p>
          </table:table-cell>
          <table:table-cell table:formula="of:=[.B354]+[.D353]" office:value-type="float" office:value="1466256100000" calcext:value-type="float">
            <text:p>1,466,256,100,000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([.$G$2] * ([.A355]-1)^2 + ([.A355]-1) * [.$G$3]) * [.$G$1]) + [.$G$1]" office:value-type="float" office:value="12496300000" calcext:value-type="float">
            <text:p>12,496,300,000</text:p>
          </table:table-cell>
          <table:table-cell table:formula="of:=[.B355]/[.B354]" office:value-type="float" office:value="1.00568177245548" calcext:value-type="float">
            <text:p>1.0057</text:p>
          </table:table-cell>
          <table:table-cell table:formula="of:=[.B355]+[.D354]" office:value-type="float" office:value="1478752400000" calcext:value-type="float">
            <text:p>1,478,752,400,000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([.$G$2] * ([.A356]-1)^2 + ([.A356]-1) * [.$G$3]) * [.$G$1]) + [.$G$1]" office:value-type="float" office:value="12567100000" calcext:value-type="float">
            <text:p>12,567,100,000</text:p>
          </table:table-cell>
          <table:table-cell table:formula="of:=[.B356]/[.B355]" office:value-type="float" office:value="1.0056656770404" calcext:value-type="float">
            <text:p>1.0057</text:p>
          </table:table-cell>
          <table:table-cell table:formula="of:=[.B356]+[.D355]" office:value-type="float" office:value="1491319500000" calcext:value-type="float">
            <text:p>1,491,319,500,000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([.$G$2] * ([.A357]-1)^2 + ([.A357]-1) * [.$G$3]) * [.$G$1]) + [.$G$1]" office:value-type="float" office:value="12638100000" calcext:value-type="float">
            <text:p>12,638,100,000</text:p>
          </table:table-cell>
          <table:table-cell table:formula="of:=[.B357]/[.B356]" office:value-type="float" office:value="1.00564967255771" calcext:value-type="float">
            <text:p>1.0056</text:p>
          </table:table-cell>
          <table:table-cell table:formula="of:=[.B357]+[.D356]" office:value-type="float" office:value="1503957600000" calcext:value-type="float">
            <text:p>1,503,957,600,000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([.$G$2] * ([.A358]-1)^2 + ([.A358]-1) * [.$G$3]) * [.$G$1]) + [.$G$1]" office:value-type="float" office:value="12709300000" calcext:value-type="float">
            <text:p>12,709,300,000</text:p>
          </table:table-cell>
          <table:table-cell table:formula="of:=[.B358]/[.B357]" office:value-type="float" office:value="1.00563375823898" calcext:value-type="float">
            <text:p>1.0056</text:p>
          </table:table-cell>
          <table:table-cell table:formula="of:=[.B358]+[.D357]" office:value-type="float" office:value="1516666900000" calcext:value-type="float">
            <text:p>1,516,666,900,000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([.$G$2] * ([.A359]-1)^2 + ([.A359]-1) * [.$G$3]) * [.$G$1]) + [.$G$1]" office:value-type="float" office:value="12780700000" calcext:value-type="float">
            <text:p>12,780,700,000</text:p>
          </table:table-cell>
          <table:table-cell table:formula="of:=[.B359]/[.B358]" office:value-type="float" office:value="1.00561793332442" calcext:value-type="float">
            <text:p>1.0056</text:p>
          </table:table-cell>
          <table:table-cell table:formula="of:=[.B359]+[.D358]" office:value-type="float" office:value="1529447600000" calcext:value-type="float">
            <text:p>1,529,447,600,000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([.$G$2] * ([.A360]-1)^2 + ([.A360]-1) * [.$G$3]) * [.$G$1]) + [.$G$1]" office:value-type="float" office:value="12852300000" calcext:value-type="float">
            <text:p>12,852,300,000</text:p>
          </table:table-cell>
          <table:table-cell table:formula="of:=[.B360]/[.B359]" office:value-type="float" office:value="1.00560219706276" calcext:value-type="float">
            <text:p>1.0056</text:p>
          </table:table-cell>
          <table:table-cell table:formula="of:=[.B360]+[.D359]" office:value-type="float" office:value="1542299900000" calcext:value-type="float">
            <text:p>1,542,299,900,00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([.$G$2] * ([.A361]-1)^2 + ([.A361]-1) * [.$G$3]) * [.$G$1]) + [.$G$1]" office:value-type="float" office:value="12924100000" calcext:value-type="float">
            <text:p>12,924,100,000</text:p>
          </table:table-cell>
          <table:table-cell table:formula="of:=[.B361]/[.B360]" office:value-type="float" office:value="1.00558654871113" calcext:value-type="float">
            <text:p>1.0056</text:p>
          </table:table-cell>
          <table:table-cell table:formula="of:=[.B361]+[.D360]" office:value-type="float" office:value="1555224000000" calcext:value-type="float">
            <text:p>1,555,224,000,000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([.$G$2] * ([.A362]-1)^2 + ([.A362]-1) * [.$G$3]) * [.$G$1]) + [.$G$1]" office:value-type="float" office:value="12996100000" calcext:value-type="float">
            <text:p>12,996,100,000</text:p>
          </table:table-cell>
          <table:table-cell table:formula="of:=[.B362]/[.B361]" office:value-type="float" office:value="1.00557098753492" calcext:value-type="float">
            <text:p>1.0056</text:p>
          </table:table-cell>
          <table:table-cell table:formula="of:=[.B362]+[.D361]" office:value-type="float" office:value="1568220100000" calcext:value-type="float">
            <text:p>1,568,220,100,000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([.$G$2] * ([.A363]-1)^2 + ([.A363]-1) * [.$G$3]) * [.$G$1]) + [.$G$1]" office:value-type="float" office:value="13068300000" calcext:value-type="float">
            <text:p>13,068,300,000</text:p>
          </table:table-cell>
          <table:table-cell table:formula="of:=[.B363]/[.B362]" office:value-type="float" office:value="1.00555551280769" calcext:value-type="float">
            <text:p>1.0056</text:p>
          </table:table-cell>
          <table:table-cell table:formula="of:=[.B363]+[.D362]" office:value-type="float" office:value="1581288400000" calcext:value-type="float">
            <text:p>1,581,288,400,000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([.$G$2] * ([.A364]-1)^2 + ([.A364]-1) * [.$G$3]) * [.$G$1]) + [.$G$1]" office:value-type="float" office:value="13140700000" calcext:value-type="float">
            <text:p>13,140,700,000</text:p>
          </table:table-cell>
          <table:table-cell table:formula="of:=[.B364]/[.B363]" office:value-type="float" office:value="1.00554012381105" calcext:value-type="float">
            <text:p>1.0055</text:p>
          </table:table-cell>
          <table:table-cell table:formula="of:=[.B364]+[.D363]" office:value-type="float" office:value="1594429100000" calcext:value-type="float">
            <text:p>1,594,429,100,000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([.$G$2] * ([.A365]-1)^2 + ([.A365]-1) * [.$G$3]) * [.$G$1]) + [.$G$1]" office:value-type="float" office:value="13213300000" calcext:value-type="float">
            <text:p>13,213,300,000</text:p>
          </table:table-cell>
          <table:table-cell table:formula="of:=[.B365]/[.B364]" office:value-type="float" office:value="1.00552481983456" calcext:value-type="float">
            <text:p>1.0055</text:p>
          </table:table-cell>
          <table:table-cell table:formula="of:=[.B365]+[.D364]" office:value-type="float" office:value="1607642400000" calcext:value-type="float">
            <text:p>1,607,642,400,000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([.$G$2] * ([.A366]-1)^2 + ([.A366]-1) * [.$G$3]) * [.$G$1]) + [.$G$1]" office:value-type="float" office:value="13286100000" calcext:value-type="float">
            <text:p>13,286,100,000</text:p>
          </table:table-cell>
          <table:table-cell table:formula="of:=[.B366]/[.B365]" office:value-type="float" office:value="1.00550960017558" calcext:value-type="float">
            <text:p>1.0055</text:p>
          </table:table-cell>
          <table:table-cell table:formula="of:=[.B366]+[.D365]" office:value-type="float" office:value="1620928500000" calcext:value-type="float">
            <text:p>1,620,928,500,000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([.$G$2] * ([.A367]-1)^2 + ([.A367]-1) * [.$G$3]) * [.$G$1]) + [.$G$1]" office:value-type="float" office:value="13359100000" calcext:value-type="float">
            <text:p>13,359,100,000</text:p>
          </table:table-cell>
          <table:table-cell table:formula="of:=[.B367]/[.B366]" office:value-type="float" office:value="1.00549446413921" calcext:value-type="float">
            <text:p>1.0055</text:p>
          </table:table-cell>
          <table:table-cell table:formula="of:=[.B367]+[.D366]" office:value-type="float" office:value="1634287600000" calcext:value-type="float">
            <text:p>1,634,287,600,000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([.$G$2] * ([.A368]-1)^2 + ([.A368]-1) * [.$G$3]) * [.$G$1]) + [.$G$1]" office:value-type="float" office:value="13432300000" calcext:value-type="float">
            <text:p>13,432,300,000</text:p>
          </table:table-cell>
          <table:table-cell table:formula="of:=[.B368]/[.B367]" office:value-type="float" office:value="1.00547941103817" calcext:value-type="float">
            <text:p>1.0055</text:p>
          </table:table-cell>
          <table:table-cell table:formula="of:=[.B368]+[.D367]" office:value-type="float" office:value="1647719900000" calcext:value-type="float">
            <text:p>1,647,719,900,000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([.$G$2] * ([.A369]-1)^2 + ([.A369]-1) * [.$G$3]) * [.$G$1]) + [.$G$1]" office:value-type="float" office:value="13505700000" calcext:value-type="float">
            <text:p>13,505,700,000</text:p>
          </table:table-cell>
          <table:table-cell table:formula="of:=[.B369]/[.B368]" office:value-type="float" office:value="1.00546444019267" calcext:value-type="float">
            <text:p>1.0055</text:p>
          </table:table-cell>
          <table:table-cell table:formula="of:=[.B369]+[.D368]" office:value-type="float" office:value="1661225600000" calcext:value-type="float">
            <text:p>1,661,225,600,000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([.$G$2] * ([.A370]-1)^2 + ([.A370]-1) * [.$G$3]) * [.$G$1]) + [.$G$1]" office:value-type="float" office:value="13579300000" calcext:value-type="float">
            <text:p>13,579,300,000</text:p>
          </table:table-cell>
          <table:table-cell table:formula="of:=[.B370]/[.B369]" office:value-type="float" office:value="1.00544955093035" calcext:value-type="float">
            <text:p>1.0054</text:p>
          </table:table-cell>
          <table:table-cell table:formula="of:=[.B370]+[.D369]" office:value-type="float" office:value="1674804900000" calcext:value-type="float">
            <text:p>1,674,804,900,000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([.$G$2] * ([.A371]-1)^2 + ([.A371]-1) * [.$G$3]) * [.$G$1]) + [.$G$1]" office:value-type="float" office:value="13653100000" calcext:value-type="float">
            <text:p>13,653,100,000</text:p>
          </table:table-cell>
          <table:table-cell table:formula="of:=[.B371]/[.B370]" office:value-type="float" office:value="1.00543474258614" calcext:value-type="float">
            <text:p>1.0054</text:p>
          </table:table-cell>
          <table:table-cell table:formula="of:=[.B371]+[.D370]" office:value-type="float" office:value="1688458000000" calcext:value-type="float">
            <text:p>1,688,458,000,000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([.$G$2] * ([.A372]-1)^2 + ([.A372]-1) * [.$G$3]) * [.$G$1]) + [.$G$1]" office:value-type="float" office:value="13727100000" calcext:value-type="float">
            <text:p>13,727,100,000</text:p>
          </table:table-cell>
          <table:table-cell table:formula="of:=[.B372]/[.B371]" office:value-type="float" office:value="1.0054200145022" calcext:value-type="float">
            <text:p>1.0054</text:p>
          </table:table-cell>
          <table:table-cell table:formula="of:=[.B372]+[.D371]" office:value-type="float" office:value="1702185100000" calcext:value-type="float">
            <text:p>1,702,185,100,000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([.$G$2] * ([.A373]-1)^2 + ([.A373]-1) * [.$G$3]) * [.$G$1]) + [.$G$1]" office:value-type="float" office:value="13801300000" calcext:value-type="float">
            <text:p>13,801,300,000</text:p>
          </table:table-cell>
          <table:table-cell table:formula="of:=[.B373]/[.B372]" office:value-type="float" office:value="1.00540536602778" calcext:value-type="float">
            <text:p>1.0054</text:p>
          </table:table-cell>
          <table:table-cell table:formula="of:=[.B373]+[.D372]" office:value-type="float" office:value="1715986400000" calcext:value-type="float">
            <text:p>1,715,986,400,000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([.$G$2] * ([.A374]-1)^2 + ([.A374]-1) * [.$G$3]) * [.$G$1]) + [.$G$1]" office:value-type="float" office:value="13875700000" calcext:value-type="float">
            <text:p>13,875,700,000</text:p>
          </table:table-cell>
          <table:table-cell table:formula="of:=[.B374]/[.B373]" office:value-type="float" office:value="1.00539079651917" calcext:value-type="float">
            <text:p>1.0054</text:p>
          </table:table-cell>
          <table:table-cell table:formula="of:=[.B374]+[.D373]" office:value-type="float" office:value="1729862100000" calcext:value-type="float">
            <text:p>1,729,862,100,000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([.$G$2] * ([.A375]-1)^2 + ([.A375]-1) * [.$G$3]) * [.$G$1]) + [.$G$1]" office:value-type="float" office:value="13950300000" calcext:value-type="float">
            <text:p>13,950,300,000</text:p>
          </table:table-cell>
          <table:table-cell table:formula="of:=[.B375]/[.B374]" office:value-type="float" office:value="1.00537630533955" calcext:value-type="float">
            <text:p>1.0054</text:p>
          </table:table-cell>
          <table:table-cell table:formula="of:=[.B375]+[.D374]" office:value-type="float" office:value="1743812400000" calcext:value-type="float">
            <text:p>1,743,812,400,000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([.$G$2] * ([.A376]-1)^2 + ([.A376]-1) * [.$G$3]) * [.$G$1]) + [.$G$1]" office:value-type="float" office:value="14025100000" calcext:value-type="float">
            <text:p>14,025,100,000</text:p>
          </table:table-cell>
          <table:table-cell table:formula="of:=[.B376]/[.B375]" office:value-type="float" office:value="1.00536189185896" calcext:value-type="float">
            <text:p>1.0054</text:p>
          </table:table-cell>
          <table:table-cell table:formula="of:=[.B376]+[.D375]" office:value-type="float" office:value="1757837500000" calcext:value-type="float">
            <text:p>1,757,837,500,000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([.$G$2] * ([.A377]-1)^2 + ([.A377]-1) * [.$G$3]) * [.$G$1]) + [.$G$1]" office:value-type="float" office:value="14100100000" calcext:value-type="float">
            <text:p>14,100,100,000</text:p>
          </table:table-cell>
          <table:table-cell table:formula="of:=[.B377]/[.B376]" office:value-type="float" office:value="1.00534755545415" calcext:value-type="float">
            <text:p>1.0053</text:p>
          </table:table-cell>
          <table:table-cell table:formula="of:=[.B377]+[.D376]" office:value-type="float" office:value="1771937600000" calcext:value-type="float">
            <text:p>1,771,937,600,000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([.$G$2] * ([.A378]-1)^2 + ([.A378]-1) * [.$G$3]) * [.$G$1]) + [.$G$1]" office:value-type="float" office:value="14175300000" calcext:value-type="float">
            <text:p>14,175,300,000</text:p>
          </table:table-cell>
          <table:table-cell table:formula="of:=[.B378]/[.B377]" office:value-type="float" office:value="1.00533329550854" calcext:value-type="float">
            <text:p>1.0053</text:p>
          </table:table-cell>
          <table:table-cell table:formula="of:=[.B378]+[.D377]" office:value-type="float" office:value="1786112900000" calcext:value-type="float">
            <text:p>1,786,112,900,000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([.$G$2] * ([.A379]-1)^2 + ([.A379]-1) * [.$G$3]) * [.$G$1]) + [.$G$1]" office:value-type="float" office:value="14250700000" calcext:value-type="float">
            <text:p>14,250,700,000</text:p>
          </table:table-cell>
          <table:table-cell table:formula="of:=[.B379]/[.B378]" office:value-type="float" office:value="1.0053191114121" calcext:value-type="float">
            <text:p>1.0053</text:p>
          </table:table-cell>
          <table:table-cell table:formula="of:=[.B379]+[.D378]" office:value-type="float" office:value="1800363600000" calcext:value-type="float">
            <text:p>1,800,363,600,000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([.$G$2] * ([.A380]-1)^2 + ([.A380]-1) * [.$G$3]) * [.$G$1]) + [.$G$1]" office:value-type="float" office:value="14326300000" calcext:value-type="float">
            <text:p>14,326,300,000</text:p>
          </table:table-cell>
          <table:table-cell table:formula="of:=[.B380]/[.B379]" office:value-type="float" office:value="1.00530500256128" calcext:value-type="float">
            <text:p>1.0053</text:p>
          </table:table-cell>
          <table:table-cell table:formula="of:=[.B380]+[.D379]" office:value-type="float" office:value="1814689900000" calcext:value-type="float">
            <text:p>1,814,689,900,000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([.$G$2] * ([.A381]-1)^2 + ([.A381]-1) * [.$G$3]) * [.$G$1]) + [.$G$1]" office:value-type="float" office:value="14402100000" calcext:value-type="float">
            <text:p>14,402,100,000</text:p>
          </table:table-cell>
          <table:table-cell table:formula="of:=[.B381]/[.B380]" office:value-type="float" office:value="1.00529096835889" calcext:value-type="float">
            <text:p>1.0053</text:p>
          </table:table-cell>
          <table:table-cell table:formula="of:=[.B381]+[.D380]" office:value-type="float" office:value="1829092000000" calcext:value-type="float">
            <text:p>1,829,092,000,000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([.$G$2] * ([.A382]-1)^2 + ([.A382]-1) * [.$G$3]) * [.$G$1]) + [.$G$1]" office:value-type="float" office:value="14478100000" calcext:value-type="float">
            <text:p>14,478,100,000</text:p>
          </table:table-cell>
          <table:table-cell table:formula="of:=[.B382]/[.B381]" office:value-type="float" office:value="1.00527700821408" calcext:value-type="float">
            <text:p>1.0053</text:p>
          </table:table-cell>
          <table:table-cell table:formula="of:=[.B382]+[.D381]" office:value-type="float" office:value="1843570100000" calcext:value-type="float">
            <text:p>1,843,570,100,000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([.$G$2] * ([.A383]-1)^2 + ([.A383]-1) * [.$G$3]) * [.$G$1]) + [.$G$1]" office:value-type="float" office:value="14554300000" calcext:value-type="float">
            <text:p>14,554,300,000</text:p>
          </table:table-cell>
          <table:table-cell table:formula="of:=[.B383]/[.B382]" office:value-type="float" office:value="1.00526312154219" calcext:value-type="float">
            <text:p>1.0053</text:p>
          </table:table-cell>
          <table:table-cell table:formula="of:=[.B383]+[.D382]" office:value-type="float" office:value="1858124400000" calcext:value-type="float">
            <text:p>1,858,124,400,000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([.$G$2] * ([.A384]-1)^2 + ([.A384]-1) * [.$G$3]) * [.$G$1]) + [.$G$1]" office:value-type="float" office:value="14630700000" calcext:value-type="float">
            <text:p>14,630,700,000</text:p>
          </table:table-cell>
          <table:table-cell table:formula="of:=[.B384]/[.B383]" office:value-type="float" office:value="1.00524930776472" calcext:value-type="float">
            <text:p>1.0052</text:p>
          </table:table-cell>
          <table:table-cell table:formula="of:=[.B384]+[.D383]" office:value-type="float" office:value="1872755100000" calcext:value-type="float">
            <text:p>1,872,755,100,000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([.$G$2] * ([.A385]-1)^2 + ([.A385]-1) * [.$G$3]) * [.$G$1]) + [.$G$1]" office:value-type="float" office:value="14707300000" calcext:value-type="float">
            <text:p>14,707,300,000</text:p>
          </table:table-cell>
          <table:table-cell table:formula="of:=[.B385]/[.B384]" office:value-type="float" office:value="1.0052355663092" calcext:value-type="float">
            <text:p>1.0052</text:p>
          </table:table-cell>
          <table:table-cell table:formula="of:=[.B385]+[.D384]" office:value-type="float" office:value="1887462400000" calcext:value-type="float">
            <text:p>1,887,462,400,000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([.$G$2] * ([.A386]-1)^2 + ([.A386]-1) * [.$G$3]) * [.$G$1]) + [.$G$1]" office:value-type="float" office:value="14784100000" calcext:value-type="float">
            <text:p>14,784,100,000</text:p>
          </table:table-cell>
          <table:table-cell table:formula="of:=[.B386]/[.B385]" office:value-type="float" office:value="1.00522189660917" calcext:value-type="float">
            <text:p>1.0052</text:p>
          </table:table-cell>
          <table:table-cell table:formula="of:=[.B386]+[.D385]" office:value-type="float" office:value="1902246500000" calcext:value-type="float">
            <text:p>1,902,246,500,000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([.$G$2] * ([.A387]-1)^2 + ([.A387]-1) * [.$G$3]) * [.$G$1]) + [.$G$1]" office:value-type="float" office:value="14861100000" calcext:value-type="float">
            <text:p>14,861,100,000</text:p>
          </table:table-cell>
          <table:table-cell table:formula="of:=[.B387]/[.B386]" office:value-type="float" office:value="1.00520829810404" calcext:value-type="float">
            <text:p>1.0052</text:p>
          </table:table-cell>
          <table:table-cell table:formula="of:=[.B387]+[.D386]" office:value-type="float" office:value="1917107600000" calcext:value-type="float">
            <text:p>1,917,107,600,000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([.$G$2] * ([.A388]-1)^2 + ([.A388]-1) * [.$G$3]) * [.$G$1]) + [.$G$1]" office:value-type="float" office:value="14938300000" calcext:value-type="float">
            <text:p>14,938,300,000</text:p>
          </table:table-cell>
          <table:table-cell table:formula="of:=[.B388]/[.B387]" office:value-type="float" office:value="1.00519477023908" calcext:value-type="float">
            <text:p>1.0052</text:p>
          </table:table-cell>
          <table:table-cell table:formula="of:=[.B388]+[.D387]" office:value-type="float" office:value="1932045900000" calcext:value-type="float">
            <text:p>1,932,045,900,000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([.$G$2] * ([.A389]-1)^2 + ([.A389]-1) * [.$G$3]) * [.$G$1]) + [.$G$1]" office:value-type="float" office:value="15015700000" calcext:value-type="float">
            <text:p>15,015,700,000</text:p>
          </table:table-cell>
          <table:table-cell table:formula="of:=[.B389]/[.B388]" office:value-type="float" office:value="1.00518131246527" calcext:value-type="float">
            <text:p>1.0052</text:p>
          </table:table-cell>
          <table:table-cell table:formula="of:=[.B389]+[.D388]" office:value-type="float" office:value="1947061600000" calcext:value-type="float">
            <text:p>1,947,061,600,000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([.$G$2] * ([.A390]-1)^2 + ([.A390]-1) * [.$G$3]) * [.$G$1]) + [.$G$1]" office:value-type="float" office:value="15093300000" calcext:value-type="float">
            <text:p>15,093,300,000</text:p>
          </table:table-cell>
          <table:table-cell table:formula="of:=[.B390]/[.B389]" office:value-type="float" office:value="1.0051679242393" calcext:value-type="float">
            <text:p>1.0052</text:p>
          </table:table-cell>
          <table:table-cell table:formula="of:=[.B390]+[.D389]" office:value-type="float" office:value="1962154900000" calcext:value-type="float">
            <text:p>1,962,154,900,000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([.$G$2] * ([.A391]-1)^2 + ([.A391]-1) * [.$G$3]) * [.$G$1]) + [.$G$1]" office:value-type="float" office:value="15171100000" calcext:value-type="float">
            <text:p>15,171,100,000</text:p>
          </table:table-cell>
          <table:table-cell table:formula="of:=[.B391]/[.B390]" office:value-type="float" office:value="1.00515460502342" calcext:value-type="float">
            <text:p>1.0052</text:p>
          </table:table-cell>
          <table:table-cell table:formula="of:=[.B391]+[.D390]" office:value-type="float" office:value="1977326000000" calcext:value-type="float">
            <text:p>1,977,326,000,000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([.$G$2] * ([.A392]-1)^2 + ([.A392]-1) * [.$G$3]) * [.$G$1]) + [.$G$1]" office:value-type="float" office:value="15249100000" calcext:value-type="float">
            <text:p>15,249,100,000</text:p>
          </table:table-cell>
          <table:table-cell table:formula="of:=[.B392]/[.B391]" office:value-type="float" office:value="1.00514135428545" calcext:value-type="float">
            <text:p>1.0051</text:p>
          </table:table-cell>
          <table:table-cell table:formula="of:=[.B392]+[.D391]" office:value-type="float" office:value="1992575100000" calcext:value-type="float">
            <text:p>1,992,575,100,000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([.$G$2] * ([.A393]-1)^2 + ([.A393]-1) * [.$G$3]) * [.$G$1]) + [.$G$1]" office:value-type="float" office:value="15327300000" calcext:value-type="float">
            <text:p>15,327,300,000</text:p>
          </table:table-cell>
          <table:table-cell table:formula="of:=[.B393]/[.B392]" office:value-type="float" office:value="1.00512817149865" calcext:value-type="float">
            <text:p>1.0051</text:p>
          </table:table-cell>
          <table:table-cell table:formula="of:=[.B393]+[.D392]" office:value-type="float" office:value="2007902400000" calcext:value-type="float">
            <text:p>2,007,902,400,000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([.$G$2] * ([.A394]-1)^2 + ([.A394]-1) * [.$G$3]) * [.$G$1]) + [.$G$1]" office:value-type="float" office:value="15405700000" calcext:value-type="float">
            <text:p>15,405,700,000</text:p>
          </table:table-cell>
          <table:table-cell table:formula="of:=[.B394]/[.B393]" office:value-type="float" office:value="1.00511505614166" calcext:value-type="float">
            <text:p>1.0051</text:p>
          </table:table-cell>
          <table:table-cell table:formula="of:=[.B394]+[.D393]" office:value-type="float" office:value="2023308100000" calcext:value-type="float">
            <text:p>2,023,308,100,00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([.$G$2] * ([.A395]-1)^2 + ([.A395]-1) * [.$G$3]) * [.$G$1]) + [.$G$1]" office:value-type="float" office:value="15484300000" calcext:value-type="float">
            <text:p>15,484,300,000</text:p>
          </table:table-cell>
          <table:table-cell table:formula="of:=[.B395]/[.B394]" office:value-type="float" office:value="1.00510200769845" calcext:value-type="float">
            <text:p>1.0051</text:p>
          </table:table-cell>
          <table:table-cell table:formula="of:=[.B395]+[.D394]" office:value-type="float" office:value="2038792400000" calcext:value-type="float">
            <text:p>2,038,792,400,000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([.$G$2] * ([.A396]-1)^2 + ([.A396]-1) * [.$G$3]) * [.$G$1]) + [.$G$1]" office:value-type="float" office:value="15563100000" calcext:value-type="float">
            <text:p>15,563,100,000</text:p>
          </table:table-cell>
          <table:table-cell table:formula="of:=[.B396]/[.B395]" office:value-type="float" office:value="1.00508902565825" calcext:value-type="float">
            <text:p>1.0051</text:p>
          </table:table-cell>
          <table:table-cell table:formula="of:=[.B396]+[.D395]" office:value-type="float" office:value="2054355500000" calcext:value-type="float">
            <text:p>2,054,355,500,000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([.$G$2] * ([.A397]-1)^2 + ([.A397]-1) * [.$G$3]) * [.$G$1]) + [.$G$1]" office:value-type="float" office:value="15642100000" calcext:value-type="float">
            <text:p>15,642,100,000</text:p>
          </table:table-cell>
          <table:table-cell table:formula="of:=[.B397]/[.B396]" office:value-type="float" office:value="1.00507610951546" calcext:value-type="float">
            <text:p>1.0051</text:p>
          </table:table-cell>
          <table:table-cell table:formula="of:=[.B397]+[.D396]" office:value-type="float" office:value="2069997600000" calcext:value-type="float">
            <text:p>2,069,997,600,000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([.$G$2] * ([.A398]-1)^2 + ([.A398]-1) * [.$G$3]) * [.$G$1]) + [.$G$1]" office:value-type="float" office:value="15721300000" calcext:value-type="float">
            <text:p>15,721,300,000</text:p>
          </table:table-cell>
          <table:table-cell table:formula="of:=[.B398]/[.B397]" office:value-type="float" office:value="1.0050632587696" calcext:value-type="float">
            <text:p>1.0051</text:p>
          </table:table-cell>
          <table:table-cell table:formula="of:=[.B398]+[.D397]" office:value-type="float" office:value="2085718900000" calcext:value-type="float">
            <text:p>2,085,718,900,000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([.$G$2] * ([.A399]-1)^2 + ([.A399]-1) * [.$G$3]) * [.$G$1]) + [.$G$1]" office:value-type="float" office:value="15800700000" calcext:value-type="float">
            <text:p>15,800,700,000</text:p>
          </table:table-cell>
          <table:table-cell table:formula="of:=[.B399]/[.B398]" office:value-type="float" office:value="1.00505047292527" calcext:value-type="float">
            <text:p>1.0051</text:p>
          </table:table-cell>
          <table:table-cell table:formula="of:=[.B399]+[.D398]" office:value-type="float" office:value="2101519600000" calcext:value-type="float">
            <text:p>2,101,519,600,000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([.$G$2] * ([.A400]-1)^2 + ([.A400]-1) * [.$G$3]) * [.$G$1]) + [.$G$1]" office:value-type="float" office:value="15880300000" calcext:value-type="float">
            <text:p>15,880,300,000</text:p>
          </table:table-cell>
          <table:table-cell table:formula="of:=[.B400]/[.B399]" office:value-type="float" office:value="1.00503775149202" calcext:value-type="float">
            <text:p>1.0050</text:p>
          </table:table-cell>
          <table:table-cell table:formula="of:=[.B400]+[.D399]" office:value-type="float" office:value="2117399900000" calcext:value-type="float">
            <text:p>2,117,399,900,0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([.$G$2] * ([.A401]-1)^2 + ([.A401]-1) * [.$G$3]) * [.$G$1]) + [.$G$1]" office:value-type="float" office:value="15960100000" calcext:value-type="float">
            <text:p>15,960,100,000</text:p>
          </table:table-cell>
          <table:table-cell table:formula="of:=[.B401]/[.B400]" office:value-type="float" office:value="1.00502509398437" calcext:value-type="float">
            <text:p>1.0050</text:p>
          </table:table-cell>
          <table:table-cell table:formula="of:=[.B401]+[.D400]" office:value-type="float" office:value="2133360000000" calcext:value-type="float">
            <text:p>2,133,360,000,000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([.$G$2] * ([.A402]-1)^2 + ([.A402]-1) * [.$G$3]) * [.$G$1]) + [.$G$1]" office:value-type="float" office:value="16040100000" calcext:value-type="float">
            <text:p>16,040,100,000</text:p>
          </table:table-cell>
          <table:table-cell table:formula="of:=[.B402]/[.B401]" office:value-type="float" office:value="1.00501249992168" calcext:value-type="float">
            <text:p>1.0050</text:p>
          </table:table-cell>
          <table:table-cell table:formula="of:=[.B402]+[.D401]" office:value-type="float" office:value="2149400100000" calcext:value-type="float">
            <text:p>2,149,400,100,000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([.$G$2] * ([.A403]-1)^2 + ([.A403]-1) * [.$G$3]) * [.$G$1]) + [.$G$1]" office:value-type="float" office:value="16120300000" calcext:value-type="float">
            <text:p>16,120,300,000</text:p>
          </table:table-cell>
          <table:table-cell table:formula="of:=[.B403]/[.B402]" office:value-type="float" office:value="1.00499996882812" calcext:value-type="float">
            <text:p>1.0050</text:p>
          </table:table-cell>
          <table:table-cell table:formula="of:=[.B403]+[.D402]" office:value-type="float" office:value="2165520400000" calcext:value-type="float">
            <text:p>2,165,520,400,000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([.$G$2] * ([.A404]-1)^2 + ([.A404]-1) * [.$G$3]) * [.$G$1]) + [.$G$1]" office:value-type="float" office:value="16200700000" calcext:value-type="float">
            <text:p>16,200,700,000</text:p>
          </table:table-cell>
          <table:table-cell table:formula="of:=[.B404]/[.B403]" office:value-type="float" office:value="1.00498750023263" calcext:value-type="float">
            <text:p>1.0050</text:p>
          </table:table-cell>
          <table:table-cell table:formula="of:=[.B404]+[.D403]" office:value-type="float" office:value="2181721100000" calcext:value-type="float">
            <text:p>2,181,721,100,000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([.$G$2] * ([.A405]-1)^2 + ([.A405]-1) * [.$G$3]) * [.$G$1]) + [.$G$1]" office:value-type="float" office:value="16281300000" calcext:value-type="float">
            <text:p>16,281,300,000</text:p>
          </table:table-cell>
          <table:table-cell table:formula="of:=[.B405]/[.B404]" office:value-type="float" office:value="1.00497509366879" calcext:value-type="float">
            <text:p>1.0050</text:p>
          </table:table-cell>
          <table:table-cell table:formula="of:=[.B405]+[.D404]" office:value-type="float" office:value="2198002400000" calcext:value-type="float">
            <text:p>2,198,002,400,000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([.$G$2] * ([.A406]-1)^2 + ([.A406]-1) * [.$G$3]) * [.$G$1]) + [.$G$1]" office:value-type="float" office:value="16362100000" calcext:value-type="float">
            <text:p>16,362,100,000</text:p>
          </table:table-cell>
          <table:table-cell table:formula="of:=[.B406]/[.B405]" office:value-type="float" office:value="1.00496274867486" calcext:value-type="float">
            <text:p>1.0050</text:p>
          </table:table-cell>
          <table:table-cell table:formula="of:=[.B406]+[.D405]" office:value-type="float" office:value="2214364500000" calcext:value-type="float">
            <text:p>2,214,364,500,000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([.$G$2] * ([.A407]-1)^2 + ([.A407]-1) * [.$G$3]) * [.$G$1]) + [.$G$1]" office:value-type="float" office:value="16443100000" calcext:value-type="float">
            <text:p>16,443,100,000</text:p>
          </table:table-cell>
          <table:table-cell table:formula="of:=[.B407]/[.B406]" office:value-type="float" office:value="1.00495046479364" calcext:value-type="float">
            <text:p>1.0050</text:p>
          </table:table-cell>
          <table:table-cell table:formula="of:=[.B407]+[.D406]" office:value-type="float" office:value="2230807600000" calcext:value-type="float">
            <text:p>2,230,807,600,000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([.$G$2] * ([.A408]-1)^2 + ([.A408]-1) * [.$G$3]) * [.$G$1]) + [.$G$1]" office:value-type="float" office:value="16524300000" calcext:value-type="float">
            <text:p>16,524,300,000</text:p>
          </table:table-cell>
          <table:table-cell table:formula="of:=[.B408]/[.B407]" office:value-type="float" office:value="1.00493824157245" calcext:value-type="float">
            <text:p>1.0049</text:p>
          </table:table-cell>
          <table:table-cell table:formula="of:=[.B408]+[.D407]" office:value-type="float" office:value="2247331900000" calcext:value-type="float">
            <text:p>2,247,331,900,000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([.$G$2] * ([.A409]-1)^2 + ([.A409]-1) * [.$G$3]) * [.$G$1]) + [.$G$1]" office:value-type="float" office:value="16605700000" calcext:value-type="float">
            <text:p>16,605,700,000</text:p>
          </table:table-cell>
          <table:table-cell table:formula="of:=[.B409]/[.B408]" office:value-type="float" office:value="1.00492607856309" calcext:value-type="float">
            <text:p>1.0049</text:p>
          </table:table-cell>
          <table:table-cell table:formula="of:=[.B409]+[.D408]" office:value-type="float" office:value="2263937600000" calcext:value-type="float">
            <text:p>2,263,937,600,000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([.$G$2] * ([.A410]-1)^2 + ([.A410]-1) * [.$G$3]) * [.$G$1]) + [.$G$1]" office:value-type="float" office:value="16687300000" calcext:value-type="float">
            <text:p>16,687,300,000</text:p>
          </table:table-cell>
          <table:table-cell table:formula="of:=[.B410]/[.B409]" office:value-type="float" office:value="1.00491397532173" calcext:value-type="float">
            <text:p>1.0049</text:p>
          </table:table-cell>
          <table:table-cell table:formula="of:=[.B410]+[.D409]" office:value-type="float" office:value="2280624900000" calcext:value-type="float">
            <text:p>2,280,624,900,000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([.$G$2] * ([.A411]-1)^2 + ([.A411]-1) * [.$G$3]) * [.$G$1]) + [.$G$1]" office:value-type="float" office:value="16769100000" calcext:value-type="float">
            <text:p>16,769,100,000</text:p>
          </table:table-cell>
          <table:table-cell table:formula="of:=[.B411]/[.B410]" office:value-type="float" office:value="1.00490193140892" calcext:value-type="float">
            <text:p>1.0049</text:p>
          </table:table-cell>
          <table:table-cell table:formula="of:=[.B411]+[.D410]" office:value-type="float" office:value="2297394000000" calcext:value-type="float">
            <text:p>2,297,394,000,00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([.$G$2] * ([.A412]-1)^2 + ([.A412]-1) * [.$G$3]) * [.$G$1]) + [.$G$1]" office:value-type="float" office:value="16851100000" calcext:value-type="float">
            <text:p>16,851,100,000</text:p>
          </table:table-cell>
          <table:table-cell table:formula="of:=[.B412]/[.B411]" office:value-type="float" office:value="1.00488994638949" calcext:value-type="float">
            <text:p>1.0049</text:p>
          </table:table-cell>
          <table:table-cell table:formula="of:=[.B412]+[.D411]" office:value-type="float" office:value="2314245100000" calcext:value-type="float">
            <text:p>2,314,245,100,000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([.$G$2] * ([.A413]-1)^2 + ([.A413]-1) * [.$G$3]) * [.$G$1]) + [.$G$1]" office:value-type="float" office:value="16933300000" calcext:value-type="float">
            <text:p>16,933,300,000</text:p>
          </table:table-cell>
          <table:table-cell table:formula="of:=[.B413]/[.B412]" office:value-type="float" office:value="1.00487801983253" calcext:value-type="float">
            <text:p>1.0049</text:p>
          </table:table-cell>
          <table:table-cell table:formula="of:=[.B413]+[.D412]" office:value-type="float" office:value="2331178400000" calcext:value-type="float">
            <text:p>2,331,178,400,000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([.$G$2] * ([.A414]-1)^2 + ([.A414]-1) * [.$G$3]) * [.$G$1]) + [.$G$1]" office:value-type="float" office:value="17015700000" calcext:value-type="float">
            <text:p>17,015,700,000</text:p>
          </table:table-cell>
          <table:table-cell table:formula="of:=[.B414]/[.B413]" office:value-type="float" office:value="1.00486615131132" calcext:value-type="float">
            <text:p>1.0049</text:p>
          </table:table-cell>
          <table:table-cell table:formula="of:=[.B414]+[.D413]" office:value-type="float" office:value="2348194100000" calcext:value-type="float">
            <text:p>2,348,194,100,000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([.$G$2] * ([.A415]-1)^2 + ([.A415]-1) * [.$G$3]) * [.$G$1]) + [.$G$1]" office:value-type="float" office:value="17098300000" calcext:value-type="float">
            <text:p>17,098,300,000</text:p>
          </table:table-cell>
          <table:table-cell table:formula="of:=[.B415]/[.B414]" office:value-type="float" office:value="1.00485434040327" calcext:value-type="float">
            <text:p>1.0049</text:p>
          </table:table-cell>
          <table:table-cell table:formula="of:=[.B415]+[.D414]" office:value-type="float" office:value="2365292400000" calcext:value-type="float">
            <text:p>2,365,292,400,000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([.$G$2] * ([.A416]-1)^2 + ([.A416]-1) * [.$G$3]) * [.$G$1]) + [.$G$1]" office:value-type="float" office:value="17181100000" calcext:value-type="float">
            <text:p>17,181,100,000</text:p>
          </table:table-cell>
          <table:table-cell table:formula="of:=[.B416]/[.B415]" office:value-type="float" office:value="1.00484258668991" calcext:value-type="float">
            <text:p>1.0048</text:p>
          </table:table-cell>
          <table:table-cell table:formula="of:=[.B416]+[.D415]" office:value-type="float" office:value="2382473500000" calcext:value-type="float">
            <text:p>2,382,473,500,000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([.$G$2] * ([.A417]-1)^2 + ([.A417]-1) * [.$G$3]) * [.$G$1]) + [.$G$1]" office:value-type="float" office:value="17264100000" calcext:value-type="float">
            <text:p>17,264,100,000</text:p>
          </table:table-cell>
          <table:table-cell table:formula="of:=[.B417]/[.B416]" office:value-type="float" office:value="1.00483088975677" calcext:value-type="float">
            <text:p>1.0048</text:p>
          </table:table-cell>
          <table:table-cell table:formula="of:=[.B417]+[.D416]" office:value-type="float" office:value="2399737600000" calcext:value-type="float">
            <text:p>2,399,737,600,000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([.$G$2] * ([.A418]-1)^2 + ([.A418]-1) * [.$G$3]) * [.$G$1]) + [.$G$1]" office:value-type="float" office:value="17347300000" calcext:value-type="float">
            <text:p>17,347,300,000</text:p>
          </table:table-cell>
          <table:table-cell table:formula="of:=[.B418]/[.B417]" office:value-type="float" office:value="1.00481924919341" calcext:value-type="float">
            <text:p>1.0048</text:p>
          </table:table-cell>
          <table:table-cell table:formula="of:=[.B418]+[.D417]" office:value-type="float" office:value="2417084900000" calcext:value-type="float">
            <text:p>2,417,084,900,000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([.$G$2] * ([.A419]-1)^2 + ([.A419]-1) * [.$G$3]) * [.$G$1]) + [.$G$1]" office:value-type="float" office:value="17430700000" calcext:value-type="float">
            <text:p>17,430,700,000</text:p>
          </table:table-cell>
          <table:table-cell table:formula="of:=[.B419]/[.B418]" office:value-type="float" office:value="1.00480766459334" calcext:value-type="float">
            <text:p>1.0048</text:p>
          </table:table-cell>
          <table:table-cell table:formula="of:=[.B419]+[.D418]" office:value-type="float" office:value="2434515600000" calcext:value-type="float">
            <text:p>2,434,515,600,000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([.$G$2] * ([.A420]-1)^2 + ([.A420]-1) * [.$G$3]) * [.$G$1]) + [.$G$1]" office:value-type="float" office:value="17514300000" calcext:value-type="float">
            <text:p>17,514,300,000</text:p>
          </table:table-cell>
          <table:table-cell table:formula="of:=[.B420]/[.B419]" office:value-type="float" office:value="1.00479613555394" calcext:value-type="float">
            <text:p>1.0048</text:p>
          </table:table-cell>
          <table:table-cell table:formula="of:=[.B420]+[.D419]" office:value-type="float" office:value="2452029900000" calcext:value-type="float">
            <text:p>2,452,029,900,000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([.$G$2] * ([.A421]-1)^2 + ([.A421]-1) * [.$G$3]) * [.$G$1]) + [.$G$1]" office:value-type="float" office:value="17598100000" calcext:value-type="float">
            <text:p>17,598,100,000</text:p>
          </table:table-cell>
          <table:table-cell table:formula="of:=[.B421]/[.B420]" office:value-type="float" office:value="1.00478466167646" calcext:value-type="float">
            <text:p>1.0048</text:p>
          </table:table-cell>
          <table:table-cell table:formula="of:=[.B421]+[.D420]" office:value-type="float" office:value="2469628000000" calcext:value-type="float">
            <text:p>2,469,628,000,000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([.$G$2] * ([.A422]-1)^2 + ([.A422]-1) * [.$G$3]) * [.$G$1]) + [.$G$1]" office:value-type="float" office:value="17682100000" calcext:value-type="float">
            <text:p>17,682,100,000</text:p>
          </table:table-cell>
          <table:table-cell table:formula="of:=[.B422]/[.B421]" office:value-type="float" office:value="1.00477324256596" calcext:value-type="float">
            <text:p>1.0048</text:p>
          </table:table-cell>
          <table:table-cell table:formula="of:=[.B422]+[.D421]" office:value-type="float" office:value="2487310100000" calcext:value-type="float">
            <text:p>2,487,310,100,000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([.$G$2] * ([.A423]-1)^2 + ([.A423]-1) * [.$G$3]) * [.$G$1]) + [.$G$1]" office:value-type="float" office:value="17766300000" calcext:value-type="float">
            <text:p>17,766,300,000</text:p>
          </table:table-cell>
          <table:table-cell table:formula="of:=[.B423]/[.B422]" office:value-type="float" office:value="1.00476187783125" calcext:value-type="float">
            <text:p>1.0048</text:p>
          </table:table-cell>
          <table:table-cell table:formula="of:=[.B423]+[.D422]" office:value-type="float" office:value="2505076400000" calcext:value-type="float">
            <text:p>2,505,076,400,000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([.$G$2] * ([.A424]-1)^2 + ([.A424]-1) * [.$G$3]) * [.$G$1]) + [.$G$1]" office:value-type="float" office:value="17850700000" calcext:value-type="float">
            <text:p>17,850,700,000</text:p>
          </table:table-cell>
          <table:table-cell table:formula="of:=[.B424]/[.B423]" office:value-type="float" office:value="1.00475056708487" calcext:value-type="float">
            <text:p>1.0048</text:p>
          </table:table-cell>
          <table:table-cell table:formula="of:=[.B424]+[.D423]" office:value-type="float" office:value="2522927100000" calcext:value-type="float">
            <text:p>2,522,927,100,000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([.$G$2] * ([.A425]-1)^2 + ([.A425]-1) * [.$G$3]) * [.$G$1]) + [.$G$1]" office:value-type="float" office:value="17935300000" calcext:value-type="float">
            <text:p>17,935,300,000</text:p>
          </table:table-cell>
          <table:table-cell table:formula="of:=[.B425]/[.B424]" office:value-type="float" office:value="1.00473930994303" calcext:value-type="float">
            <text:p>1.0047</text:p>
          </table:table-cell>
          <table:table-cell table:formula="of:=[.B425]+[.D424]" office:value-type="float" office:value="2540862400000" calcext:value-type="float">
            <text:p>2,540,862,400,000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([.$G$2] * ([.A426]-1)^2 + ([.A426]-1) * [.$G$3]) * [.$G$1]) + [.$G$1]" office:value-type="float" office:value="18020100000" calcext:value-type="float">
            <text:p>18,020,100,000</text:p>
          </table:table-cell>
          <table:table-cell table:formula="of:=[.B426]/[.B425]" office:value-type="float" office:value="1.00472810602555" calcext:value-type="float">
            <text:p>1.0047</text:p>
          </table:table-cell>
          <table:table-cell table:formula="of:=[.B426]+[.D425]" office:value-type="float" office:value="2558882500000" calcext:value-type="float">
            <text:p>2,558,882,500,000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([.$G$2] * ([.A427]-1)^2 + ([.A427]-1) * [.$G$3]) * [.$G$1]) + [.$G$1]" office:value-type="float" office:value="18105100000" calcext:value-type="float">
            <text:p>18,105,100,000</text:p>
          </table:table-cell>
          <table:table-cell table:formula="of:=[.B427]/[.B426]" office:value-type="float" office:value="1.00471695495585" calcext:value-type="float">
            <text:p>1.0047</text:p>
          </table:table-cell>
          <table:table-cell table:formula="of:=[.B427]+[.D426]" office:value-type="float" office:value="2576987600000" calcext:value-type="float">
            <text:p>2,576,987,600,000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([.$G$2] * ([.A428]-1)^2 + ([.A428]-1) * [.$G$3]) * [.$G$1]) + [.$G$1]" office:value-type="float" office:value="18190300000" calcext:value-type="float">
            <text:p>18,190,300,000</text:p>
          </table:table-cell>
          <table:table-cell table:formula="of:=[.B428]/[.B427]" office:value-type="float" office:value="1.00470585636091" calcext:value-type="float">
            <text:p>1.0047</text:p>
          </table:table-cell>
          <table:table-cell table:formula="of:=[.B428]+[.D427]" office:value-type="float" office:value="2595177900000" calcext:value-type="float">
            <text:p>2,595,177,900,000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([.$G$2] * ([.A429]-1)^2 + ([.A429]-1) * [.$G$3]) * [.$G$1]) + [.$G$1]" office:value-type="float" office:value="18275700000" calcext:value-type="float">
            <text:p>18,275,700,000</text:p>
          </table:table-cell>
          <table:table-cell table:formula="of:=[.B429]/[.B428]" office:value-type="float" office:value="1.0046948098712" calcext:value-type="float">
            <text:p>1.0047</text:p>
          </table:table-cell>
          <table:table-cell table:formula="of:=[.B429]+[.D428]" office:value-type="float" office:value="2613453600000" calcext:value-type="float">
            <text:p>2,613,453,600,000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([.$G$2] * ([.A430]-1)^2 + ([.A430]-1) * [.$G$3]) * [.$G$1]) + [.$G$1]" office:value-type="float" office:value="18361300000" calcext:value-type="float">
            <text:p>18,361,300,000</text:p>
          </table:table-cell>
          <table:table-cell table:formula="of:=[.B430]/[.B429]" office:value-type="float" office:value="1.00468381512062" calcext:value-type="float">
            <text:p>1.0047</text:p>
          </table:table-cell>
          <table:table-cell table:formula="of:=[.B430]+[.D429]" office:value-type="float" office:value="2631814900000" calcext:value-type="float">
            <text:p>2,631,814,900,000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([.$G$2] * ([.A431]-1)^2 + ([.A431]-1) * [.$G$3]) * [.$G$1]) + [.$G$1]" office:value-type="float" office:value="18447100000" calcext:value-type="float">
            <text:p>18,447,100,000</text:p>
          </table:table-cell>
          <table:table-cell table:formula="of:=[.B431]/[.B430]" office:value-type="float" office:value="1.00467287174655" calcext:value-type="float">
            <text:p>1.0047</text:p>
          </table:table-cell>
          <table:table-cell table:formula="of:=[.B431]+[.D430]" office:value-type="float" office:value="2650262000000" calcext:value-type="float">
            <text:p>2,650,262,000,000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([.$G$2] * ([.A432]-1)^2 + ([.A432]-1) * [.$G$3]) * [.$G$1]) + [.$G$1]" office:value-type="float" office:value="18533100000" calcext:value-type="float">
            <text:p>18,533,100,000</text:p>
          </table:table-cell>
          <table:table-cell table:formula="of:=[.B432]/[.B431]" office:value-type="float" office:value="1.00466197938971" calcext:value-type="float">
            <text:p>1.0047</text:p>
          </table:table-cell>
          <table:table-cell table:formula="of:=[.B432]+[.D431]" office:value-type="float" office:value="2668795100000" calcext:value-type="float">
            <text:p>2,668,795,100,000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([.$G$2] * ([.A433]-1)^2 + ([.A433]-1) * [.$G$3]) * [.$G$1]) + [.$G$1]" office:value-type="float" office:value="18619300000" calcext:value-type="float">
            <text:p>18,619,300,000</text:p>
          </table:table-cell>
          <table:table-cell table:formula="of:=[.B433]/[.B432]" office:value-type="float" office:value="1.00465113769418" calcext:value-type="float">
            <text:p>1.0047</text:p>
          </table:table-cell>
          <table:table-cell table:formula="of:=[.B433]+[.D432]" office:value-type="float" office:value="2687414400000" calcext:value-type="float">
            <text:p>2,687,414,400,000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([.$G$2] * ([.A434]-1)^2 + ([.A434]-1) * [.$G$3]) * [.$G$1]) + [.$G$1]" office:value-type="float" office:value="18705700000" calcext:value-type="float">
            <text:p>18,705,700,000</text:p>
          </table:table-cell>
          <table:table-cell table:formula="of:=[.B434]/[.B433]" office:value-type="float" office:value="1.00464034630733" calcext:value-type="float">
            <text:p>1.0046</text:p>
          </table:table-cell>
          <table:table-cell table:formula="of:=[.B434]+[.D433]" office:value-type="float" office:value="2706120100000" calcext:value-type="float">
            <text:p>2,706,120,100,000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([.$G$2] * ([.A435]-1)^2 + ([.A435]-1) * [.$G$3]) * [.$G$1]) + [.$G$1]" office:value-type="float" office:value="18792300000" calcext:value-type="float">
            <text:p>18,792,300,000</text:p>
          </table:table-cell>
          <table:table-cell table:formula="of:=[.B435]/[.B434]" office:value-type="float" office:value="1.0046296048798" calcext:value-type="float">
            <text:p>1.0046</text:p>
          </table:table-cell>
          <table:table-cell table:formula="of:=[.B435]+[.D434]" office:value-type="float" office:value="2724912400000" calcext:value-type="float">
            <text:p>2,724,912,400,000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([.$G$2] * ([.A436]-1)^2 + ([.A436]-1) * [.$G$3]) * [.$G$1]) + [.$G$1]" office:value-type="float" office:value="18879100000" calcext:value-type="float">
            <text:p>18,879,100,000</text:p>
          </table:table-cell>
          <table:table-cell table:formula="of:=[.B436]/[.B435]" office:value-type="float" office:value="1.00461891306546" calcext:value-type="float">
            <text:p>1.0046</text:p>
          </table:table-cell>
          <table:table-cell table:formula="of:=[.B436]+[.D435]" office:value-type="float" office:value="2743791500000" calcext:value-type="float">
            <text:p>2,743,791,500,000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([.$G$2] * ([.A437]-1)^2 + ([.A437]-1) * [.$G$3]) * [.$G$1]) + [.$G$1]" office:value-type="float" office:value="18966100000" calcext:value-type="float">
            <text:p>18,966,100,000</text:p>
          </table:table-cell>
          <table:table-cell table:formula="of:=[.B437]/[.B436]" office:value-type="float" office:value="1.00460827052137" calcext:value-type="float">
            <text:p>1.0046</text:p>
          </table:table-cell>
          <table:table-cell table:formula="of:=[.B437]+[.D436]" office:value-type="float" office:value="2762757600000" calcext:value-type="float">
            <text:p>2,762,757,600,000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([.$G$2] * ([.A438]-1)^2 + ([.A438]-1) * [.$G$3]) * [.$G$1]) + [.$G$1]" office:value-type="float" office:value="19053300000" calcext:value-type="float">
            <text:p>19,053,300,000</text:p>
          </table:table-cell>
          <table:table-cell table:formula="of:=[.B438]/[.B437]" office:value-type="float" office:value="1.00459767690775" calcext:value-type="float">
            <text:p>1.0046</text:p>
          </table:table-cell>
          <table:table-cell table:formula="of:=[.B438]+[.D437]" office:value-type="float" office:value="2781810900000" calcext:value-type="float">
            <text:p>2,781,810,900,000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([.$G$2] * ([.A439]-1)^2 + ([.A439]-1) * [.$G$3]) * [.$G$1]) + [.$G$1]" office:value-type="float" office:value="19140700000" calcext:value-type="float">
            <text:p>19,140,700,000</text:p>
          </table:table-cell>
          <table:table-cell table:formula="of:=[.B439]/[.B438]" office:value-type="float" office:value="1.00458713188791" calcext:value-type="float">
            <text:p>1.0046</text:p>
          </table:table-cell>
          <table:table-cell table:formula="of:=[.B439]+[.D438]" office:value-type="float" office:value="2800951600000" calcext:value-type="float">
            <text:p>2,800,951,600,000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([.$G$2] * ([.A440]-1)^2 + ([.A440]-1) * [.$G$3]) * [.$G$1]) + [.$G$1]" office:value-type="float" office:value="19228300000" calcext:value-type="float">
            <text:p>19,228,300,000</text:p>
          </table:table-cell>
          <table:table-cell table:formula="of:=[.B440]/[.B439]" office:value-type="float" office:value="1.00457663512829" calcext:value-type="float">
            <text:p>1.0046</text:p>
          </table:table-cell>
          <table:table-cell table:formula="of:=[.B440]+[.D439]" office:value-type="float" office:value="2820179900000" calcext:value-type="float">
            <text:p>2,820,179,900,000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([.$G$2] * ([.A441]-1)^2 + ([.A441]-1) * [.$G$3]) * [.$G$1]) + [.$G$1]" office:value-type="float" office:value="19316100000" calcext:value-type="float">
            <text:p>19,316,100,000</text:p>
          </table:table-cell>
          <table:table-cell table:formula="of:=[.B441]/[.B440]" office:value-type="float" office:value="1.00456618629832" calcext:value-type="float">
            <text:p>1.0046</text:p>
          </table:table-cell>
          <table:table-cell table:formula="of:=[.B441]+[.D440]" office:value-type="float" office:value="2839496000000" calcext:value-type="float">
            <text:p>2,839,496,000,000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([.$G$2] * ([.A442]-1)^2 + ([.A442]-1) * [.$G$3]) * [.$G$1]) + [.$G$1]" office:value-type="float" office:value="19404100000" calcext:value-type="float">
            <text:p>19,404,100,000</text:p>
          </table:table-cell>
          <table:table-cell table:formula="of:=[.B442]/[.B441]" office:value-type="float" office:value="1.00455578507049" calcext:value-type="float">
            <text:p>1.0046</text:p>
          </table:table-cell>
          <table:table-cell table:formula="of:=[.B442]+[.D441]" office:value-type="float" office:value="2858900100000" calcext:value-type="float">
            <text:p>2,858,900,100,000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([.$G$2] * ([.A443]-1)^2 + ([.A443]-1) * [.$G$3]) * [.$G$1]) + [.$G$1]" office:value-type="float" office:value="19492300000" calcext:value-type="float">
            <text:p>19,492,300,000</text:p>
          </table:table-cell>
          <table:table-cell table:formula="of:=[.B443]/[.B442]" office:value-type="float" office:value="1.00454543112023" calcext:value-type="float">
            <text:p>1.0045</text:p>
          </table:table-cell>
          <table:table-cell table:formula="of:=[.B443]+[.D442]" office:value-type="float" office:value="2878392400000" calcext:value-type="float">
            <text:p>2,878,392,400,000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([.$G$2] * ([.A444]-1)^2 + ([.A444]-1) * [.$G$3]) * [.$G$1]) + [.$G$1]" office:value-type="float" office:value="19580700000" calcext:value-type="float">
            <text:p>19,580,700,000</text:p>
          </table:table-cell>
          <table:table-cell table:formula="of:=[.B444]/[.B443]" office:value-type="float" office:value="1.00453512412594" calcext:value-type="float">
            <text:p>1.0045</text:p>
          </table:table-cell>
          <table:table-cell table:formula="of:=[.B444]+[.D443]" office:value-type="float" office:value="2897973100000" calcext:value-type="float">
            <text:p>2,897,973,100,000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([.$G$2] * ([.A445]-1)^2 + ([.A445]-1) * [.$G$3]) * [.$G$1]) + [.$G$1]" office:value-type="float" office:value="19669300000" calcext:value-type="float">
            <text:p>19,669,300,000</text:p>
          </table:table-cell>
          <table:table-cell table:formula="of:=[.B445]/[.B444]" office:value-type="float" office:value="1.00452486376892" calcext:value-type="float">
            <text:p>1.0045</text:p>
          </table:table-cell>
          <table:table-cell table:formula="of:=[.B445]+[.D444]" office:value-type="float" office:value="2917642400000" calcext:value-type="float">
            <text:p>2,917,642,400,000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([.$G$2] * ([.A446]-1)^2 + ([.A446]-1) * [.$G$3]) * [.$G$1]) + [.$G$1]" office:value-type="float" office:value="19758100000" calcext:value-type="float">
            <text:p>19,758,100,000</text:p>
          </table:table-cell>
          <table:table-cell table:formula="of:=[.B446]/[.B445]" office:value-type="float" office:value="1.00451464973334" calcext:value-type="float">
            <text:p>1.0045</text:p>
          </table:table-cell>
          <table:table-cell table:formula="of:=[.B446]+[.D445]" office:value-type="float" office:value="2937400500000" calcext:value-type="float">
            <text:p>2,937,400,500,000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([.$G$2] * ([.A447]-1)^2 + ([.A447]-1) * [.$G$3]) * [.$G$1]) + [.$G$1]" office:value-type="float" office:value="19847100000" calcext:value-type="float">
            <text:p>19,847,100,000</text:p>
          </table:table-cell>
          <table:table-cell table:formula="of:=[.B447]/[.B446]" office:value-type="float" office:value="1.00450448170624" calcext:value-type="float">
            <text:p>1.0045</text:p>
          </table:table-cell>
          <table:table-cell table:formula="of:=[.B447]+[.D446]" office:value-type="float" office:value="2957247600000" calcext:value-type="float">
            <text:p>2,957,247,600,000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([.$G$2] * ([.A448]-1)^2 + ([.A448]-1) * [.$G$3]) * [.$G$1]) + [.$G$1]" office:value-type="float" office:value="19936300000" calcext:value-type="float">
            <text:p>19,936,300,000</text:p>
          </table:table-cell>
          <table:table-cell table:formula="of:=[.B448]/[.B447]" office:value-type="float" office:value="1.00449435937744" calcext:value-type="float">
            <text:p>1.0045</text:p>
          </table:table-cell>
          <table:table-cell table:formula="of:=[.B448]+[.D447]" office:value-type="float" office:value="2977183900000" calcext:value-type="float">
            <text:p>2,977,183,900,000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([.$G$2] * ([.A449]-1)^2 + ([.A449]-1) * [.$G$3]) * [.$G$1]) + [.$G$1]" office:value-type="float" office:value="20025700000" calcext:value-type="float">
            <text:p>20,025,700,000</text:p>
          </table:table-cell>
          <table:table-cell table:formula="of:=[.B449]/[.B448]" office:value-type="float" office:value="1.00448428243957" calcext:value-type="float">
            <text:p>1.0045</text:p>
          </table:table-cell>
          <table:table-cell table:formula="of:=[.B449]+[.D448]" office:value-type="float" office:value="2997209600000" calcext:value-type="float">
            <text:p>2,997,209,600,000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([.$G$2] * ([.A450]-1)^2 + ([.A450]-1) * [.$G$3]) * [.$G$1]) + [.$G$1]" office:value-type="float" office:value="20115300000" calcext:value-type="float">
            <text:p>20,115,300,000</text:p>
          </table:table-cell>
          <table:table-cell table:formula="of:=[.B450]/[.B449]" office:value-type="float" office:value="1.00447425058799" calcext:value-type="float">
            <text:p>1.0045</text:p>
          </table:table-cell>
          <table:table-cell table:formula="of:=[.B450]+[.D449]" office:value-type="float" office:value="3017324900000" calcext:value-type="float">
            <text:p>3,017,324,900,000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([.$G$2] * ([.A451]-1)^2 + ([.A451]-1) * [.$G$3]) * [.$G$1]) + [.$G$1]" office:value-type="float" office:value="20205100000" calcext:value-type="float">
            <text:p>20,205,100,000</text:p>
          </table:table-cell>
          <table:table-cell table:formula="of:=[.B451]/[.B450]" office:value-type="float" office:value="1.0044642635208" calcext:value-type="float">
            <text:p>1.0045</text:p>
          </table:table-cell>
          <table:table-cell table:formula="of:=[.B451]+[.D450]" office:value-type="float" office:value="3037530000000" calcext:value-type="float">
            <text:p>3,037,530,000,000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([.$G$2] * ([.A452]-1)^2 + ([.A452]-1) * [.$G$3]) * [.$G$1]) + [.$G$1]" office:value-type="float" office:value="20295100000" calcext:value-type="float">
            <text:p>20,295,100,000</text:p>
          </table:table-cell>
          <table:table-cell table:formula="of:=[.B452]/[.B451]" office:value-type="float" office:value="1.00445432093877" calcext:value-type="float">
            <text:p>1.0045</text:p>
          </table:table-cell>
          <table:table-cell table:formula="of:=[.B452]+[.D451]" office:value-type="float" office:value="3057825100000" calcext:value-type="float">
            <text:p>3,057,825,100,000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([.$G$2] * ([.A453]-1)^2 + ([.A453]-1) * [.$G$3]) * [.$G$1]) + [.$G$1]" office:value-type="float" office:value="20385300000" calcext:value-type="float">
            <text:p>20,385,300,000</text:p>
          </table:table-cell>
          <table:table-cell table:formula="of:=[.B453]/[.B452]" office:value-type="float" office:value="1.00444442254534" calcext:value-type="float">
            <text:p>1.0044</text:p>
          </table:table-cell>
          <table:table-cell table:formula="of:=[.B453]+[.D452]" office:value-type="float" office:value="3078210400000" calcext:value-type="float">
            <text:p>3,078,210,400,000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([.$G$2] * ([.A454]-1)^2 + ([.A454]-1) * [.$G$3]) * [.$G$1]) + [.$G$1]" office:value-type="float" office:value="20475700000" calcext:value-type="float">
            <text:p>20,475,700,000</text:p>
          </table:table-cell>
          <table:table-cell table:formula="of:=[.B454]/[.B453]" office:value-type="float" office:value="1.00443456804658" calcext:value-type="float">
            <text:p>1.0044</text:p>
          </table:table-cell>
          <table:table-cell table:formula="of:=[.B454]+[.D453]" office:value-type="float" office:value="3098686100000" calcext:value-type="float">
            <text:p>3,098,686,100,000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([.$G$2] * ([.A455]-1)^2 + ([.A455]-1) * [.$G$3]) * [.$G$1]) + [.$G$1]" office:value-type="float" office:value="20566300000" calcext:value-type="float">
            <text:p>20,566,300,000</text:p>
          </table:table-cell>
          <table:table-cell table:formula="of:=[.B455]/[.B454]" office:value-type="float" office:value="1.00442475715116" calcext:value-type="float">
            <text:p>1.0044</text:p>
          </table:table-cell>
          <table:table-cell table:formula="of:=[.B455]+[.D454]" office:value-type="float" office:value="3119252400000" calcext:value-type="float">
            <text:p>3,119,252,400,000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([.$G$2] * ([.A456]-1)^2 + ([.A456]-1) * [.$G$3]) * [.$G$1]) + [.$G$1]" office:value-type="float" office:value="20657100000" calcext:value-type="float">
            <text:p>20,657,100,000</text:p>
          </table:table-cell>
          <table:table-cell table:formula="of:=[.B456]/[.B455]" office:value-type="float" office:value="1.00441498957032" calcext:value-type="float">
            <text:p>1.0044</text:p>
          </table:table-cell>
          <table:table-cell table:formula="of:=[.B456]+[.D455]" office:value-type="float" office:value="3139909500000" calcext:value-type="float">
            <text:p>3,139,909,500,000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([.$G$2] * ([.A457]-1)^2 + ([.A457]-1) * [.$G$3]) * [.$G$1]) + [.$G$1]" office:value-type="float" office:value="20748100000" calcext:value-type="float">
            <text:p>20,748,100,000</text:p>
          </table:table-cell>
          <table:table-cell table:formula="of:=[.B457]/[.B456]" office:value-type="float" office:value="1.00440526501784" calcext:value-type="float">
            <text:p>1.0044</text:p>
          </table:table-cell>
          <table:table-cell table:formula="of:=[.B457]+[.D456]" office:value-type="float" office:value="3160657600000" calcext:value-type="float">
            <text:p>3,160,657,600,000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([.$G$2] * ([.A458]-1)^2 + ([.A458]-1) * [.$G$3]) * [.$G$1]) + [.$G$1]" office:value-type="float" office:value="20839300000" calcext:value-type="float">
            <text:p>20,839,300,000</text:p>
          </table:table-cell>
          <table:table-cell table:formula="of:=[.B458]/[.B457]" office:value-type="float" office:value="1.00439558321003" calcext:value-type="float">
            <text:p>1.0044</text:p>
          </table:table-cell>
          <table:table-cell table:formula="of:=[.B458]+[.D457]" office:value-type="float" office:value="3181496900000" calcext:value-type="float">
            <text:p>3,181,496,900,000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([.$G$2] * ([.A459]-1)^2 + ([.A459]-1) * [.$G$3]) * [.$G$1]) + [.$G$1]" office:value-type="float" office:value="20930700000" calcext:value-type="float">
            <text:p>20,930,700,000</text:p>
          </table:table-cell>
          <table:table-cell table:formula="of:=[.B459]/[.B458]" office:value-type="float" office:value="1.00438594386568" calcext:value-type="float">
            <text:p>1.0044</text:p>
          </table:table-cell>
          <table:table-cell table:formula="of:=[.B459]+[.D458]" office:value-type="float" office:value="3202427600000" calcext:value-type="float">
            <text:p>3,202,427,600,000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([.$G$2] * ([.A460]-1)^2 + ([.A460]-1) * [.$G$3]) * [.$G$1]) + [.$G$1]" office:value-type="float" office:value="21022300000" calcext:value-type="float">
            <text:p>21,022,300,000</text:p>
          </table:table-cell>
          <table:table-cell table:formula="of:=[.B460]/[.B459]" office:value-type="float" office:value="1.00437634670603" calcext:value-type="float">
            <text:p>1.0044</text:p>
          </table:table-cell>
          <table:table-cell table:formula="of:=[.B460]+[.D459]" office:value-type="float" office:value="3223449900000" calcext:value-type="float">
            <text:p>3,223,449,900,000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([.$G$2] * ([.A461]-1)^2 + ([.A461]-1) * [.$G$3]) * [.$G$1]) + [.$G$1]" office:value-type="float" office:value="21114100000" calcext:value-type="float">
            <text:p>21,114,100,000</text:p>
          </table:table-cell>
          <table:table-cell table:formula="of:=[.B461]/[.B460]" office:value-type="float" office:value="1.00436679145479" calcext:value-type="float">
            <text:p>1.0044</text:p>
          </table:table-cell>
          <table:table-cell table:formula="of:=[.B461]+[.D460]" office:value-type="float" office:value="3244564000000" calcext:value-type="float">
            <text:p>3,244,564,000,000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([.$G$2] * ([.A462]-1)^2 + ([.A462]-1) * [.$G$3]) * [.$G$1]) + [.$G$1]" office:value-type="float" office:value="21206100000" calcext:value-type="float">
            <text:p>21,206,100,000</text:p>
          </table:table-cell>
          <table:table-cell table:formula="of:=[.B462]/[.B461]" office:value-type="float" office:value="1.00435727783803" calcext:value-type="float">
            <text:p>1.0044</text:p>
          </table:table-cell>
          <table:table-cell table:formula="of:=[.B462]+[.D461]" office:value-type="float" office:value="3265770100000" calcext:value-type="float">
            <text:p>3,265,770,100,000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([.$G$2] * ([.A463]-1)^2 + ([.A463]-1) * [.$G$3]) * [.$G$1]) + [.$G$1]" office:value-type="float" office:value="21298300000" calcext:value-type="float">
            <text:p>21,298,300,000</text:p>
          </table:table-cell>
          <table:table-cell table:formula="of:=[.B463]/[.B462]" office:value-type="float" office:value="1.00434780558424" calcext:value-type="float">
            <text:p>1.0043</text:p>
          </table:table-cell>
          <table:table-cell table:formula="of:=[.B463]+[.D462]" office:value-type="float" office:value="3287068400000" calcext:value-type="float">
            <text:p>3,287,068,400,000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([.$G$2] * ([.A464]-1)^2 + ([.A464]-1) * [.$G$3]) * [.$G$1]) + [.$G$1]" office:value-type="float" office:value="21390700000" calcext:value-type="float">
            <text:p>21,390,700,000</text:p>
          </table:table-cell>
          <table:table-cell table:formula="of:=[.B464]/[.B463]" office:value-type="float" office:value="1.00433837442425" calcext:value-type="float">
            <text:p>1.0043</text:p>
          </table:table-cell>
          <table:table-cell table:formula="of:=[.B464]+[.D463]" office:value-type="float" office:value="3308459100000" calcext:value-type="float">
            <text:p>3,308,459,100,000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([.$G$2] * ([.A465]-1)^2 + ([.A465]-1) * [.$G$3]) * [.$G$1]) + [.$G$1]" office:value-type="float" office:value="21483300000" calcext:value-type="float">
            <text:p>21,483,300,000</text:p>
          </table:table-cell>
          <table:table-cell table:formula="of:=[.B465]/[.B464]" office:value-type="float" office:value="1.00432898409122" calcext:value-type="float">
            <text:p>1.0043</text:p>
          </table:table-cell>
          <table:table-cell table:formula="of:=[.B465]+[.D464]" office:value-type="float" office:value="3329942400000" calcext:value-type="float">
            <text:p>3,329,942,400,000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([.$G$2] * ([.A466]-1)^2 + ([.A466]-1) * [.$G$3]) * [.$G$1]) + [.$G$1]" office:value-type="float" office:value="21576100000" calcext:value-type="float">
            <text:p>21,576,100,000</text:p>
          </table:table-cell>
          <table:table-cell table:formula="of:=[.B466]/[.B465]" office:value-type="float" office:value="1.00431963432061" calcext:value-type="float">
            <text:p>1.0043</text:p>
          </table:table-cell>
          <table:table-cell table:formula="of:=[.B466]+[.D465]" office:value-type="float" office:value="3351518500000" calcext:value-type="float">
            <text:p>3,351,518,500,000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([.$G$2] * ([.A467]-1)^2 + ([.A467]-1) * [.$G$3]) * [.$G$1]) + [.$G$1]" office:value-type="float" office:value="21669100000" calcext:value-type="float">
            <text:p>21,669,100,000</text:p>
          </table:table-cell>
          <table:table-cell table:formula="of:=[.B467]/[.B466]" office:value-type="float" office:value="1.00431032485018" calcext:value-type="float">
            <text:p>1.0043</text:p>
          </table:table-cell>
          <table:table-cell table:formula="of:=[.B467]+[.D466]" office:value-type="float" office:value="3373187600000" calcext:value-type="float">
            <text:p>3,373,187,600,000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([.$G$2] * ([.A468]-1)^2 + ([.A468]-1) * [.$G$3]) * [.$G$1]) + [.$G$1]" office:value-type="float" office:value="21762300000" calcext:value-type="float">
            <text:p>21,762,300,000</text:p>
          </table:table-cell>
          <table:table-cell table:formula="of:=[.B468]/[.B467]" office:value-type="float" office:value="1.00430105541993" calcext:value-type="float">
            <text:p>1.0043</text:p>
          </table:table-cell>
          <table:table-cell table:formula="of:=[.B468]+[.D467]" office:value-type="float" office:value="3394949900000" calcext:value-type="float">
            <text:p>3,394,949,900,000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([.$G$2] * ([.A469]-1)^2 + ([.A469]-1) * [.$G$3]) * [.$G$1]) + [.$G$1]" office:value-type="float" office:value="21855700000" calcext:value-type="float">
            <text:p>21,855,700,000</text:p>
          </table:table-cell>
          <table:table-cell table:formula="of:=[.B469]/[.B468]" office:value-type="float" office:value="1.00429182577209" calcext:value-type="float">
            <text:p>1.0043</text:p>
          </table:table-cell>
          <table:table-cell table:formula="of:=[.B469]+[.D468]" office:value-type="float" office:value="3416805600000" calcext:value-type="float">
            <text:p>3,416,805,600,000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([.$G$2] * ([.A470]-1)^2 + ([.A470]-1) * [.$G$3]) * [.$G$1]) + [.$G$1]" office:value-type="float" office:value="21949300000" calcext:value-type="float">
            <text:p>21,949,300,000</text:p>
          </table:table-cell>
          <table:table-cell table:formula="of:=[.B470]/[.B469]" office:value-type="float" office:value="1.00428263565111" calcext:value-type="float">
            <text:p>1.0043</text:p>
          </table:table-cell>
          <table:table-cell table:formula="of:=[.B470]+[.D469]" office:value-type="float" office:value="3438754900000" calcext:value-type="float">
            <text:p>3,438,754,900,000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([.$G$2] * ([.A471]-1)^2 + ([.A471]-1) * [.$G$3]) * [.$G$1]) + [.$G$1]" office:value-type="float" office:value="22043100000" calcext:value-type="float">
            <text:p>22,043,100,000</text:p>
          </table:table-cell>
          <table:table-cell table:formula="of:=[.B471]/[.B470]" office:value-type="float" office:value="1.00427348480362" calcext:value-type="float">
            <text:p>1.0043</text:p>
          </table:table-cell>
          <table:table-cell table:formula="of:=[.B471]+[.D470]" office:value-type="float" office:value="3460798000000" calcext:value-type="float">
            <text:p>3,460,798,000,000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([.$G$2] * ([.A472]-1)^2 + ([.A472]-1) * [.$G$3]) * [.$G$1]) + [.$G$1]" office:value-type="float" office:value="22137100000" calcext:value-type="float">
            <text:p>22,137,100,000</text:p>
          </table:table-cell>
          <table:table-cell table:formula="of:=[.B472]/[.B471]" office:value-type="float" office:value="1.00426437297839" calcext:value-type="float">
            <text:p>1.0043</text:p>
          </table:table-cell>
          <table:table-cell table:formula="of:=[.B472]+[.D471]" office:value-type="float" office:value="3482935100000" calcext:value-type="float">
            <text:p>3,482,935,100,000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([.$G$2] * ([.A473]-1)^2 + ([.A473]-1) * [.$G$3]) * [.$G$1]) + [.$G$1]" office:value-type="float" office:value="22231300000" calcext:value-type="float">
            <text:p>22,231,300,000</text:p>
          </table:table-cell>
          <table:table-cell table:formula="of:=[.B473]/[.B472]" office:value-type="float" office:value="1.00425529992637" calcext:value-type="float">
            <text:p>1.0043</text:p>
          </table:table-cell>
          <table:table-cell table:formula="of:=[.B473]+[.D472]" office:value-type="float" office:value="3505166400000" calcext:value-type="float">
            <text:p>3,505,166,400,000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([.$G$2] * ([.A474]-1)^2 + ([.A474]-1) * [.$G$3]) * [.$G$1]) + [.$G$1]" office:value-type="float" office:value="22325700000" calcext:value-type="float">
            <text:p>22,325,700,000</text:p>
          </table:table-cell>
          <table:table-cell table:formula="of:=[.B474]/[.B473]" office:value-type="float" office:value="1.00424626540058" calcext:value-type="float">
            <text:p>1.0042</text:p>
          </table:table-cell>
          <table:table-cell table:formula="of:=[.B474]+[.D473]" office:value-type="float" office:value="3527492100000" calcext:value-type="float">
            <text:p>3,527,492,100,000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([.$G$2] * ([.A475]-1)^2 + ([.A475]-1) * [.$G$3]) * [.$G$1]) + [.$G$1]" office:value-type="float" office:value="22420300000" calcext:value-type="float">
            <text:p>22,420,300,000</text:p>
          </table:table-cell>
          <table:table-cell table:formula="of:=[.B475]/[.B474]" office:value-type="float" office:value="1.00423726915617" calcext:value-type="float">
            <text:p>1.0042</text:p>
          </table:table-cell>
          <table:table-cell table:formula="of:=[.B475]+[.D474]" office:value-type="float" office:value="3549912400000" calcext:value-type="float">
            <text:p>3,549,912,400,000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([.$G$2] * ([.A476]-1)^2 + ([.A476]-1) * [.$G$3]) * [.$G$1]) + [.$G$1]" office:value-type="float" office:value="22515100000" calcext:value-type="float">
            <text:p>22,515,100,000</text:p>
          </table:table-cell>
          <table:table-cell table:formula="of:=[.B476]/[.B475]" office:value-type="float" office:value="1.00422831095034" calcext:value-type="float">
            <text:p>1.0042</text:p>
          </table:table-cell>
          <table:table-cell table:formula="of:=[.B476]+[.D475]" office:value-type="float" office:value="3572427500000" calcext:value-type="float">
            <text:p>3,572,427,500,000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([.$G$2] * ([.A477]-1)^2 + ([.A477]-1) * [.$G$3]) * [.$G$1]) + [.$G$1]" office:value-type="float" office:value="22610100000" calcext:value-type="float">
            <text:p>22,610,100,000</text:p>
          </table:table-cell>
          <table:table-cell table:formula="of:=[.B477]/[.B476]" office:value-type="float" office:value="1.00421939054235" calcext:value-type="float">
            <text:p>1.0042</text:p>
          </table:table-cell>
          <table:table-cell table:formula="of:=[.B477]+[.D476]" office:value-type="float" office:value="3595037600000" calcext:value-type="float">
            <text:p>3,595,037,600,000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([.$G$2] * ([.A478]-1)^2 + ([.A478]-1) * [.$G$3]) * [.$G$1]) + [.$G$1]" office:value-type="float" office:value="22705300000" calcext:value-type="float">
            <text:p>22,705,300,000</text:p>
          </table:table-cell>
          <table:table-cell table:formula="of:=[.B478]/[.B477]" office:value-type="float" office:value="1.00421050769346" calcext:value-type="float">
            <text:p>1.0042</text:p>
          </table:table-cell>
          <table:table-cell table:formula="of:=[.B478]+[.D477]" office:value-type="float" office:value="3617742900000" calcext:value-type="float">
            <text:p>3,617,742,900,000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([.$G$2] * ([.A479]-1)^2 + ([.A479]-1) * [.$G$3]) * [.$G$1]) + [.$G$1]" office:value-type="float" office:value="22800700000" calcext:value-type="float">
            <text:p>22,800,700,000</text:p>
          </table:table-cell>
          <table:table-cell table:formula="of:=[.B479]/[.B478]" office:value-type="float" office:value="1.00420166216698" calcext:value-type="float">
            <text:p>1.0042</text:p>
          </table:table-cell>
          <table:table-cell table:formula="of:=[.B479]+[.D478]" office:value-type="float" office:value="3640543600000" calcext:value-type="float">
            <text:p>3,640,543,600,000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([.$G$2] * ([.A480]-1)^2 + ([.A480]-1) * [.$G$3]) * [.$G$1]) + [.$G$1]" office:value-type="float" office:value="22896300000" calcext:value-type="float">
            <text:p>22,896,300,000</text:p>
          </table:table-cell>
          <table:table-cell table:formula="of:=[.B480]/[.B479]" office:value-type="float" office:value="1.00419285372818" calcext:value-type="float">
            <text:p>1.0042</text:p>
          </table:table-cell>
          <table:table-cell table:formula="of:=[.B480]+[.D479]" office:value-type="float" office:value="3663439900000" calcext:value-type="float">
            <text:p>3,663,439,900,000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([.$G$2] * ([.A481]-1)^2 + ([.A481]-1) * [.$G$3]) * [.$G$1]) + [.$G$1]" office:value-type="float" office:value="22992100000" calcext:value-type="float">
            <text:p>22,992,100,000</text:p>
          </table:table-cell>
          <table:table-cell table:formula="of:=[.B481]/[.B480]" office:value-type="float" office:value="1.00418408214428" calcext:value-type="float">
            <text:p>1.0042</text:p>
          </table:table-cell>
          <table:table-cell table:formula="of:=[.B481]+[.D480]" office:value-type="float" office:value="3686432000000" calcext:value-type="float">
            <text:p>3,686,432,000,000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([.$G$2] * ([.A482]-1)^2 + ([.A482]-1) * [.$G$3]) * [.$G$1]) + [.$G$1]" office:value-type="float" office:value="23088100000" calcext:value-type="float">
            <text:p>23,088,100,000</text:p>
          </table:table-cell>
          <table:table-cell table:formula="of:=[.B482]/[.B481]" office:value-type="float" office:value="1.00417534718447" calcext:value-type="float">
            <text:p>1.0042</text:p>
          </table:table-cell>
          <table:table-cell table:formula="of:=[.B482]+[.D481]" office:value-type="float" office:value="3709520100000" calcext:value-type="float">
            <text:p>3,709,520,100,000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([.$G$2] * ([.A483]-1)^2 + ([.A483]-1) * [.$G$3]) * [.$G$1]) + [.$G$1]" office:value-type="float" office:value="23184300000" calcext:value-type="float">
            <text:p>23,184,300,000</text:p>
          </table:table-cell>
          <table:table-cell table:formula="of:=[.B483]/[.B482]" office:value-type="float" office:value="1.00416664861985" calcext:value-type="float">
            <text:p>1.0042</text:p>
          </table:table-cell>
          <table:table-cell table:formula="of:=[.B483]+[.D482]" office:value-type="float" office:value="3732704400000" calcext:value-type="float">
            <text:p>3,732,704,400,000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([.$G$2] * ([.A484]-1)^2 + ([.A484]-1) * [.$G$3]) * [.$G$1]) + [.$G$1]" office:value-type="float" office:value="23280700000" calcext:value-type="float">
            <text:p>23,280,700,000</text:p>
          </table:table-cell>
          <table:table-cell table:formula="of:=[.B484]/[.B483]" office:value-type="float" office:value="1.00415798622344" calcext:value-type="float">
            <text:p>1.0042</text:p>
          </table:table-cell>
          <table:table-cell table:formula="of:=[.B484]+[.D483]" office:value-type="float" office:value="3755985100000" calcext:value-type="float">
            <text:p>3,755,985,100,000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([.$G$2] * ([.A485]-1)^2 + ([.A485]-1) * [.$G$3]) * [.$G$1]) + [.$G$1]" office:value-type="float" office:value="23377300000" calcext:value-type="float">
            <text:p>23,377,300,000</text:p>
          </table:table-cell>
          <table:table-cell table:formula="of:=[.B485]/[.B484]" office:value-type="float" office:value="1.00414935977011" calcext:value-type="float">
            <text:p>1.0041</text:p>
          </table:table-cell>
          <table:table-cell table:formula="of:=[.B485]+[.D484]" office:value-type="float" office:value="3779362400000" calcext:value-type="float">
            <text:p>3,779,362,400,000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([.$G$2] * ([.A486]-1)^2 + ([.A486]-1) * [.$G$3]) * [.$G$1]) + [.$G$1]" office:value-type="float" office:value="23474100000" calcext:value-type="float">
            <text:p>23,474,100,000</text:p>
          </table:table-cell>
          <table:table-cell table:formula="of:=[.B486]/[.B485]" office:value-type="float" office:value="1.00414076903663" calcext:value-type="float">
            <text:p>1.0041</text:p>
          </table:table-cell>
          <table:table-cell table:formula="of:=[.B486]+[.D485]" office:value-type="float" office:value="3802836500000" calcext:value-type="float">
            <text:p>3,802,836,500,000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([.$G$2] * ([.A487]-1)^2 + ([.A487]-1) * [.$G$3]) * [.$G$1]) + [.$G$1]" office:value-type="float" office:value="23571100000" calcext:value-type="float">
            <text:p>23,571,100,000</text:p>
          </table:table-cell>
          <table:table-cell table:formula="of:=[.B487]/[.B486]" office:value-type="float" office:value="1.00413221380159" calcext:value-type="float">
            <text:p>1.0041</text:p>
          </table:table-cell>
          <table:table-cell table:formula="of:=[.B487]+[.D486]" office:value-type="float" office:value="3826407600000" calcext:value-type="float">
            <text:p>3,826,407,600,000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([.$G$2] * ([.A488]-1)^2 + ([.A488]-1) * [.$G$3]) * [.$G$1]) + [.$G$1]" office:value-type="float" office:value="23668300000" calcext:value-type="float">
            <text:p>23,668,300,000</text:p>
          </table:table-cell>
          <table:table-cell table:formula="of:=[.B488]/[.B487]" office:value-type="float" office:value="1.00412369384543" calcext:value-type="float">
            <text:p>1.0041</text:p>
          </table:table-cell>
          <table:table-cell table:formula="of:=[.B488]+[.D487]" office:value-type="float" office:value="3850075900000" calcext:value-type="float">
            <text:p>3,850,075,900,000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([.$G$2] * ([.A489]-1)^2 + ([.A489]-1) * [.$G$3]) * [.$G$1]) + [.$G$1]" office:value-type="float" office:value="23765700000" calcext:value-type="float">
            <text:p>23,765,700,000</text:p>
          </table:table-cell>
          <table:table-cell table:formula="of:=[.B489]/[.B488]" office:value-type="float" office:value="1.00411520895037" calcext:value-type="float">
            <text:p>1.0041</text:p>
          </table:table-cell>
          <table:table-cell table:formula="of:=[.B489]+[.D488]" office:value-type="float" office:value="3873841600000" calcext:value-type="float">
            <text:p>3,873,841,600,000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([.$G$2] * ([.A490]-1)^2 + ([.A490]-1) * [.$G$3]) * [.$G$1]) + [.$G$1]" office:value-type="float" office:value="23863300000" calcext:value-type="float">
            <text:p>23,863,300,000</text:p>
          </table:table-cell>
          <table:table-cell table:formula="of:=[.B490]/[.B489]" office:value-type="float" office:value="1.00410675890043" calcext:value-type="float">
            <text:p>1.0041</text:p>
          </table:table-cell>
          <table:table-cell table:formula="of:=[.B490]+[.D489]" office:value-type="float" office:value="3897704900000" calcext:value-type="float">
            <text:p>3,897,704,900,000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([.$G$2] * ([.A491]-1)^2 + ([.A491]-1) * [.$G$3]) * [.$G$1]) + [.$G$1]" office:value-type="float" office:value="23961100000" calcext:value-type="float">
            <text:p>23,961,100,000</text:p>
          </table:table-cell>
          <table:table-cell table:formula="of:=[.B491]/[.B490]" office:value-type="float" office:value="1.00409834348141" calcext:value-type="float">
            <text:p>1.0041</text:p>
          </table:table-cell>
          <table:table-cell table:formula="of:=[.B491]+[.D490]" office:value-type="float" office:value="3921666000000" calcext:value-type="float">
            <text:p>3,921,666,000,000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([.$G$2] * ([.A492]-1)^2 + ([.A492]-1) * [.$G$3]) * [.$G$1]) + [.$G$1]" office:value-type="float" office:value="24059100000" calcext:value-type="float">
            <text:p>24,059,100,000</text:p>
          </table:table-cell>
          <table:table-cell table:formula="of:=[.B492]/[.B491]" office:value-type="float" office:value="1.00408996248085" calcext:value-type="float">
            <text:p>1.0041</text:p>
          </table:table-cell>
          <table:table-cell table:formula="of:=[.B492]+[.D491]" office:value-type="float" office:value="3945725100000" calcext:value-type="float">
            <text:p>3,945,725,100,000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([.$G$2] * ([.A493]-1)^2 + ([.A493]-1) * [.$G$3]) * [.$G$1]) + [.$G$1]" office:value-type="float" office:value="24157300000" calcext:value-type="float">
            <text:p>24,157,300,000</text:p>
          </table:table-cell>
          <table:table-cell table:formula="of:=[.B493]/[.B492]" office:value-type="float" office:value="1.00408161568803" calcext:value-type="float">
            <text:p>1.0041</text:p>
          </table:table-cell>
          <table:table-cell table:formula="of:=[.B493]+[.D492]" office:value-type="float" office:value="3969882400000" calcext:value-type="float">
            <text:p>3,969,882,400,000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([.$G$2] * ([.A494]-1)^2 + ([.A494]-1) * [.$G$3]) * [.$G$1]) + [.$G$1]" office:value-type="float" office:value="24255700000" calcext:value-type="float">
            <text:p>24,255,700,000</text:p>
          </table:table-cell>
          <table:table-cell table:formula="of:=[.B494]/[.B493]" office:value-type="float" office:value="1.00407330289395" calcext:value-type="float">
            <text:p>1.0041</text:p>
          </table:table-cell>
          <table:table-cell table:formula="of:=[.B494]+[.D493]" office:value-type="float" office:value="3994138100000" calcext:value-type="float">
            <text:p>3,994,138,100,000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([.$G$2] * ([.A495]-1)^2 + ([.A495]-1) * [.$G$3]) * [.$G$1]) + [.$G$1]" office:value-type="float" office:value="24354300000" calcext:value-type="float">
            <text:p>24,354,300,000</text:p>
          </table:table-cell>
          <table:table-cell table:formula="of:=[.B495]/[.B494]" office:value-type="float" office:value="1.00406502389129" calcext:value-type="float">
            <text:p>1.0041</text:p>
          </table:table-cell>
          <table:table-cell table:formula="of:=[.B495]+[.D494]" office:value-type="float" office:value="4018492400000" calcext:value-type="float">
            <text:p>4,018,492,400,000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([.$G$2] * ([.A496]-1)^2 + ([.A496]-1) * [.$G$3]) * [.$G$1]) + [.$G$1]" office:value-type="float" office:value="24453100000" calcext:value-type="float">
            <text:p>24,453,100,000</text:p>
          </table:table-cell>
          <table:table-cell table:formula="of:=[.B496]/[.B495]" office:value-type="float" office:value="1.00405677847444" calcext:value-type="float">
            <text:p>1.0041</text:p>
          </table:table-cell>
          <table:table-cell table:formula="of:=[.B496]+[.D495]" office:value-type="float" office:value="4042945500000" calcext:value-type="float">
            <text:p>4,042,945,500,000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([.$G$2] * ([.A497]-1)^2 + ([.A497]-1) * [.$G$3]) * [.$G$1]) + [.$G$1]" office:value-type="float" office:value="24552100000" calcext:value-type="float">
            <text:p>24,552,100,000</text:p>
          </table:table-cell>
          <table:table-cell table:formula="of:=[.B497]/[.B496]" office:value-type="float" office:value="1.00404856643943" calcext:value-type="float">
            <text:p>1.0040</text:p>
          </table:table-cell>
          <table:table-cell table:formula="of:=[.B497]+[.D496]" office:value-type="float" office:value="4067497600000" calcext:value-type="float">
            <text:p>4,067,497,600,000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([.$G$2] * ([.A498]-1)^2 + ([.A498]-1) * [.$G$3]) * [.$G$1]) + [.$G$1]" office:value-type="float" office:value="24651300000" calcext:value-type="float">
            <text:p>24,651,300,000</text:p>
          </table:table-cell>
          <table:table-cell table:formula="of:=[.B498]/[.B497]" office:value-type="float" office:value="1.00404038758395" calcext:value-type="float">
            <text:p>1.0040</text:p>
          </table:table-cell>
          <table:table-cell table:formula="of:=[.B498]+[.D497]" office:value-type="float" office:value="4092148900000" calcext:value-type="float">
            <text:p>4,092,148,900,000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([.$G$2] * ([.A499]-1)^2 + ([.A499]-1) * [.$G$3]) * [.$G$1]) + [.$G$1]" office:value-type="float" office:value="24750700000" calcext:value-type="float">
            <text:p>24,750,700,000</text:p>
          </table:table-cell>
          <table:table-cell table:formula="of:=[.B499]/[.B498]" office:value-type="float" office:value="1.00403224170733" calcext:value-type="float">
            <text:p>1.0040</text:p>
          </table:table-cell>
          <table:table-cell table:formula="of:=[.B499]+[.D498]" office:value-type="float" office:value="4116899600000" calcext:value-type="float">
            <text:p>4,116,899,600,000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([.$G$2] * ([.A500]-1)^2 + ([.A500]-1) * [.$G$3]) * [.$G$1]) + [.$G$1]" office:value-type="float" office:value="24850300000" calcext:value-type="float">
            <text:p>24,850,300,000</text:p>
          </table:table-cell>
          <table:table-cell table:formula="of:=[.B500]/[.B499]" office:value-type="float" office:value="1.0040241286105" calcext:value-type="float">
            <text:p>1.0040</text:p>
          </table:table-cell>
          <table:table-cell table:formula="of:=[.B500]+[.D499]" office:value-type="float" office:value="4141749900000" calcext:value-type="float">
            <text:p>4,141,749,900,000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([.$G$2] * ([.A501]-1)^2 + ([.A501]-1) * [.$G$3]) * [.$G$1]) + [.$G$1]" office:value-type="float" office:value="24950100000" calcext:value-type="float">
            <text:p>24,950,100,000</text:p>
          </table:table-cell>
          <table:table-cell table:formula="of:=[.B501]/[.B500]" office:value-type="float" office:value="1.004016048096" calcext:value-type="float">
            <text:p>1.0040</text:p>
          </table:table-cell>
          <table:table-cell table:formula="of:=[.B501]+[.D500]" office:value-type="float" office:value="4166700000000" calcext:value-type="float">
            <text:p>4,166,700,000,000</text:p>
          </table:table-cell>
          <table:table-cell table:number-columns-repeated="8"/>
        </table:table-row>
      </table:table>
      <table:table table:name="rebirths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row table:style-name="ro1">
          <table:table-cell table:style-name="ce15" office:value-type="string" calcext:value-type="string">
            <text:p>character level</text:p>
          </table:table-cell>
          <table:table-cell table:style-name="ce15" office:value-type="string" calcext:value-type="string">
            <text:p>rebirth tier</text:p>
          </table:table-cell>
          <table:table-cell table:style-name="ce15" office:value-type="string" calcext:value-type="string">
            <text:p>eternal strength %</text:p>
          </table:table-cell>
          <table:table-cell table:style-name="ce15" office:value-type="string" calcext:value-type="string">
            <text:p>eternal alacrity %</text:p>
          </table:table-cell>
          <table:table-cell table:style-name="ce15" office:value-type="string" calcext:value-type="string">
            <text:p>eternal knowledge</text:p>
          </table:table-cell>
          <table:table-cell table:style-name="ce21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FLOOR(([.$B2]-1)/5)+1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FLOOR(([.$B3]-1)/5)+1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FLOOR(([.$B4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FLOOR(([.$B5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FLOOR(([.$B6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FLOOR(([.$B7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FLOOR(([.$B8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FLOOR(([.$B9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FLOOR(([.$B10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FLOOR(([.$B11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FLOOR(([.$B12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FLOOR(([.$B13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FLOOR(([.$B14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FLOOR(([.$B15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FLOOR(([.$B16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FLOOR(([.$B17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FLOOR(([.$B18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FLOOR(([.$B19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FLOOR(([.$B20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FLOOR(([.$B21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FLOOR(([.$B22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FLOOR(([.$B23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FLOOR(([.$B24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FLOOR(([.$B25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FLOOR(([.$B26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FLOOR(([.$B27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FLOOR(([.$B28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FLOOR(([.$B29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FLOOR(([.$B30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FLOOR(([.$B31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FLOOR(([.$B32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FLOOR(([.$B33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FLOOR(([.$B34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FLOOR(([.$B35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FLOOR(([.$B36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FLOOR(([.$B37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FLOOR(([.$B38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FLOOR(([.$B39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FLOOR(([.$B40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FLOOR(([.$B41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FLOOR(([.$B42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FLOOR(([.$B43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FLOOR(([.$B44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FLOOR(([.$B45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FLOOR(([.$B46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FLOOR(([.$B47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FLOOR(([.$B48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FLOOR(([.$B49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FLOOR(([.$B50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FLOOR(([.$B51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FLOOR(([.$B52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FLOOR(([.$B53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FLOOR(([.$B54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FLOOR(([.$B55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FLOOR(([.$B56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FLOOR(([.$B57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FLOOR(([.$B58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FLOOR(([.$B59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FLOOR(([.$B60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FLOOR(([.$B61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FLOOR(([.$B62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FLOOR(([.$B63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FLOOR(([.$B64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FLOOR(([.$B65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FLOOR(([.$B66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FLOOR(([.$B67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FLOOR(([.$B68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FLOOR(([.$B69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FLOOR(([.$B70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FLOOR(([.$B71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FLOOR(([.$B72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FLOOR(([.$B73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FLOOR(([.$B74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FLOOR(([.$B75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FLOOR(([.$B76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FLOOR(([.$B77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FLOOR(([.$B78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FLOOR(([.$B79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FLOOR(([.$B80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FLOOR(([.$B81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FLOOR(([.$B82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FLOOR(([.$B83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FLOOR(([.$B84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FLOOR(([.$B85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FLOOR(([.$B86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FLOOR(([.$B87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FLOOR(([.$B88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FLOOR(([.$B89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FLOOR(([.$B90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FLOOR(([.$B91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FLOOR(([.$B92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FLOOR(([.$B93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FLOOR(([.$B94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FLOOR(([.$B95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FLOOR(([.$B96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FLOOR(([.$B97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FLOOR(([.$B98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FLOOR(([.$B99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FLOOR(([.$B100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FLOOR(([.$B101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FLOOR(([.$B102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FLOOR(([.$B103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FLOOR(([.$B104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FLOOR(([.$B105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FLOOR(([.$B106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FLOOR(([.$B107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FLOOR(([.$B108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FLOOR(([.$B109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FLOOR(([.$B110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FLOOR(([.$B111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FLOOR(([.$B112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FLOOR(([.$B113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FLOOR(([.$B114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FLOOR(([.$B115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FLOOR(([.$B116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FLOOR(([.$B117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FLOOR(([.$B118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FLOOR(([.$B119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FLOOR(([.$B120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FLOOR(([.$B121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FLOOR(([.$B122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FLOOR(([.$B123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FLOOR(([.$B124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FLOOR(([.$B125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FLOOR(([.$B126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FLOOR(([.$B127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FLOOR(([.$B128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FLOOR(([.$B129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FLOOR(([.$B130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FLOOR(([.$B131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FLOOR(([.$B132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FLOOR(([.$B133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FLOOR(([.$B134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FLOOR(([.$B135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FLOOR(([.$B136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FLOOR(([.$B137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FLOOR(([.$B138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FLOOR(([.$B139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FLOOR(([.$B140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FLOOR(([.$B141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FLOOR(([.$B142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FLOOR(([.$B143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FLOOR(([.$B144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FLOOR(([.$B145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FLOOR(([.$B146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FLOOR(([.$B147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FLOOR(([.$B148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FLOOR(([.$B149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FLOOR(([.$B150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FLOOR(([.$B151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FLOOR(([.$B152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FLOOR(([.$B153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FLOOR(([.$B154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FLOOR(([.$B155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FLOOR(([.$B156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FLOOR(([.$B157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FLOOR(([.$B158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FLOOR(([.$B159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FLOOR(([.$B160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FLOOR(([.$B161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FLOOR(([.$B162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FLOOR(([.$B163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FLOOR(([.$B164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FLOOR(([.$B165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FLOOR(([.$B166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FLOOR(([.$B167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FLOOR(([.$B168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FLOOR(([.$B169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FLOOR(([.$B170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FLOOR(([.$B171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FLOOR(([.$B172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FLOOR(([.$B173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FLOOR(([.$B174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FLOOR(([.$B175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FLOOR(([.$B176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FLOOR(([.$B177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FLOOR(([.$B178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FLOOR(([.$B179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FLOOR(([.$B180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FLOOR(([.$B181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FLOOR(([.$B182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FLOOR(([.$B183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FLOOR(([.$B184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FLOOR(([.$B185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FLOOR(([.$B186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FLOOR(([.$B187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FLOOR(([.$B188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FLOOR(([.$B189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FLOOR(([.$B190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FLOOR(([.$B191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FLOOR(([.$B192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FLOOR(([.$B193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FLOOR(([.$B194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FLOOR(([.$B195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FLOOR(([.$B196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FLOOR(([.$B197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FLOOR(([.$B198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FLOOR(([.$B199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FLOOR(([.$B200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FLOOR(([.$B201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FLOOR(([.$B202]-1)/5)+1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5:24:46.058231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meta:initial-creator>Alan Witkowski</meta:initial-creator>
    <meta:creation-date>2008-06-06T09:57:50</meta:creation-date>
    <dc:date>2021-02-07T15:39:56.113414062</dc:date>
    <meta:editing-cycles>557</meta:editing-cycles>
    <meta:editing-duration>PT14H4M46S</meta:editing-duration>
    <meta:document-statistic meta:table-count="15" meta:cell-count="14388" meta:object-count="0"/>
    <meta:user-defined meta:name="Info 1"/>
    <meta:user-defined meta:name="Info 2"/>
    <meta:user-defined meta:name="Info 3"/>
    <meta:user-defined meta:name="Info 4"/>
  </office:meta>
</office:document-meta>
</file>